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.353cm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2.16958333333333cm"/>
    </style:style>
    <style:style style:name="co4" style:family="table-column">
      <style:table-column-properties fo:break-before="auto" style:column-width="3.254375cm" style:use-optimal-column-width="true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3.095625cm" style:use-optimal-column-width="true"/>
    </style:style>
    <style:style style:name="co8" style:family="table-column">
      <style:table-column-properties fo:break-before="auto" style:column-width="2.619375cm" style:use-optimal-column-width="true"/>
    </style:style>
    <style:style style:name="co9" style:family="table-column">
      <style:table-column-properties fo:break-before="auto" style:column-width="3.09562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43416666666667cm"/>
    </style:style>
    <style:style style:name="co12" style:family="table-column">
      <style:table-column-properties fo:break-before="auto" style:column-width="3.01625cm"/>
    </style:style>
    <style:style style:name="co13" style:family="table-column">
      <style:table-column-properties fo:break-before="auto" style:column-width="3.06916666666667cm"/>
    </style:style>
    <style:style style:name="co14" style:family="table-column">
      <style:table-column-properties fo:break-before="auto" style:column-width="2.619375cm"/>
    </style:style>
    <style:style style:name="co15" style:family="table-column">
      <style:table-column-properties fo:break-before="auto" style:column-width="3.254375cm"/>
    </style:style>
    <style:style style:name="co16" style:family="table-column">
      <style:table-column-properties fo:break-before="auto" style:column-width="2.51354166666667cm"/>
    </style:style>
    <style:style style:name="co17" style:family="table-column">
      <style:table-column-properties fo:break-before="auto" style:column-width="2.51354166666667cm" style:use-optimal-column-width="true"/>
    </style:style>
    <style:style style:name="co18" style:family="table-column">
      <style:table-column-properties fo:break-before="auto" style:column-width="3.20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Hoja7" table:style-name="ta1">
        <table:table-column table:style-name="co1" table:number-columns-repeated="2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default-cell-style-name="ce1"/>
        <table:table-column table:style-name="co1" table:number-columns-repeated="16331" table:default-cell-style-name="ce1"/>
        <table:table-row table:style-name="ro1">
          <table:table-cell office:value-type="string" table:style-name="ce1">
            <text:p>instance</text:p>
          </table:table-cell>
          <table:table-cell office:value-type="string" table:style-name="ce1">
            <text:p>lt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models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restart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domain</text:p>
          </table:table-cell>
          <table:table-cell office:value-type="string" table:style-name="ce1">
            <text:p>vars</text:p>
          </table:table-cell>
          <table:table-cell office:value-type="string" table:style-name="ce1">
            <text:p>cons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memout</text:p>
          </table:table-cell>
          <table:table-cell office:value-type="string" table:style-name="ce1">
            <text:p>time2</text:p>
          </table:table-cell>
          <table:table-cell office:value-type="string" table:style-name="ce1">
            <text:p>ctime2</text:p>
          </table:table-cell>
          <table:table-cell office:value-type="string" table:style-name="ce1">
            <text:p>csolve2</text:p>
          </table:table-cell>
          <table:table-cell office:value-type="string" table:style-name="ce1">
            <text:p>models2</text:p>
          </table:table-cell>
          <table:table-cell office:value-type="string" table:style-name="ce1">
            <text:p>timeout2</text:p>
          </table:table-cell>
          <table:table-cell office:value-type="string" table:style-name="ce1">
            <text:p>restarts2</text:p>
          </table:table-cell>
          <table:table-cell office:value-type="string" table:style-name="ce1">
            <text:p>conflicts2</text:p>
          </table:table-cell>
          <table:table-cell office:value-type="string" table:style-name="ce1">
            <text:p>choices2</text:p>
          </table:table-cell>
          <table:table-cell office:value-type="string" table:style-name="ce1">
            <text:p>vars2</text:p>
          </table:table-cell>
          <table:table-cell office:value-type="string" table:style-name="ce1">
            <text:p>cons2</text:p>
          </table:table-cell>
          <table:table-cell office:value-type="string" table:style-name="ce1">
            <text:p>error2</text:p>
          </table:table-cell>
          <table:table-cell office:value-type="string" table:style-name="ce1">
            <text:p>memout2</text:p>
          </table:table-cell>
          <table:table-cell office:value-type="string" table:style-name="ce1">
            <text:p>time3</text:p>
          </table:table-cell>
          <table:table-cell office:value-type="string" table:style-name="ce1">
            <text:p>ctime3</text:p>
          </table:table-cell>
          <table:table-cell office:value-type="string" table:style-name="ce1">
            <text:p>csolve3</text:p>
          </table:table-cell>
          <table:table-cell office:value-type="string" table:style-name="ce1">
            <text:p>models3</text:p>
          </table:table-cell>
          <table:table-cell office:value-type="string" table:style-name="ce1">
            <text:p>timeout3</text:p>
          </table:table-cell>
          <table:table-cell office:value-type="string" table:style-name="ce1">
            <text:p>restarts3</text:p>
          </table:table-cell>
          <table:table-cell office:value-type="string" table:style-name="ce1">
            <text:p>conflicts3</text:p>
          </table:table-cell>
          <table:table-cell office:value-type="string" table:style-name="ce1">
            <text:p>choices3</text:p>
          </table:table-cell>
          <table:table-cell office:value-type="string" table:style-name="ce1">
            <text:p>domain2</text:p>
          </table:table-cell>
          <table:table-cell office:value-type="string" table:style-name="ce1">
            <text:p>vars3</text:p>
          </table:table-cell>
          <table:table-cell office:value-type="string" table:style-name="ce1">
            <text:p>cons3</text:p>
          </table:table-cell>
          <table:table-cell office:value-type="string" table:style-name="ce1">
            <text:p>error3</text:p>
          </table:table-cell>
          <table:table-cell office:value-type="string" table:style-name="ce1">
            <text:p>memout3</text:p>
          </table:table-cell>
          <table:table-cell office:value-type="string" table:style-name="ce1">
            <text:p>time4</text:p>
          </table:table-cell>
          <table:table-cell office:value-type="string" table:style-name="ce1">
            <text:p>ctime4</text:p>
          </table:table-cell>
          <table:table-cell office:value-type="string" table:style-name="ce1">
            <text:p>csolve4</text:p>
          </table:table-cell>
          <table:table-cell office:value-type="string" table:style-name="ce1">
            <text:p>models4</text:p>
          </table:table-cell>
          <table:table-cell office:value-type="string" table:style-name="ce1">
            <text:p>timeout4</text:p>
          </table:table-cell>
          <table:table-cell office:value-type="string" table:style-name="ce1">
            <text:p>restarts4</text:p>
          </table:table-cell>
          <table:table-cell office:value-type="string" table:style-name="ce1">
            <text:p>conflicts4</text:p>
          </table:table-cell>
          <table:table-cell office:value-type="string" table:style-name="ce1">
            <text:p>choices4</text:p>
          </table:table-cell>
          <table:table-cell office:value-type="string" table:style-name="ce1">
            <text:p>domain3</text:p>
          </table:table-cell>
          <table:table-cell office:value-type="string" table:style-name="ce1">
            <text:p>vars4</text:p>
          </table:table-cell>
          <table:table-cell office:value-type="string" table:style-name="ce1">
            <text:p>cons4</text:p>
          </table:table-cell>
          <table:table-cell office:value-type="string" table:style-name="ce1">
            <text:p>error4</text:p>
          </table:table-cell>
          <table:table-cell office:value-type="string" table:style-name="ce1">
            <text:p>memout4</text:p>
          </table:table-cell>
          <table:table-cell table:number-columns-repeated="1633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95" table:style-name="ce1">
            <text:p>195</text:p>
          </table:table-cell>
          <table:table-cell office:value-type="float" office:value="41.860799999999998" table:style-name="ce1">
            <text:p>41,8608</text:p>
          </table:table-cell>
          <table:table-cell office:value-type="float" office:value="41.771999999999998" table:style-name="ce1">
            <text:p>41,772</text:p>
          </table:table-cell>
          <table:table-cell office:value-type="float" office:value="0.74" table:style-name="ce1">
            <text:p>0,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145626" table:style-name="ce1">
            <text:p>145626</text:p>
          </table:table-cell>
          <table:table-cell office:value-type="float" office:value="309804" table:style-name="ce1">
            <text:p>3098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0002" table:style-name="ce1">
            <text:p>37,0002</text:p>
          </table:table-cell>
          <table:table-cell office:value-type="float" office:value="36.921999999999997" table:style-name="ce1">
            <text:p>36,922</text:p>
          </table:table-cell>
          <table:table-cell office:value-type="float" office:value="1.43" table:style-name="ce1">
            <text:p>1,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859" table:style-name="ce1">
            <text:p>1859</text:p>
          </table:table-cell>
          <table:table-cell office:value-type="float" office:value="11109" table:style-name="ce1">
            <text:p>11109</text:p>
          </table:table-cell>
          <table:table-cell office:value-type="float" office:value="145626" table:style-name="ce1">
            <text:p>145626</text:p>
          </table:table-cell>
          <table:table-cell office:value-type="float" office:value="309804" table:style-name="ce1">
            <text:p>3098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.562100000000001" table:style-name="ce1">
            <text:p>36,5621</text:p>
          </table:table-cell>
          <table:table-cell office:value-type="float" office:value="36.47" table:style-name="ce1">
            <text:p>36,47</text:p>
          </table:table-cell>
          <table:table-cell office:value-type="float" office:value="0.75" table:style-name="ce1">
            <text:p>0,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146399" table:style-name="ce1">
            <text:p>146399</text:p>
          </table:table-cell>
          <table:table-cell office:value-type="float" office:value="312066" table:style-name="ce1">
            <text:p>3120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16" table:style-name="ce1">
            <text:p>1000,016</text:p>
          </table:table-cell>
          <table:table-cell office:value-type="float" office:value="983.63" table:style-name="ce1">
            <text:p>983,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76627" table:style-name="ce1">
            <text:p>576627</text:p>
          </table:table-cell>
          <table:table-cell office:value-type="float" office:value="578519" table:style-name="ce1">
            <text:p>578519</text:p>
          </table:table-cell>
          <table:table-cell office:value-type="float" office:value="578519" table:style-name="ce1">
            <text:p>578519</text:p>
          </table:table-cell>
          <table:table-cell office:value-type="float" office:value="117894" table:style-name="ce1">
            <text:p>117894</text:p>
          </table:table-cell>
          <table:table-cell office:value-type="float" office:value="302974" table:style-name="ce1">
            <text:p>3029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1"/>
        </table:table-row>
        <table:table-row table:number-rows-repeated="1048574" table:style-name="ro1">
          <table:table-cell table:number-columns-repeated="16384"/>
        </table:table-row>
      </table:table>
      <table:table table:name="Hoja5" table:style-name="ta2"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1" table:number-columns-repeated="16378" table:default-cell-style-name="ce1"/>
        <table:table-row table:style-name="ro1">
          <table:table-cell table:style-name="ce1">
            <draw:frame draw:z-index="1" draw:id="id0" draw:style-name="a0" draw:name="1 Gráfico" svg:x="0.45833in" svg:y="0.20833in" svg:width="9.84375in" svg:height="7.86458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Etiquetas de fila</text:p>
          </table:table-cell>
          <table:table-cell office:value-type="string" table:style-name="ce1">
            <text:p>Suma de csolve</text:p>
          </table:table-cell>
          <table:table-cell office:value-type="string" table:style-name="ce1">
            <text:p>Suma de csolve2</text:p>
          </table:table-cell>
          <table:table-cell office:value-type="string" table:style-name="ce1">
            <text:p>Suma de csolve3</text:p>
          </table:table-cell>
          <table:table-cell table:number-columns-repeated="16380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408.28000000000003" table:style-name="ce2">
            <text:p>408,28</text:p>
          </table:table-cell>
          <table:table-cell office:value-type="float" office:value="5542.2800000000007" table:style-name="ce2">
            <text:p>5542,28</text:p>
          </table:table-cell>
          <table:table-cell office:value-type="float" office:value="545.01" table:style-name="ce2">
            <text:p>545,01</text:p>
          </table:table-cell>
          <table:table-cell table:number-columns-repeated="16380"/>
        </table:table-row>
        <table:table-row table:style-name="ro1">
          <table:table-cell office:value-type="float" office:value="265" table:style-name="ce5">
            <text:p>265</text:p>
          </table:table-cell>
          <table:table-cell office:value-type="float" office:value="112.29" table:style-name="ce2">
            <text:p>112,29</text:p>
          </table:table-cell>
          <table:table-cell office:value-type="float" office:value="912.65" table:style-name="ce2">
            <text:p>912,65</text:p>
          </table:table-cell>
          <table:table-cell office:value-type="float" office:value="112.51" table:style-name="ce2">
            <text:p>112,51</text:p>
          </table:table-cell>
          <table:table-cell table:number-columns-repeated="16380"/>
        </table:table-row>
        <table:table-row table:style-name="ro1">
          <table:table-cell office:value-type="float" office:value="266" table:style-name="ce5">
            <text:p>266</text:p>
          </table:table-cell>
          <table:table-cell office:value-type="float" office:value="110.02" table:style-name="ce2">
            <text:p>110,02</text:p>
          </table:table-cell>
          <table:table-cell office:value-type="float" office:value="911.78" table:style-name="ce2">
            <text:p>911,78</text:p>
          </table:table-cell>
          <table:table-cell office:value-type="float" office:value="112.7" table:style-name="ce2">
            <text:p>112,7</text:p>
          </table:table-cell>
          <table:table-cell table:number-columns-repeated="16380"/>
        </table:table-row>
        <table:table-row table:style-name="ro1">
          <table:table-cell office:value-type="float" office:value="267" table:style-name="ce5">
            <text:p>267</text:p>
          </table:table-cell>
          <table:table-cell office:value-type="float" office:value="112.49" table:style-name="ce2">
            <text:p>112,49</text:p>
          </table:table-cell>
          <table:table-cell office:value-type="float" office:value="911.06" table:style-name="ce2">
            <text:p>911,06</text:p>
          </table:table-cell>
          <table:table-cell office:value-type="float" office:value="114.83" table:style-name="ce2">
            <text:p>114,83</text:p>
          </table:table-cell>
          <table:table-cell table:number-columns-repeated="16380"/>
        </table:table-row>
        <table:table-row table:style-name="ro1">
          <table:table-cell office:value-type="float" office:value="268" table:style-name="ce5">
            <text:p>268</text:p>
          </table:table-cell>
          <table:table-cell office:value-type="float" office:value="28.5" table:style-name="ce2">
            <text:p>28,5</text:p>
          </table:table-cell>
          <table:table-cell office:value-type="float" office:value="911.68" table:style-name="ce2">
            <text:p>911,68</text:p>
          </table:table-cell>
          <table:table-cell office:value-type="float" office:value="97.32" table:style-name="ce2">
            <text:p>97,32</text:p>
          </table:table-cell>
          <table:table-cell table:number-columns-repeated="16380"/>
        </table:table-row>
        <table:table-row table:style-name="ro1">
          <table:table-cell office:value-type="float" office:value="269" table:style-name="ce5">
            <text:p>269</text:p>
          </table:table-cell>
          <table:table-cell office:value-type="float" office:value="37.99" table:style-name="ce2">
            <text:p>37,99</text:p>
          </table:table-cell>
          <table:table-cell office:value-type="float" office:value="910.65" table:style-name="ce2">
            <text:p>910,65</text:p>
          </table:table-cell>
          <table:table-cell office:value-type="float" office:value="97.76" table:style-name="ce2">
            <text:p>97,76</text:p>
          </table:table-cell>
          <table:table-cell table:number-columns-repeated="16380"/>
        </table:table-row>
        <table:table-row table:style-name="ro1">
          <table:table-cell office:value-type="float" office:value="270" table:style-name="ce5">
            <text:p>270</text:p>
          </table:table-cell>
          <table:table-cell office:value-type="float" office:value="4.0199999999999996" table:style-name="ce2">
            <text:p>4,02</text:p>
          </table:table-cell>
          <table:table-cell office:value-type="float" office:value="911.43" table:style-name="ce2">
            <text:p>911,43</text:p>
          </table:table-cell>
          <table:table-cell office:value-type="float" office:value="7.37" table:style-name="ce2">
            <text:p>7,37</text:p>
          </table:table-cell>
          <table:table-cell table:number-columns-repeated="16380"/>
        </table:table-row>
        <table:table-row table:style-name="ro1">
          <table:table-cell office:value-type="float" office:value="271" table:style-name="ce5">
            <text:p>271</text:p>
          </table:table-cell>
          <table:table-cell office:value-type="float" office:value="0.13" table:style-name="ce2">
            <text:p>0,13</text:p>
          </table:table-cell>
          <table:table-cell office:value-type="float" office:value="19.64" table:style-name="ce2">
            <text:p>19,64</text:p>
          </table:table-cell>
          <table:table-cell office:value-type="float" office:value="0.13" table:style-name="ce2">
            <text:p>0,13</text:p>
          </table:table-cell>
          <table:table-cell table:number-columns-repeated="16380"/>
        </table:table-row>
        <table:table-row table:style-name="ro1">
          <table:table-cell office:value-type="float" office:value="272" table:style-name="ce5">
            <text:p>272</text:p>
          </table:table-cell>
          <table:table-cell office:value-type="float" office:value="0.47" table:style-name="ce2">
            <text:p>0,47</text:p>
          </table:table-cell>
          <table:table-cell office:value-type="float" office:value="15.64" table:style-name="ce2">
            <text:p>15,64</text:p>
          </table:table-cell>
          <table:table-cell office:value-type="float" office:value="0.48" table:style-name="ce2">
            <text:p>0,48</text:p>
          </table:table-cell>
          <table:table-cell table:number-columns-repeated="16380"/>
        </table:table-row>
        <table:table-row table:style-name="ro1">
          <table:table-cell office:value-type="float" office:value="273" table:style-name="ce5">
            <text:p>273</text:p>
          </table:table-cell>
          <table:table-cell office:value-type="float" office:value="0.52" table:style-name="ce2">
            <text:p>0,52</text:p>
          </table:table-cell>
          <table:table-cell office:value-type="float" office:value="25.3" table:style-name="ce2">
            <text:p>25,3</text:p>
          </table:table-cell>
          <table:table-cell office:value-type="float" office:value="0.53" table:style-name="ce2">
            <text:p>0,53</text:p>
          </table:table-cell>
          <table:table-cell table:number-columns-repeated="16380"/>
        </table:table-row>
        <table:table-row table:style-name="ro1">
          <table:table-cell office:value-type="float" office:value="274" table:style-name="ce5">
            <text:p>274</text:p>
          </table:table-cell>
          <table:table-cell office:value-type="float" office:value="1.85" table:style-name="ce2">
            <text:p>1,85</text:p>
          </table:table-cell>
          <table:table-cell office:value-type="float" office:value="12.45" table:style-name="ce2">
            <text:p>12,45</text:p>
          </table:table-cell>
          <table:table-cell office:value-type="float" office:value="1.38" table:style-name="ce2">
            <text:p>1,38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otal general</text:p>
          </table:table-cell>
          <table:table-cell office:value-type="float" office:value="408.28000000000003" table:style-name="ce2">
            <text:p>408,28</text:p>
          </table:table-cell>
          <table:table-cell office:value-type="float" office:value="5542.2800000000007" table:style-name="ce2">
            <text:p>5542,28</text:p>
          </table:table-cell>
          <table:table-cell office:value-type="float" office:value="545.01" table:style-name="ce2">
            <text:p>545,01</text:p>
          </table:table-cell>
          <table:table-cell table:number-columns-repeated="16380"/>
        </table:table-row>
        <table:table-row table:number-rows-repeated="1048561" table:style-name="ro1">
          <table:table-cell table:number-columns-repeated="16384"/>
        </table:table-row>
      </table:table>
      <table:table table:name="Hoja4_(2)" table:style-name="ta2"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4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5" table:number-columns-repeated="2" table:default-cell-style-name="ce1"/>
        <table:table-column table:style-name="co16" table:number-columns-repeated="4" table:default-cell-style-name="ce1"/>
        <table:table-column table:style-name="co17" table:default-cell-style-name="ce1"/>
        <table:table-column table:style-name="co1" table:number-columns-repeated="16359" table:default-cell-style-name="ce1"/>
        <table:table-row table:style-name="ro1">
          <table:table-cell table:style-name="ce1"/>
          <table:table-cell office:value-type="string" table:style-name="ce1">
            <text:p>strategy.lp<text:s/></text:p>
          </table:table-cell>
          <table:table-cell table:number-columns-repeated="3" table:style-name="ce1"/>
          <table:table-cell office:value-type="string" table:style-name="ce1">
            <text:p>strategy.lp &amp; heuristic2.lp</text:p>
          </table:table-cell>
          <table:table-cell table:number-columns-repeated="4" table:style-name="ce1"/>
          <table:table-cell office:value-type="string" table:style-name="ce1">
            <text:p>strategy.lp heuristic7.lp</text:p>
          </table:table-cell>
          <table:table-cell table:number-columns-repeated="3" table:style-name="ce1"/>
          <table:table-cell office:value-type="string" table:style-name="ce1">
            <text:p>strategy7.lp AND heuristic7.lp</text:p>
          </table:table-cell>
          <table:table-cell table:number-columns-repeated="16369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Etiquetas de fila</text:p>
          </table:table-cell>
          <table:table-cell office:value-type="string" table:style-name="ce1">
            <text:p>Suma de time2</text:p>
          </table:table-cell>
          <table:table-cell office:value-type="string" table:style-name="ce1">
            <text:p>Suma de csolve2</text:p>
          </table:table-cell>
          <table:table-cell office:value-type="string" table:style-name="ce1">
            <text:p>Suma de models2</text:p>
          </table:table-cell>
          <table:table-cell office:value-type="string" table:style-name="ce1">
            <text:p>Suma de timeout2</text:p>
          </table:table-cell>
          <table:table-cell office:value-type="string" table:style-name="ce1">
            <text:p>Suma de time</text:p>
          </table:table-cell>
          <table:table-cell office:value-type="string" table:style-name="ce1">
            <text:p>Suma de csolve</text:p>
          </table:table-cell>
          <table:table-cell office:value-type="string" table:style-name="ce1">
            <text:p>Suma de models</text:p>
          </table:table-cell>
          <table:table-cell office:value-type="string" table:style-name="ce1">
            <text:p>Suma de timeout</text:p>
          </table:table-cell>
          <table:table-cell office:value-type="string" table:style-name="ce1">
            <text:p>Suma de conflicts</text:p>
          </table:table-cell>
          <table:table-cell office:value-type="string" table:style-name="ce1">
            <text:p>Suma de time3</text:p>
          </table:table-cell>
          <table:table-cell office:value-type="string" table:style-name="ce1">
            <text:p>Suma de csolve3</text:p>
          </table:table-cell>
          <table:table-cell office:value-type="string" table:style-name="ce1">
            <text:p>Suma de models3</text:p>
          </table:table-cell>
          <table:table-cell office:value-type="string" table:style-name="ce1">
            <text:p>Suma de timeout3</text:p>
          </table:table-cell>
          <table:table-cell office:value-type="string" table:style-name="ce1">
            <text:p>Suma de time4</text:p>
          </table:table-cell>
          <table:table-cell office:value-type="string" table:style-name="ce1">
            <text:p>Suma de csolve4</text:p>
          </table:table-cell>
          <table:table-cell office:value-type="string" table:style-name="ce1">
            <text:p>Suma de models4</text:p>
          </table:table-cell>
          <table:table-cell office:value-type="string" table:style-name="ce1">
            <text:p>Suma de timeout4</text:p>
          </table:table-cell>
          <table:table-cell table:number-columns-repeated="16366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79141300000000003" table:style-name="ce2">
            <text:p>0,791413</text:p>
          </table:table-cell>
          <table:table-cell office:value-type="float" office:value="0.01" table:style-name="ce2">
            <text:p>0,0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82159800000000005" table:style-name="ce2">
            <text:p>0,821598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.80646600000000002" table:style-name="ce2">
            <text:p>0,806466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.130798" table:style-name="ce2">
            <text:p>1,130798</text:p>
          </table:table-cell>
          <table:table-cell office:value-type="float" office:value="0.37" table:style-name="ce2">
            <text:p>0,3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.6279480000000004" table:style-name="ce2">
            <text:p>3,627948</text:p>
          </table:table-cell>
          <table:table-cell office:value-type="float" office:value="0.2" table:style-name="ce2">
            <text:p>0,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3.9220459999999999" table:style-name="ce2">
            <text:p>3,922046</text:p>
          </table:table-cell>
          <table:table-cell office:value-type="float" office:value="0.05" table:style-name="ce2">
            <text:p>0,0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5" table:style-name="ce2">
            <text:p>55</text:p>
          </table:table-cell>
          <table:table-cell office:value-type="float" office:value="3.5604089999999999" table:style-name="ce2">
            <text:p>3,560409</text:p>
          </table:table-cell>
          <table:table-cell office:value-type="float" office:value="0.05" table:style-name="ce2">
            <text:p>0,0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002.7607620000001" table:style-name="ce2">
            <text:p>1002,760762</text:p>
          </table:table-cell>
          <table:table-cell office:value-type="float" office:value="1000.13" table:style-name="ce2">
            <text:p>1000,13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5.677090000000002" table:style-name="ce2">
            <text:p>15,67709</text:p>
          </table:table-cell>
          <table:table-cell office:value-type="float" office:value="1.4700000000000004" table:style-name="ce2">
            <text:p>1,4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6.89714" table:style-name="ce2">
            <text:p>16,89714</text:p>
          </table:table-cell>
          <table:table-cell office:value-type="float" office:value="0.26" table:style-name="ce2">
            <text:p>0,26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59" table:style-name="ce2">
            <text:p>159</text:p>
          </table:table-cell>
          <table:table-cell office:value-type="float" office:value="14.628819999999999" table:style-name="ce2">
            <text:p>14,62882</text:p>
          </table:table-cell>
          <table:table-cell office:value-type="float" office:value="0.28000000000000003" table:style-name="ce2">
            <text:p>0,28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018.9618519999999" table:style-name="ce2">
            <text:p>1018,961852</text:p>
          </table:table-cell>
          <table:table-cell office:value-type="float" office:value="1009.6700000000001" table:style-name="ce2">
            <text:p>1009,67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58.534870000000005" table:style-name="ce2">
            <text:p>58,53487</text:p>
          </table:table-cell>
          <table:table-cell office:value-type="float" office:value="12.030000000000001" table:style-name="ce2">
            <text:p>12,0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8.12979" table:style-name="ce2">
            <text:p>58,12979</text:p>
          </table:table-cell>
          <table:table-cell office:value-type="float" office:value="2.6399999999999997" table:style-name="ce2">
            <text:p>2,64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91" table:style-name="ce2">
            <text:p>591</text:p>
          </table:table-cell>
          <table:table-cell office:value-type="float" office:value="50.551459999999992" table:style-name="ce2">
            <text:p>50,55146</text:p>
          </table:table-cell>
          <table:table-cell office:value-type="float" office:value="2.74" table:style-name="ce2">
            <text:p>2,74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3019.5454500000001" table:style-name="ce2">
            <text:p>3019,54545</text:p>
          </table:table-cell>
          <table:table-cell office:value-type="float" office:value="2992.6600000000003" table:style-name="ce2">
            <text:p>2992,66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table:number-columns-repeated="16366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268.92760000000004" table:style-name="ce2">
            <text:p>268,9276</text:p>
          </table:table-cell>
          <table:table-cell office:value-type="float" office:value="132.17000000000002" table:style-name="ce2">
            <text:p>132,1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76.25630000000001" table:style-name="ce2">
            <text:p>176,2563</text:p>
          </table:table-cell>
          <table:table-cell office:value-type="float" office:value="15.689999999999998" table:style-name="ce2">
            <text:p>15,69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441" table:style-name="ce2">
            <text:p>1441</text:p>
          </table:table-cell>
          <table:table-cell office:value-type="float" office:value="155.16989999999998" table:style-name="ce2">
            <text:p>155,1699</text:p>
          </table:table-cell>
          <table:table-cell office:value-type="float" office:value="16.39" table:style-name="ce2">
            <text:p>16,39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125.7655499999998" table:style-name="ce2">
            <text:p>1125,76555</text:p>
          </table:table-cell>
          <table:table-cell office:value-type="float" office:value="1055.4599999999998" table:style-name="ce2">
            <text:p>1055,46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870.5799000000002" table:style-name="ce2">
            <text:p>3870,5799</text:p>
          </table:table-cell>
          <table:table-cell office:value-type="float" office:value="3523.2999999999997" table:style-name="ce2">
            <text:p>3523,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05.9153" table:style-name="ce2">
            <text:p>505,9153</text:p>
          </table:table-cell>
          <table:table-cell office:value-type="float" office:value="99.97" table:style-name="ce2">
            <text:p>99,9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3352" table:style-name="ce2">
            <text:p>3352</text:p>
          </table:table-cell>
          <table:table-cell office:value-type="float" office:value="452.74430000000001" table:style-name="ce2">
            <text:p>452,7443</text:p>
          </table:table-cell>
          <table:table-cell office:value-type="float" office:value="101.61" table:style-name="ce2">
            <text:p>101,6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9221.4639999999999" table:style-name="ce2">
            <text:p>9221,464</text:p>
          </table:table-cell>
          <table:table-cell office:value-type="float" office:value="9058.26" table:style-name="ce2">
            <text:p>9058,26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table:number-columns-repeated="16366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6439.2379999999994" table:style-name="ce2">
            <text:p>6439,238</text:p>
          </table:table-cell>
          <table:table-cell office:value-type="float" office:value="5542.2800000000007" table:style-name="ce2">
            <text:p>5542,28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1450.06" table:style-name="ce2">
            <text:p>1450,06</text:p>
          </table:table-cell>
          <table:table-cell office:value-type="float" office:value="408.28000000000003" table:style-name="ce2">
            <text:p>408,28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6802" table:style-name="ce2">
            <text:p>6802</text:p>
          </table:table-cell>
          <table:table-cell office:value-type="float" office:value="1445.7479000000001" table:style-name="ce2">
            <text:p>1445,7479</text:p>
          </table:table-cell>
          <table:table-cell office:value-type="float" office:value="545.01" table:style-name="ce2">
            <text:p>545,0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3271.9759999999997" table:style-name="ce2">
            <text:p>3271,976</text:p>
          </table:table-cell>
          <table:table-cell office:value-type="float" office:value="2889.35" table:style-name="ce2">
            <text:p>2889,35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table:number-columns-repeated="16366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3978.1129999999998" table:style-name="ce2">
            <text:p>3978,113</text:p>
          </table:table-cell>
          <table:table-cell office:value-type="float" office:value="191.7" table:style-name="ce2">
            <text:p>191,7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4332.9980000000005" table:style-name="ce2">
            <text:p>4332,998</text:p>
          </table:table-cell>
          <table:table-cell office:value-type="float" office:value="3.6799999999999997" table:style-name="ce2">
            <text:p>3,6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85.3780000000006" table:style-name="ce2">
            <text:p>3785,378</text:p>
          </table:table-cell>
          <table:table-cell office:value-type="float" office:value="3.73" table:style-name="ce2">
            <text:p>3,73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407.3130000000001" table:style-name="ce2">
            <text:p>1407,313</text:p>
          </table:table-cell>
          <table:table-cell office:value-type="float" office:value="4.24" table:style-name="ce2">
            <text:p>4,24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Total general</text:p>
          </table:table-cell>
          <table:table-cell office:value-type="float" office:value="14635.489820999999" table:style-name="ce2">
            <text:p>14635,48982</text:p>
          </table:table-cell>
          <table:table-cell office:value-type="float" office:value="9403.1600000000017" table:style-name="ce2">
            <text:p>9403,16</text:p>
          </table:table-cell>
          <table:table-cell office:value-type="float" office:value="44" table:style-name="ce2">
            <text:p>44</text:p>
          </table:table-cell>
          <table:table-cell office:value-type="float" office:value="9" table:style-name="ce2">
            <text:p>9</text:p>
          </table:table-cell>
          <table:table-cell office:value-type="float" office:value="6545.0001740000007" table:style-name="ce2">
            <text:p>6545,000174</text:p>
          </table:table-cell>
          <table:table-cell office:value-type="float" office:value="530.56999999999994" table:style-name="ce2">
            <text:p>530,57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12414" table:style-name="ce2">
            <text:p>12414</text:p>
          </table:table-cell>
          <table:table-cell office:value-type="float" office:value="5908.5872550000004" table:style-name="ce2">
            <text:p>5908,587255</text:p>
          </table:table-cell>
          <table:table-cell office:value-type="float" office:value="669.81" table:style-name="ce2">
            <text:p>669,81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20068.917412000003" table:style-name="ce2">
            <text:p>20068,91741</text:p>
          </table:table-cell>
          <table:table-cell office:value-type="float" office:value="18010.14" table:style-name="ce2">
            <text:p>18010,14</text:p>
          </table:table-cell>
          <table:table-cell office:value-type="float" office:value="57" table:style-name="ce2">
            <text:p>57</text:p>
          </table:table-cell>
          <table:table-cell office:value-type="float" office:value="18" table:style-name="ce2">
            <text:p>18</text:p>
          </table:table-cell>
          <table:table-cell table:number-columns-repeated="16366"/>
        </table:table-row>
        <table:table-row table:number-rows-repeated="1048564" table:style-name="ro1">
          <table:table-cell table:number-columns-repeated="16384"/>
        </table:table-row>
      </table:table>
      <table:table table:name="REPORT-OLD" table:style-name="ta2">
        <table:table-column table:style-name="co4" table:default-cell-style-name="ce1"/>
        <table:table-column table:style-name="co8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4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6" table:number-columns-repeated="6" table:default-cell-style-name="ce1"/>
        <table:table-column table:style-name="co17" table:default-cell-style-name="ce1"/>
        <table:table-column table:style-name="co1" table:number-columns-repeated="16359" table:default-cell-style-name="ce1"/>
        <table:table-row table:style-name="ro1">
          <table:table-cell table:style-name="ce1"/>
          <table:table-cell office:value-type="string" table:style-name="ce1">
            <text:p>strategy.lp<text:s/></text:p>
          </table:table-cell>
          <table:table-cell table:number-columns-repeated="3" table:style-name="ce1"/>
          <table:table-cell office:value-type="string" table:style-name="ce1">
            <text:p>strategy.lp &amp; heuristic2.lp</text:p>
          </table:table-cell>
          <table:table-cell table:number-columns-repeated="4" table:style-name="ce1"/>
          <table:table-cell office:value-type="string" table:style-name="ce1">
            <text:p>strategy.lp heuristic7.lp</text:p>
          </table:table-cell>
          <table:table-cell table:number-columns-repeated="3" table:style-name="ce1"/>
          <table:table-cell office:value-type="string" table:style-name="ce1">
            <text:p>strategy7.lp AND heuristic7.lp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8,9,10: time and time2 :: time2 and time3 :: time4 and comparison with time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Etiquetas de fila</text:p>
          </table:table-cell>
          <table:table-cell office:value-type="string" table:style-name="ce1">
            <text:p>Suma de time2</text:p>
          </table:table-cell>
          <table:table-cell office:value-type="string" table:style-name="ce1">
            <text:p>Suma de csolve2</text:p>
          </table:table-cell>
          <table:table-cell office:value-type="string" table:style-name="ce1">
            <text:p>Suma de models2</text:p>
          </table:table-cell>
          <table:table-cell office:value-type="string" table:style-name="ce1">
            <text:p>Suma de timeout2</text:p>
          </table:table-cell>
          <table:table-cell office:value-type="string" table:style-name="ce1">
            <text:p>Suma de time</text:p>
          </table:table-cell>
          <table:table-cell office:value-type="string" table:style-name="ce1">
            <text:p>Suma de csolve</text:p>
          </table:table-cell>
          <table:table-cell office:value-type="string" table:style-name="ce1">
            <text:p>Suma de models</text:p>
          </table:table-cell>
          <table:table-cell office:value-type="string" table:style-name="ce1">
            <text:p>Suma de timeout</text:p>
          </table:table-cell>
          <table:table-cell office:value-type="string" table:style-name="ce1">
            <text:p>Suma de conflicts</text:p>
          </table:table-cell>
          <table:table-cell office:value-type="string" table:style-name="ce1">
            <text:p>Suma de time3</text:p>
          </table:table-cell>
          <table:table-cell office:value-type="string" table:style-name="ce1">
            <text:p>Suma de csolve3</text:p>
          </table:table-cell>
          <table:table-cell office:value-type="string" table:style-name="ce1">
            <text:p>Suma de models3</text:p>
          </table:table-cell>
          <table:table-cell office:value-type="string" table:style-name="ce1">
            <text:p>Suma de timeout3</text:p>
          </table:table-cell>
          <table:table-cell office:value-type="string" table:style-name="ce1">
            <text:p>Suma de time4</text:p>
          </table:table-cell>
          <table:table-cell office:value-type="string" table:style-name="ce1">
            <text:p>Suma de csolve4</text:p>
          </table:table-cell>
          <table:table-cell office:value-type="string" table:style-name="ce1">
            <text:p>Suma de models4</text:p>
          </table:table-cell>
          <table:table-cell office:value-type="string" table:style-name="ce1">
            <text:p>Suma de timeout4</text:p>
          </table:table-cell>
          <table:table-cell table:number-columns-repeated="16366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79141300000000003" table:style-name="ce2">
            <text:p>0,791413</text:p>
          </table:table-cell>
          <table:table-cell office:value-type="float" office:value="0.01" table:style-name="ce2">
            <text:p>0,0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82159800000000005" table:style-name="ce2">
            <text:p>0,821598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4" table:style-name="ce2">
            <text:p>14</text:p>
          </table:table-cell>
          <table:table-cell office:value-type="float" office:value="0.80646600000000002" table:style-name="ce2">
            <text:p>0,806466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.130798" table:style-name="ce2">
            <text:p>1,130798</text:p>
          </table:table-cell>
          <table:table-cell office:value-type="float" office:value="0.37" table:style-name="ce2">
            <text:p>0,3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.6279480000000004" table:style-name="ce2">
            <text:p>3,627948</text:p>
          </table:table-cell>
          <table:table-cell office:value-type="float" office:value="0.2" table:style-name="ce2">
            <text:p>0,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3.9220459999999999" table:style-name="ce2">
            <text:p>3,922046</text:p>
          </table:table-cell>
          <table:table-cell office:value-type="float" office:value="0.05" table:style-name="ce2">
            <text:p>0,0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5" table:style-name="ce2">
            <text:p>55</text:p>
          </table:table-cell>
          <table:table-cell office:value-type="float" office:value="3.5604089999999999" table:style-name="ce2">
            <text:p>3,560409</text:p>
          </table:table-cell>
          <table:table-cell office:value-type="float" office:value="0.05" table:style-name="ce2">
            <text:p>0,0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002.7607620000001" table:style-name="ce2">
            <text:p>1002,760762</text:p>
          </table:table-cell>
          <table:table-cell office:value-type="float" office:value="1000.13" table:style-name="ce2">
            <text:p>1000,13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5.677090000000002" table:style-name="ce2">
            <text:p>15,67709</text:p>
          </table:table-cell>
          <table:table-cell office:value-type="float" office:value="1.4700000000000004" table:style-name="ce2">
            <text:p>1,4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6.89714" table:style-name="ce2">
            <text:p>16,89714</text:p>
          </table:table-cell>
          <table:table-cell office:value-type="float" office:value="0.26" table:style-name="ce2">
            <text:p>0,26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59" table:style-name="ce2">
            <text:p>159</text:p>
          </table:table-cell>
          <table:table-cell office:value-type="float" office:value="14.628819999999999" table:style-name="ce2">
            <text:p>14,62882</text:p>
          </table:table-cell>
          <table:table-cell office:value-type="float" office:value="0.28000000000000003" table:style-name="ce2">
            <text:p>0,28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018.9618519999999" table:style-name="ce2">
            <text:p>1018,961852</text:p>
          </table:table-cell>
          <table:table-cell office:value-type="float" office:value="1009.6700000000001" table:style-name="ce2">
            <text:p>1009,67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58.534870000000005" table:style-name="ce2">
            <text:p>58,53487</text:p>
          </table:table-cell>
          <table:table-cell office:value-type="float" office:value="12.030000000000001" table:style-name="ce2">
            <text:p>12,0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8.12979" table:style-name="ce2">
            <text:p>58,12979</text:p>
          </table:table-cell>
          <table:table-cell office:value-type="float" office:value="2.6399999999999997" table:style-name="ce2">
            <text:p>2,64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91" table:style-name="ce2">
            <text:p>591</text:p>
          </table:table-cell>
          <table:table-cell office:value-type="float" office:value="50.551459999999992" table:style-name="ce2">
            <text:p>50,55146</text:p>
          </table:table-cell>
          <table:table-cell office:value-type="float" office:value="2.74" table:style-name="ce2">
            <text:p>2,74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3019.5454500000001" table:style-name="ce2">
            <text:p>3019,54545</text:p>
          </table:table-cell>
          <table:table-cell office:value-type="float" office:value="2992.6600000000003" table:style-name="ce2">
            <text:p>2992,66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table:number-columns-repeated="16366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268.92760000000004" table:style-name="ce2">
            <text:p>268,9276</text:p>
          </table:table-cell>
          <table:table-cell office:value-type="float" office:value="132.17000000000002" table:style-name="ce2">
            <text:p>132,1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76.25630000000001" table:style-name="ce2">
            <text:p>176,2563</text:p>
          </table:table-cell>
          <table:table-cell office:value-type="float" office:value="15.689999999999998" table:style-name="ce2">
            <text:p>15,69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441" table:style-name="ce2">
            <text:p>1441</text:p>
          </table:table-cell>
          <table:table-cell office:value-type="float" office:value="155.16989999999998" table:style-name="ce2">
            <text:p>155,1699</text:p>
          </table:table-cell>
          <table:table-cell office:value-type="float" office:value="16.39" table:style-name="ce2">
            <text:p>16,39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125.7655499999998" table:style-name="ce2">
            <text:p>1125,76555</text:p>
          </table:table-cell>
          <table:table-cell office:value-type="float" office:value="1055.4599999999998" table:style-name="ce2">
            <text:p>1055,46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66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870.5799000000002" table:style-name="ce2">
            <text:p>3870,5799</text:p>
          </table:table-cell>
          <table:table-cell office:value-type="float" office:value="3523.2999999999997" table:style-name="ce2">
            <text:p>3523,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505.9153" table:style-name="ce2">
            <text:p>505,9153</text:p>
          </table:table-cell>
          <table:table-cell office:value-type="float" office:value="99.97" table:style-name="ce2">
            <text:p>99,9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3352" table:style-name="ce2">
            <text:p>3352</text:p>
          </table:table-cell>
          <table:table-cell office:value-type="float" office:value="452.74430000000001" table:style-name="ce2">
            <text:p>452,7443</text:p>
          </table:table-cell>
          <table:table-cell office:value-type="float" office:value="101.61" table:style-name="ce2">
            <text:p>101,6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9221.4639999999999" table:style-name="ce2">
            <text:p>9221,464</text:p>
          </table:table-cell>
          <table:table-cell office:value-type="float" office:value="9058.26" table:style-name="ce2">
            <text:p>9058,26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table:number-columns-repeated="16366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6439.2379999999994" table:style-name="ce2">
            <text:p>6439,238</text:p>
          </table:table-cell>
          <table:table-cell office:value-type="float" office:value="5542.2800000000007" table:style-name="ce2">
            <text:p>5542,28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1450.06" table:style-name="ce2">
            <text:p>1450,06</text:p>
          </table:table-cell>
          <table:table-cell office:value-type="float" office:value="408.28000000000003" table:style-name="ce2">
            <text:p>408,28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6802" table:style-name="ce2">
            <text:p>6802</text:p>
          </table:table-cell>
          <table:table-cell office:value-type="float" office:value="1445.7479000000001" table:style-name="ce2">
            <text:p>1445,7479</text:p>
          </table:table-cell>
          <table:table-cell office:value-type="float" office:value="545.01" table:style-name="ce2">
            <text:p>545,0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3271.9759999999997" table:style-name="ce2">
            <text:p>3271,976</text:p>
          </table:table-cell>
          <table:table-cell office:value-type="float" office:value="2889.35" table:style-name="ce2">
            <text:p>2889,35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table:number-columns-repeated="16366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3978.1129999999998" table:style-name="ce2">
            <text:p>3978,113</text:p>
          </table:table-cell>
          <table:table-cell office:value-type="float" office:value="191.7" table:style-name="ce2">
            <text:p>191,7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4332.9980000000005" table:style-name="ce2">
            <text:p>4332,998</text:p>
          </table:table-cell>
          <table:table-cell office:value-type="float" office:value="3.6799999999999997" table:style-name="ce2">
            <text:p>3,6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785.3780000000006" table:style-name="ce2">
            <text:p>3785,378</text:p>
          </table:table-cell>
          <table:table-cell office:value-type="float" office:value="3.73" table:style-name="ce2">
            <text:p>3,73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407.3130000000001" table:style-name="ce2">
            <text:p>1407,313</text:p>
          </table:table-cell>
          <table:table-cell office:value-type="float" office:value="4.24" table:style-name="ce2">
            <text:p>4,24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66"/>
        </table:table-row>
        <table:table-row table:style-name="ro1">
          <table:table-cell office:value-type="string" table:style-name="ce4">
            <text:p>Total general</text:p>
          </table:table-cell>
          <table:table-cell office:value-type="float" office:value="14635.489820999999" table:style-name="ce2">
            <text:p>14635,48982</text:p>
          </table:table-cell>
          <table:table-cell office:value-type="float" office:value="9403.1600000000017" table:style-name="ce2">
            <text:p>9403,16</text:p>
          </table:table-cell>
          <table:table-cell office:value-type="float" office:value="44" table:style-name="ce2">
            <text:p>44</text:p>
          </table:table-cell>
          <table:table-cell office:value-type="float" office:value="9" table:style-name="ce2">
            <text:p>9</text:p>
          </table:table-cell>
          <table:table-cell office:value-type="float" office:value="6545.0001740000007" table:style-name="ce2">
            <text:p>6545,000174</text:p>
          </table:table-cell>
          <table:table-cell office:value-type="float" office:value="530.56999999999994" table:style-name="ce2">
            <text:p>530,57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12414" table:style-name="ce2">
            <text:p>12414</text:p>
          </table:table-cell>
          <table:table-cell office:value-type="float" office:value="5908.5872550000004" table:style-name="ce2">
            <text:p>5908,587255</text:p>
          </table:table-cell>
          <table:table-cell office:value-type="float" office:value="669.81" table:style-name="ce2">
            <text:p>669,81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20068.917412000003" table:style-name="ce2">
            <text:p>20068,91741</text:p>
          </table:table-cell>
          <table:table-cell office:value-type="float" office:value="18010.14" table:style-name="ce2">
            <text:p>18010,14</text:p>
          </table:table-cell>
          <table:table-cell office:value-type="float" office:value="57" table:style-name="ce2">
            <text:p>57</text:p>
          </table:table-cell>
          <table:table-cell office:value-type="float" office:value="18" table:style-name="ce2">
            <text:p>18</text:p>
          </table:table-cell>
          <table:table-cell table:number-columns-repeated="16366"/>
        </table:table-row>
        <table:table-row table:number-rows-repeated="1048564" table:style-name="ro1">
          <table:table-cell table:number-columns-repeated="16384"/>
        </table:table-row>
      </table:table>
      <table:table table:name="REPORT-2" table:style-name="ta2">
        <table:table-column table:style-name="co4" table:default-cell-style-name="ce1"/>
        <table:table-column table:style-name="co14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4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5" table:default-cell-style-name="ce1"/>
        <table:table-column table:style-name="co6" table:default-cell-style-name="ce1"/>
        <table:table-column table:style-name="co12" table:default-cell-style-name="ce1"/>
        <table:table-column table:style-name="co14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4" table:default-cell-style-name="ce1"/>
        <table:table-column table:style-name="co6" table:default-cell-style-name="ce1"/>
        <table:table-column table:style-name="co9" table:default-cell-style-name="ce1"/>
        <table:table-column table:style-name="co18" table:default-cell-style-name="ce1"/>
        <table:table-column table:style-name="co1" table:number-columns-repeated="16363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strategy</text:p>
          </table:table-cell>
          <table:table-cell table:number-columns-repeated="3" table:style-name="ce1"/>
          <table:table-cell office:value-type="string" table:style-name="ce1">
            <text:p>strategy7</text:p>
          </table:table-cell>
          <table:table-cell table:number-columns-repeated="3" table:style-name="ce1"/>
          <table:table-cell office:value-type="string" table:style-name="ce1">
            <text:p>strategy heuristic2</text:p>
          </table:table-cell>
          <table:table-cell table:number-columns-repeated="3" table:style-name="ce1"/>
          <table:table-cell office:value-type="string" table:style-name="ce1">
            <text:p>strategy heuristic7</text:p>
          </table:table-cell>
          <table:table-cell table:number-columns-repeated="3" table:style-name="ce1"/>
          <table:table-cell office:value-type="string" table:style-name="ce1">
            <text:p>strategy7 heuristic7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3">
            <text:p>Etiquetas de fila</text:p>
          </table:table-cell>
          <table:table-cell office:value-type="string" table:style-name="ce1">
            <text:p>Suma de time2</text:p>
          </table:table-cell>
          <table:table-cell office:value-type="string" table:style-name="ce1">
            <text:p>Suma de csolve2</text:p>
          </table:table-cell>
          <table:table-cell office:value-type="string" table:style-name="ce1">
            <text:p>Suma de models2</text:p>
          </table:table-cell>
          <table:table-cell office:value-type="string" table:style-name="ce1">
            <text:p>Suma de timeout2</text:p>
          </table:table-cell>
          <table:table-cell office:value-type="string" table:style-name="ce1">
            <text:p>Suma de time5</text:p>
          </table:table-cell>
          <table:table-cell office:value-type="string" table:style-name="ce1">
            <text:p>Suma de csolve5</text:p>
          </table:table-cell>
          <table:table-cell office:value-type="string" table:style-name="ce1">
            <text:p>Suma de models5</text:p>
          </table:table-cell>
          <table:table-cell office:value-type="string" table:style-name="ce1">
            <text:p>Suma de timeout5</text:p>
          </table:table-cell>
          <table:table-cell office:value-type="string" table:style-name="ce1">
            <text:p>Suma de time</text:p>
          </table:table-cell>
          <table:table-cell office:value-type="string" table:style-name="ce1">
            <text:p>Suma de csolve</text:p>
          </table:table-cell>
          <table:table-cell office:value-type="string" table:style-name="ce1">
            <text:p>Suma de models</text:p>
          </table:table-cell>
          <table:table-cell office:value-type="string" table:style-name="ce1">
            <text:p>Suma de timeout</text:p>
          </table:table-cell>
          <table:table-cell office:value-type="string" table:style-name="ce1">
            <text:p>Suma de time3</text:p>
          </table:table-cell>
          <table:table-cell office:value-type="string" table:style-name="ce1">
            <text:p>Suma de csolve3</text:p>
          </table:table-cell>
          <table:table-cell office:value-type="string" table:style-name="ce1">
            <text:p>Suma de models3</text:p>
          </table:table-cell>
          <table:table-cell office:value-type="string" table:style-name="ce1">
            <text:p>Suma de timeout3</text:p>
          </table:table-cell>
          <table:table-cell office:value-type="string" table:style-name="ce1">
            <text:p>Suma de time4</text:p>
          </table:table-cell>
          <table:table-cell office:value-type="string" table:style-name="ce1">
            <text:p>Suma de csolve4</text:p>
          </table:table-cell>
          <table:table-cell office:value-type="string" table:style-name="ce1">
            <text:p>Suma de models4</text:p>
          </table:table-cell>
          <table:table-cell office:value-type="string" table:style-name="ce1">
            <text:p>Suma de timeout4</text:p>
          </table:table-cell>
          <table:table-cell table:number-columns-repeated="16363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0.79141300000000003" table:style-name="ce2">
            <text:p>0,791413</text:p>
          </table:table-cell>
          <table:table-cell office:value-type="float" office:value="0.01" table:style-name="ce2">
            <text:p>0,0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.2008739999999998" table:style-name="ce2">
            <text:p>1,200874</text:p>
          </table:table-cell>
          <table:table-cell office:value-type="float" office:value="0.47000000000000003" table:style-name="ce2">
            <text:p>0,4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82159800000000005" table:style-name="ce2">
            <text:p>0,821598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.80646600000000002" table:style-name="ce2">
            <text:p>0,806466</text:p>
          </table:table-cell>
          <table:table-cell office:value-type="float" office:value="0" table:style-name="ce2">
            <text:p>0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.130798" table:style-name="ce2">
            <text:p>1,130798</text:p>
          </table:table-cell>
          <table:table-cell office:value-type="float" office:value="0.37" table:style-name="ce2">
            <text:p>0,3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3.6279480000000004" table:style-name="ce2">
            <text:p>3,627948</text:p>
          </table:table-cell>
          <table:table-cell office:value-type="float" office:value="0.2" table:style-name="ce2">
            <text:p>0,2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03.40470299999998" table:style-name="ce2">
            <text:p>503,404703</text:p>
          </table:table-cell>
          <table:table-cell office:value-type="float" office:value="500.87000000000006" table:style-name="ce2">
            <text:p>500,87</text:p>
          </table:table-cell>
          <table:table-cell office:value-type="float" office:value="9" table:style-name="ce2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3.9220459999999999" table:style-name="ce2">
            <text:p>3,922046</text:p>
          </table:table-cell>
          <table:table-cell office:value-type="float" office:value="0.05" table:style-name="ce2">
            <text:p>0,0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3.5604089999999999" table:style-name="ce2">
            <text:p>3,560409</text:p>
          </table:table-cell>
          <table:table-cell office:value-type="float" office:value="0.05" table:style-name="ce2">
            <text:p>0,05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002.7607620000001" table:style-name="ce2">
            <text:p>1002,760762</text:p>
          </table:table-cell>
          <table:table-cell office:value-type="float" office:value="1000.13" table:style-name="ce2">
            <text:p>1000,13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5.677090000000002" table:style-name="ce2">
            <text:p>15,67709</text:p>
          </table:table-cell>
          <table:table-cell office:value-type="float" office:value="1.4700000000000004" table:style-name="ce2">
            <text:p>1,4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9127.58" table:style-name="ce2">
            <text:p>9127,58</text:p>
          </table:table-cell>
          <table:table-cell office:value-type="float" office:value="9119.1099999999988" table:style-name="ce2">
            <text:p>9119,11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office:value-type="float" office:value="16.89714" table:style-name="ce2">
            <text:p>16,89714</text:p>
          </table:table-cell>
          <table:table-cell office:value-type="float" office:value="0.26" table:style-name="ce2">
            <text:p>0,26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4.628819999999999" table:style-name="ce2">
            <text:p>14,62882</text:p>
          </table:table-cell>
          <table:table-cell office:value-type="float" office:value="0.28000000000000003" table:style-name="ce2">
            <text:p>0,28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018.9618519999999" table:style-name="ce2">
            <text:p>1018,961852</text:p>
          </table:table-cell>
          <table:table-cell office:value-type="float" office:value="1009.6700000000001" table:style-name="ce2">
            <text:p>1009,67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58.534870000000005" table:style-name="ce2">
            <text:p>58,53487</text:p>
          </table:table-cell>
          <table:table-cell office:value-type="float" office:value="12.030000000000001" table:style-name="ce2">
            <text:p>12,03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0000" table:style-name="ce2">
            <text:p>10000</text:p>
          </table:table-cell>
          <table:table-cell office:value-type="float" office:value="9974.6" table:style-name="ce2">
            <text:p>9974,6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58.12979" table:style-name="ce2">
            <text:p>58,12979</text:p>
          </table:table-cell>
          <table:table-cell office:value-type="float" office:value="2.6399999999999997" table:style-name="ce2">
            <text:p>2,64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50.551459999999992" table:style-name="ce2">
            <text:p>50,55146</text:p>
          </table:table-cell>
          <table:table-cell office:value-type="float" office:value="2.74" table:style-name="ce2">
            <text:p>2,74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3019.5454500000001" table:style-name="ce2">
            <text:p>3019,54545</text:p>
          </table:table-cell>
          <table:table-cell office:value-type="float" office:value="2992.6600000000003" table:style-name="ce2">
            <text:p>2992,66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table:number-columns-repeated="16363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268.92760000000004" table:style-name="ce2">
            <text:p>268,9276</text:p>
          </table:table-cell>
          <table:table-cell office:value-type="float" office:value="132.17000000000002" table:style-name="ce2">
            <text:p>132,1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0000" table:style-name="ce2">
            <text:p>10000</text:p>
          </table:table-cell>
          <table:table-cell office:value-type="float" office:value="9931.85" table:style-name="ce2">
            <text:p>9931,85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76.25630000000001" table:style-name="ce2">
            <text:p>176,2563</text:p>
          </table:table-cell>
          <table:table-cell office:value-type="float" office:value="15.689999999999998" table:style-name="ce2">
            <text:p>15,69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55.16989999999998" table:style-name="ce2">
            <text:p>155,1699</text:p>
          </table:table-cell>
          <table:table-cell office:value-type="float" office:value="16.39" table:style-name="ce2">
            <text:p>16,39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1125.7655499999998" table:style-name="ce2">
            <text:p>1125,76555</text:p>
          </table:table-cell>
          <table:table-cell office:value-type="float" office:value="1055.4599999999998" table:style-name="ce2">
            <text:p>1055,46</text:p>
          </table:table-cell>
          <table:table-cell office:value-type="float" office:value="9" table:style-name="ce2">
            <text:p>9</text:p>
          </table:table-cell>
          <table:table-cell office:value-type="float" office:value="1" table:style-name="ce2">
            <text:p>1</text:p>
          </table:table-cell>
          <table:table-cell table:number-columns-repeated="16363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3870.5799000000002" table:style-name="ce2">
            <text:p>3870,5799</text:p>
          </table:table-cell>
          <table:table-cell office:value-type="float" office:value="3523.2999999999997" table:style-name="ce2">
            <text:p>3523,3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office:value-type="float" office:value="10000" table:style-name="ce2">
            <text:p>10000</text:p>
          </table:table-cell>
          <table:table-cell office:value-type="float" office:value="9840.16" table:style-name="ce2">
            <text:p>9840,16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505.9153" table:style-name="ce2">
            <text:p>505,9153</text:p>
          </table:table-cell>
          <table:table-cell office:value-type="float" office:value="99.97" table:style-name="ce2">
            <text:p>99,97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452.74430000000001" table:style-name="ce2">
            <text:p>452,7443</text:p>
          </table:table-cell>
          <table:table-cell office:value-type="float" office:value="101.61" table:style-name="ce2">
            <text:p>101,61</text:p>
          </table:table-cell>
          <table:table-cell office:value-type="float" office:value="5" table:style-name="ce2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9221.4639999999999" table:style-name="ce2">
            <text:p>9221,464</text:p>
          </table:table-cell>
          <table:table-cell office:value-type="float" office:value="9058.26" table:style-name="ce2">
            <text:p>9058,26</text:p>
          </table:table-cell>
          <table:table-cell office:value-type="float" office:value="1" table:style-name="ce2">
            <text:p>1</text:p>
          </table:table-cell>
          <table:table-cell office:value-type="float" office:value="9" table:style-name="ce2">
            <text:p>9</text:p>
          </table:table-cell>
          <table:table-cell table:number-columns-repeated="16363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6439.2379999999994" table:style-name="ce2">
            <text:p>6439,238</text:p>
          </table:table-cell>
          <table:table-cell office:value-type="float" office:value="5542.2800000000007" table:style-name="ce2">
            <text:p>5542,28</text:p>
          </table:table-cell>
          <table:table-cell office:value-type="float" office:value="4" table:style-name="ce2">
            <text:p>4</text:p>
          </table:table-cell>
          <table:table-cell office:value-type="float" office:value="6" table:style-name="ce2">
            <text:p>6</text:p>
          </table:table-cell>
          <table:table-cell office:value-type="float" office:value="10000" table:style-name="ce2">
            <text:p>10000</text:p>
          </table:table-cell>
          <table:table-cell office:value-type="float" office:value="9622.93" table:style-name="ce2">
            <text:p>9622,93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1450.06" table:style-name="ce2">
            <text:p>1450,06</text:p>
          </table:table-cell>
          <table:table-cell office:value-type="float" office:value="408.28000000000003" table:style-name="ce2">
            <text:p>408,28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1445.7479000000001" table:style-name="ce2">
            <text:p>1445,7479</text:p>
          </table:table-cell>
          <table:table-cell office:value-type="float" office:value="545.01" table:style-name="ce2">
            <text:p>545,01</text:p>
          </table:table-cell>
          <table:table-cell office:value-type="float" office:value="7" table:style-name="ce2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3271.9759999999997" table:style-name="ce2">
            <text:p>3271,976</text:p>
          </table:table-cell>
          <table:table-cell office:value-type="float" office:value="2889.35" table:style-name="ce2">
            <text:p>2889,35</text:p>
          </table:table-cell>
          <table:table-cell office:value-type="float" office:value="7" table:style-name="ce2">
            <text:p>7</text:p>
          </table:table-cell>
          <table:table-cell office:value-type="float" office:value="3" table:style-name="ce2">
            <text:p>3</text:p>
          </table:table-cell>
          <table:table-cell table:number-columns-repeated="16363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3978.1129999999998" table:style-name="ce2">
            <text:p>3978,113</text:p>
          </table:table-cell>
          <table:table-cell office:value-type="float" office:value="191.7" table:style-name="ce2">
            <text:p>191,7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0000" table:style-name="ce2">
            <text:p>10000</text:p>
          </table:table-cell>
          <table:table-cell office:value-type="float" office:value="8615.3000000000011" table:style-name="ce2">
            <text:p>8615,3</text:p>
          </table:table-cell>
          <table:table-cell office:value-type="float" office:value="0" table:style-name="ce2">
            <text:p>0</text:p>
          </table:table-cell>
          <table:table-cell office:value-type="float" office:value="10" table:style-name="ce2">
            <text:p>10</text:p>
          </table:table-cell>
          <table:table-cell office:value-type="float" office:value="4332.9980000000005" table:style-name="ce2">
            <text:p>4332,998</text:p>
          </table:table-cell>
          <table:table-cell office:value-type="float" office:value="3.6799999999999997" table:style-name="ce2">
            <text:p>3,68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3785.3780000000006" table:style-name="ce2">
            <text:p>3785,378</text:p>
          </table:table-cell>
          <table:table-cell office:value-type="float" office:value="3.73" table:style-name="ce2">
            <text:p>3,73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office:value-type="float" office:value="1407.3130000000001" table:style-name="ce2">
            <text:p>1407,313</text:p>
          </table:table-cell>
          <table:table-cell office:value-type="float" office:value="4.24" table:style-name="ce2">
            <text:p>4,24</text:p>
          </table:table-cell>
          <table:table-cell office:value-type="float" office:value="10" table:style-name="ce2">
            <text:p>10</text:p>
          </table:table-cell>
          <table:table-cell office:value-type="float" office:value="0" table:style-name="ce2">
            <text:p>0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Total general</text:p>
          </table:table-cell>
          <table:table-cell office:value-type="float" office:value="14635.489820999999" table:style-name="ce2">
            <text:p>14635,48982</text:p>
          </table:table-cell>
          <table:table-cell office:value-type="float" office:value="9403.1600000000017" table:style-name="ce2">
            <text:p>9403,16</text:p>
          </table:table-cell>
          <table:table-cell office:value-type="float" office:value="44" table:style-name="ce2">
            <text:p>44</text:p>
          </table:table-cell>
          <table:table-cell office:value-type="float" office:value="9" table:style-name="ce2">
            <text:p>9</text:p>
          </table:table-cell>
          <table:table-cell office:value-type="float" office:value="59632.185576999997" table:style-name="ce2">
            <text:p>59632,18558</text:p>
          </table:table-cell>
          <table:table-cell office:value-type="float" office:value="57605.29" table:style-name="ce2">
            <text:p>57605,29</text:p>
          </table:table-cell>
          <table:table-cell office:value-type="float" office:value="15" table:style-name="ce2">
            <text:p>15</text:p>
          </table:table-cell>
          <table:table-cell office:value-type="float" office:value="59" table:style-name="ce2">
            <text:p>59</text:p>
          </table:table-cell>
          <table:table-cell office:value-type="float" office:value="6545.0001740000007" table:style-name="ce2">
            <text:p>6545,000174</text:p>
          </table:table-cell>
          <table:table-cell office:value-type="float" office:value="530.56999999999994" table:style-name="ce2">
            <text:p>530,57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5908.5872550000004" table:style-name="ce2">
            <text:p>5908,587255</text:p>
          </table:table-cell>
          <table:table-cell office:value-type="float" office:value="669.81" table:style-name="ce2">
            <text:p>669,81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20068.917412000003" table:style-name="ce2">
            <text:p>20068,91741</text:p>
          </table:table-cell>
          <table:table-cell office:value-type="float" office:value="18010.14" table:style-name="ce2">
            <text:p>18010,14</text:p>
          </table:table-cell>
          <table:table-cell office:value-type="float" office:value="57" table:style-name="ce2">
            <text:p>57</text:p>
          </table:table-cell>
          <table:table-cell office:value-type="float" office:value="18" table:style-name="ce2">
            <text:p>18</text:p>
          </table:table-cell>
          <table:table-cell table:number-columns-repeated="16363"/>
        </table:table-row>
        <table:table-row table:number-rows-repeated="1048564" table:style-name="ro1">
          <table:table-cell table:number-columns-repeated="16384"/>
        </table:table-row>
      </table:table>
      <table:table table:name="Hoja1" table:style-name="ta2">
        <table:table-column table:style-name="co1" table:number-columns-repeated="16384" table:default-cell-style-name="ce1"/>
        <table:table-row table:style-name="ro1">
          <table:table-cell table:number-columns-repeated="3" table:style-name="ce1"/>
          <table:table-cell office:value-type="string" table:style-name="ce1">
            <text:p>run-benchmark-2/hclasp-2-basic</text:p>
          </table:table-cell>
          <table:table-cell office:value-type="string" table:style-name="ce1">
            <text:p>HCLASP WITH strategy2.lp (more priority to deliver if possible, else to pickup if possible: go is deduced by up)</text:p>
          </table:table-cell>
          <table:table-cell table:number-columns-repeated="11" table:style-name="ce1"/>
          <table:table-cell office:value-type="string" table:style-name="ce1">
            <text:p>run-benchmark-2/clasp-vsids</text:p>
          </table:table-cell>
          <table:table-cell table:number-columns-repeated="11" table:style-name="ce1"/>
          <table:table-cell office:value-type="string" table:style-name="ce1">
            <text:p>strategy.lp heuristic7.lp</text:p>
          </table:table-cell>
          <table:table-cell table:number-columns-repeated="12" table:style-name="ce1"/>
          <table:table-cell office:value-type="string" table:style-name="ce1">
            <text:p>strategy7.lp heuristic7.lp</text:p>
          </table:table-cell>
          <table:table-cell table:number-columns-repeated="12" table:style-name="ce1"/>
          <table:table-cell office:value-type="string" table:style-name="ce1">
            <text:p>strategy7.lp</text:p>
          </table:table-cell>
          <table:table-cell table:number-columns-repeated="16329" table:style-name="ce1"/>
        </table:table-row>
        <table:table-row table:style-name="ro1">
          <table:table-cell table:style-name="ce1"/>
          <table:table-cell office:value-type="string" table:style-name="ce1">
            <text:p>instance</text:p>
          </table:table-cell>
          <table:table-cell office:value-type="string" table:style-name="ce1">
            <text:p>lt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models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restart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domain</text:p>
          </table:table-cell>
          <table:table-cell office:value-type="string" table:style-name="ce1">
            <text:p>vars</text:p>
          </table:table-cell>
          <table:table-cell office:value-type="string" table:style-name="ce1">
            <text:p>cons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memout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models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restart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vars</text:p>
          </table:table-cell>
          <table:table-cell office:value-type="string" table:style-name="ce1">
            <text:p>cons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memout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models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restart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domain</text:p>
          </table:table-cell>
          <table:table-cell office:value-type="string" table:style-name="ce1">
            <text:p>vars</text:p>
          </table:table-cell>
          <table:table-cell office:value-type="string" table:style-name="ce1">
            <text:p>cons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memout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models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restart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domain</text:p>
          </table:table-cell>
          <table:table-cell office:value-type="string" table:style-name="ce1">
            <text:p>vars</text:p>
          </table:table-cell>
          <table:table-cell office:value-type="string" table:style-name="ce1">
            <text:p>cons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memout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ctime</text:p>
          </table:table-cell>
          <table:table-cell office:value-type="string" table:style-name="ce1">
            <text:p>csolve</text:p>
          </table:table-cell>
          <table:table-cell office:value-type="string" table:style-name="ce1">
            <text:p>models</text:p>
          </table:table-cell>
          <table:table-cell office:value-type="string" table:style-name="ce1">
            <text:p>timeout</text:p>
          </table:table-cell>
          <table:table-cell office:value-type="string" table:style-name="ce1">
            <text:p>restarts</text:p>
          </table:table-cell>
          <table:table-cell office:value-type="string" table:style-name="ce1">
            <text:p>conflicts</text:p>
          </table:table-cell>
          <table:table-cell office:value-type="string" table:style-name="ce1">
            <text:p>choices</text:p>
          </table:table-cell>
          <table:table-cell office:value-type="string" table:style-name="ce1">
            <text:p>vars</text:p>
          </table:table-cell>
          <table:table-cell office:value-type="string" table:style-name="ce1">
            <text:p>cons</text:p>
          </table:table-cell>
          <table:table-cell office:value-type="string" table:style-name="ce1">
            <text:p>error</text:p>
          </table:table-cell>
          <table:table-cell office:value-type="string" table:style-name="ce1">
            <text:p>memout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10/471</text:p>
          </table:table-cell>
          <table:table-cell office:value-type="float" office:value="10" table:formula="msoxl:=MID(A3,1,2)+0" table:style-name="ce1">
            <text:p>10</text:p>
          </table:table-cell>
          <table:table-cell office:value-type="float" office:value="471" table:formula="msoxl:=MID(A3,4,3)+0" table:style-name="ce1">
            <text:p>471</text:p>
          </table:table-cell>
          <table:table-cell office:value-type="float" office:value="426.613" table:style-name="ce1">
            <text:p>426,613</text:p>
          </table:table-cell>
          <table:table-cell office:value-type="float" office:value="426.315" table:style-name="ce1">
            <text:p>426,315</text:p>
          </table:table-cell>
          <table:table-cell office:value-type="float" office:value="0.37" table:style-name="ce1">
            <text:p>0,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591954" table:style-name="ce1">
            <text:p>591954</text:p>
          </table:table-cell>
          <table:table-cell office:value-type="float" office:value="1250151" table:style-name="ce1">
            <text:p>1250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4.85700000000003" table:style-name="ce1">
            <text:p>404,857</text:p>
          </table:table-cell>
          <table:table-cell office:value-type="float" office:value="404.565" table:style-name="ce1">
            <text:p>404,565</text:p>
          </table:table-cell>
          <table:table-cell office:value-type="float" office:value="33.11" table:style-name="ce1">
            <text:p>33,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9817" table:style-name="ce1">
            <text:p>9817</text:p>
          </table:table-cell>
          <table:table-cell office:value-type="float" office:value="35071" table:style-name="ce1">
            <text:p>35071</text:p>
          </table:table-cell>
          <table:table-cell office:value-type="float" office:value="591954" table:style-name="ce1">
            <text:p>591954</text:p>
          </table:table-cell>
          <table:table-cell office:value-type="float" office:value="1250151" table:style-name="ce1">
            <text:p>1250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3.70400000000001" table:style-name="ce1">
            <text:p>373,704</text:p>
          </table:table-cell>
          <table:table-cell office:value-type="float" office:value="373.40699999999998" table:style-name="ce1">
            <text:p>373,407</text:p>
          </table:table-cell>
          <table:table-cell office:value-type="float" office:value="0.37" table:style-name="ce1">
            <text:p>0,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593831" table:style-name="ce1">
            <text:p>593831</text:p>
          </table:table-cell>
          <table:table-cell office:value-type="float" office:value="1255725" table:style-name="ce1">
            <text:p>12557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.761" table:style-name="ce1">
            <text:p>139,761</text:p>
          </table:table-cell>
          <table:table-cell office:value-type="float" office:value="139.505" table:style-name="ce1">
            <text:p>139,505</text:p>
          </table:table-cell>
          <table:table-cell office:value-type="float" office:value="0.42" table:style-name="ce1">
            <text:p>0,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439218" table:style-name="ce1">
            <text:p>439218</text:p>
          </table:table-cell>
          <table:table-cell office:value-type="float" office:value="1144814" table:style-name="ce1">
            <text:p>11448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900000000002" table:style-name="ce1">
            <text:p>999,999</text:p>
          </table:table-cell>
          <table:table-cell office:value-type="float" office:value="864.14" table:style-name="ce1">
            <text:p>864,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701250" table:style-name="ce1">
            <text:p>701250</text:p>
          </table:table-cell>
          <table:table-cell office:value-type="float" office:value="814821" table:style-name="ce1">
            <text:p>814821</text:p>
          </table:table-cell>
          <table:table-cell office:value-type="float" office:value="437341" table:style-name="ce1">
            <text:p>437341</text:p>
          </table:table-cell>
          <table:table-cell office:value-type="float" office:value="1139183" table:style-name="ce1">
            <text:p>11391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10/472</text:p>
          </table:table-cell>
          <table:table-cell office:value-type="float" office:value="10" table:formula="msoxl:=MID(A4,1,2)+0" table:style-name="ce1">
            <text:p>10</text:p>
          </table:table-cell>
          <table:table-cell office:value-type="float" office:value="472" table:formula="msoxl:=MID(A4,4,3)+0" table:style-name="ce1">
            <text:p>472</text:p>
          </table:table-cell>
          <table:table-cell office:value-type="float" office:value="428.18599999999998" table:style-name="ce1">
            <text:p>428,186</text:p>
          </table:table-cell>
          <table:table-cell office:value-type="float" office:value="427.875" table:style-name="ce1">
            <text:p>427,875</text:p>
          </table:table-cell>
          <table:table-cell office:value-type="float" office:value="0.38" table:style-name="ce1">
            <text:p>0,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593219" table:style-name="ce1">
            <text:p>593219</text:p>
          </table:table-cell>
          <table:table-cell office:value-type="float" office:value="1252877" table:style-name="ce1">
            <text:p>1252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6.93200000000002" table:style-name="ce1">
            <text:p>396,932</text:p>
          </table:table-cell>
          <table:table-cell office:value-type="float" office:value="396.65499999999997" table:style-name="ce1">
            <text:p>396,655</text:p>
          </table:table-cell>
          <table:table-cell office:value-type="float" office:value="25.65" table:style-name="ce1">
            <text:p>25,6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7936" table:style-name="ce1">
            <text:p>7936</text:p>
          </table:table-cell>
          <table:table-cell office:value-type="float" office:value="26687" table:style-name="ce1">
            <text:p>26687</text:p>
          </table:table-cell>
          <table:table-cell office:value-type="float" office:value="593219" table:style-name="ce1">
            <text:p>593219</text:p>
          </table:table-cell>
          <table:table-cell office:value-type="float" office:value="1252877" table:style-name="ce1">
            <text:p>12528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7.851" table:style-name="ce1">
            <text:p>367,851</text:p>
          </table:table-cell>
          <table:table-cell office:value-type="float" office:value="367.44200000000001" table:style-name="ce1">
            <text:p>367,442</text:p>
          </table:table-cell>
          <table:table-cell office:value-type="float" office:value="0.41" table:style-name="ce1">
            <text:p>0,4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595100" table:style-name="ce1">
            <text:p>595100</text:p>
          </table:table-cell>
          <table:table-cell office:value-type="float" office:value="1258463" table:style-name="ce1">
            <text:p>12584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.501" table:style-name="ce1">
            <text:p>139,501</text:p>
          </table:table-cell>
          <table:table-cell office:value-type="float" office:value="139.227" table:style-name="ce1">
            <text:p>139,227</text:p>
          </table:table-cell>
          <table:table-cell office:value-type="float" office:value="0.42" table:style-name="ce1">
            <text:p>0,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440158" table:style-name="ce1">
            <text:p>440158</text:p>
          </table:table-cell>
          <table:table-cell office:value-type="float" office:value="1147278" table:style-name="ce1">
            <text:p>11472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8599999999999" table:style-name="ce1">
            <text:p>999,986</text:p>
          </table:table-cell>
          <table:table-cell office:value-type="float" office:value="862.87" table:style-name="ce1">
            <text:p>862,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645332" table:style-name="ce1">
            <text:p>645332</text:p>
          </table:table-cell>
          <table:table-cell office:value-type="float" office:value="762810" table:style-name="ce1">
            <text:p>762810</text:p>
          </table:table-cell>
          <table:table-cell office:value-type="float" office:value="438277" table:style-name="ce1">
            <text:p>438277</text:p>
          </table:table-cell>
          <table:table-cell office:value-type="float" office:value="1141635" table:style-name="ce1">
            <text:p>11416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10/473</text:p>
          </table:table-cell>
          <table:table-cell office:value-type="float" office:value="10" table:formula="msoxl:=MID(A5,1,2)+0" table:style-name="ce1">
            <text:p>10</text:p>
          </table:table-cell>
          <table:table-cell office:value-type="float" office:value="473" table:formula="msoxl:=MID(A5,4,3)+0" table:style-name="ce1">
            <text:p>473</text:p>
          </table:table-cell>
          <table:table-cell office:value-type="float" office:value="429.399" table:style-name="ce1">
            <text:p>429,399</text:p>
          </table:table-cell>
          <table:table-cell office:value-type="float" office:value="429.113" table:style-name="ce1">
            <text:p>429,113</text:p>
          </table:table-cell>
          <table:table-cell office:value-type="float" office:value="0.36" table:style-name="ce1">
            <text:p>0,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594484" table:style-name="ce1">
            <text:p>594484</text:p>
          </table:table-cell>
          <table:table-cell office:value-type="float" office:value="1255603" table:style-name="ce1">
            <text:p>12556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2.44499999999999" table:style-name="ce1">
            <text:p>382,445</text:p>
          </table:table-cell>
          <table:table-cell office:value-type="float" office:value="382.17700000000002" table:style-name="ce1">
            <text:p>382,177</text:p>
          </table:table-cell>
          <table:table-cell office:value-type="float" office:value="12.6" table:style-name="ce1">
            <text:p>12,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121" table:style-name="ce1">
            <text:p>6121</text:p>
          </table:table-cell>
          <table:table-cell office:value-type="float" office:value="18977" table:style-name="ce1">
            <text:p>18977</text:p>
          </table:table-cell>
          <table:table-cell office:value-type="float" office:value="594484" table:style-name="ce1">
            <text:p>594484</text:p>
          </table:table-cell>
          <table:table-cell office:value-type="float" office:value="1255603" table:style-name="ce1">
            <text:p>12556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7.84800000000001" table:style-name="ce1">
            <text:p>377,848</text:p>
          </table:table-cell>
          <table:table-cell office:value-type="float" office:value="377.55200000000002" table:style-name="ce1">
            <text:p>377,552</text:p>
          </table:table-cell>
          <table:table-cell office:value-type="float" office:value="0.35" table:style-name="ce1">
            <text:p>0,3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596369" table:style-name="ce1">
            <text:p>596369</text:p>
          </table:table-cell>
          <table:table-cell office:value-type="float" office:value="1261201" table:style-name="ce1">
            <text:p>12612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.90100000000001" table:style-name="ce1">
            <text:p>139,901</text:p>
          </table:table-cell>
          <table:table-cell office:value-type="float" office:value="139.625" table:style-name="ce1">
            <text:p>139,625</text:p>
          </table:table-cell>
          <table:table-cell office:value-type="float" office:value="0.43" table:style-name="ce1">
            <text:p>0,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441098" table:style-name="ce1">
            <text:p>441098</text:p>
          </table:table-cell>
          <table:table-cell office:value-type="float" office:value="1149742" table:style-name="ce1">
            <text:p>11497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8699999999997" table:style-name="ce1">
            <text:p>999,987</text:p>
          </table:table-cell>
          <table:table-cell office:value-type="float" office:value="863.03" table:style-name="ce1">
            <text:p>863,0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690389" table:style-name="ce1">
            <text:p>690389</text:p>
          </table:table-cell>
          <table:table-cell office:value-type="float" office:value="862626" table:style-name="ce1">
            <text:p>862626</text:p>
          </table:table-cell>
          <table:table-cell office:value-type="float" office:value="439213" table:style-name="ce1">
            <text:p>439213</text:p>
          </table:table-cell>
          <table:table-cell office:value-type="float" office:value="1144087" table:style-name="ce1">
            <text:p>11440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10/474</text:p>
          </table:table-cell>
          <table:table-cell office:value-type="float" office:value="10" table:formula="msoxl:=MID(A6,1,2)+0" table:style-name="ce1">
            <text:p>10</text:p>
          </table:table-cell>
          <table:table-cell office:value-type="float" office:value="474" table:formula="msoxl:=MID(A6,4,3)+0" table:style-name="ce1">
            <text:p>474</text:p>
          </table:table-cell>
          <table:table-cell office:value-type="float" office:value="430.95499999999998" table:style-name="ce1">
            <text:p>430,955</text:p>
          </table:table-cell>
          <table:table-cell office:value-type="float" office:value="430.661" table:style-name="ce1">
            <text:p>430,661</text:p>
          </table:table-cell>
          <table:table-cell office:value-type="float" office:value="0.38" table:style-name="ce1">
            <text:p>0,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595749" table:style-name="ce1">
            <text:p>595749</text:p>
          </table:table-cell>
          <table:table-cell office:value-type="float" office:value="1258329" table:style-name="ce1">
            <text:p>1258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7.92899999999997" table:style-name="ce1">
            <text:p>387,929</text:p>
          </table:table-cell>
          <table:table-cell office:value-type="float" office:value="387.66500000000002" table:style-name="ce1">
            <text:p>387,665</text:p>
          </table:table-cell>
          <table:table-cell office:value-type="float" office:value="12.61" table:style-name="ce1">
            <text:p>12,6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894" table:style-name="ce1">
            <text:p>2894</text:p>
          </table:table-cell>
          <table:table-cell office:value-type="float" office:value="12520" table:style-name="ce1">
            <text:p>12520</text:p>
          </table:table-cell>
          <table:table-cell office:value-type="float" office:value="595749" table:style-name="ce1">
            <text:p>595749</text:p>
          </table:table-cell>
          <table:table-cell office:value-type="float" office:value="1258329" table:style-name="ce1">
            <text:p>12583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7.41800000000001" table:style-name="ce1">
            <text:p>377,418</text:p>
          </table:table-cell>
          <table:table-cell office:value-type="float" office:value="377.12099999999998" table:style-name="ce1">
            <text:p>377,121</text:p>
          </table:table-cell>
          <table:table-cell office:value-type="float" office:value="0.38" table:style-name="ce1">
            <text:p>0,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597638" table:style-name="ce1">
            <text:p>597638</text:p>
          </table:table-cell>
          <table:table-cell office:value-type="float" office:value="1263939" table:style-name="ce1">
            <text:p>12639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9.83199999999999" table:style-name="ce1">
            <text:p>139,832</text:p>
          </table:table-cell>
          <table:table-cell office:value-type="float" office:value="139.566" table:style-name="ce1">
            <text:p>139,566</text:p>
          </table:table-cell>
          <table:table-cell office:value-type="float" office:value="0.43" table:style-name="ce1">
            <text:p>0,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442038" table:style-name="ce1">
            <text:p>442038</text:p>
          </table:table-cell>
          <table:table-cell office:value-type="float" office:value="1152206" table:style-name="ce1">
            <text:p>11522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25" table:style-name="ce1">
            <text:p>1000,025</text:p>
          </table:table-cell>
          <table:table-cell office:value-type="float" office:value="861.45" table:style-name="ce1">
            <text:p>861,4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649273" table:style-name="ce1">
            <text:p>649273</text:p>
          </table:table-cell>
          <table:table-cell office:value-type="float" office:value="800580" table:style-name="ce1">
            <text:p>800580</text:p>
          </table:table-cell>
          <table:table-cell office:value-type="float" office:value="440149" table:style-name="ce1">
            <text:p>440149</text:p>
          </table:table-cell>
          <table:table-cell office:value-type="float" office:value="1146539" table:style-name="ce1">
            <text:p>11465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10/475</text:p>
          </table:table-cell>
          <table:table-cell office:value-type="float" office:value="10" table:formula="msoxl:=MID(A7,1,2)+0" table:style-name="ce1">
            <text:p>10</text:p>
          </table:table-cell>
          <table:table-cell office:value-type="float" office:value="475" table:formula="msoxl:=MID(A7,4,3)+0" table:style-name="ce1">
            <text:p>475</text:p>
          </table:table-cell>
          <table:table-cell office:value-type="float" office:value="436.44400000000002" table:style-name="ce1">
            <text:p>436,444</text:p>
          </table:table-cell>
          <table:table-cell office:value-type="float" office:value="436.15100000000001" table:style-name="ce1">
            <text:p>436,151</text:p>
          </table:table-cell>
          <table:table-cell office:value-type="float" office:value="0.37" table:style-name="ce1">
            <text:p>0,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597014" table:style-name="ce1">
            <text:p>597014</text:p>
          </table:table-cell>
          <table:table-cell office:value-type="float" office:value="1261055" table:style-name="ce1">
            <text:p>12610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9.41399999999999" table:style-name="ce1">
            <text:p>389,414</text:p>
          </table:table-cell>
          <table:table-cell office:value-type="float" office:value="389.14600000000002" table:style-name="ce1">
            <text:p>389,146</text:p>
          </table:table-cell>
          <table:table-cell office:value-type="float" office:value="10.24" table:style-name="ce1">
            <text:p>10,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346" table:style-name="ce1">
            <text:p>4346</text:p>
          </table:table-cell>
          <table:table-cell office:value-type="float" office:value="12786" table:style-name="ce1">
            <text:p>12786</text:p>
          </table:table-cell>
          <table:table-cell office:value-type="float" office:value="597014" table:style-name="ce1">
            <text:p>597014</text:p>
          </table:table-cell>
          <table:table-cell office:value-type="float" office:value="1261055" table:style-name="ce1">
            <text:p>12610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8.077" table:style-name="ce1">
            <text:p>378,077</text:p>
          </table:table-cell>
          <table:table-cell office:value-type="float" office:value="377.786" table:style-name="ce1">
            <text:p>377,786</text:p>
          </table:table-cell>
          <table:table-cell office:value-type="float" office:value="0.36" table:style-name="ce1">
            <text:p>0,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598907" table:style-name="ce1">
            <text:p>598907</text:p>
          </table:table-cell>
          <table:table-cell office:value-type="float" office:value="1266677" table:style-name="ce1">
            <text:p>12666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.25299999999999" table:style-name="ce1">
            <text:p>140,253</text:p>
          </table:table-cell>
          <table:table-cell office:value-type="float" office:value="139.99299999999999" table:style-name="ce1">
            <text:p>139,993</text:p>
          </table:table-cell>
          <table:table-cell office:value-type="float" office:value="0.43" table:style-name="ce1">
            <text:p>0,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442978" table:style-name="ce1">
            <text:p>442978</text:p>
          </table:table-cell>
          <table:table-cell office:value-type="float" office:value="1154670" table:style-name="ce1">
            <text:p>11546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400000000003" table:style-name="ce1">
            <text:p>999,994</text:p>
          </table:table-cell>
          <table:table-cell office:value-type="float" office:value="861.19" table:style-name="ce1">
            <text:p>861,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760920" table:style-name="ce1">
            <text:p>760920</text:p>
          </table:table-cell>
          <table:table-cell office:value-type="float" office:value="883646" table:style-name="ce1">
            <text:p>883646</text:p>
          </table:table-cell>
          <table:table-cell office:value-type="float" office:value="441085" table:style-name="ce1">
            <text:p>441085</text:p>
          </table:table-cell>
          <table:table-cell office:value-type="float" office:value="1148991" table:style-name="ce1">
            <text:p>11489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10/476</text:p>
          </table:table-cell>
          <table:table-cell office:value-type="float" office:value="10" table:formula="msoxl:=MID(A8,1,2)+0" table:style-name="ce1">
            <text:p>10</text:p>
          </table:table-cell>
          <table:table-cell office:value-type="float" office:value="476" table:formula="msoxl:=MID(A8,4,3)+0" table:style-name="ce1">
            <text:p>476</text:p>
          </table:table-cell>
          <table:table-cell office:value-type="float" office:value="435.34" table:style-name="ce1">
            <text:p>435,34</text:p>
          </table:table-cell>
          <table:table-cell office:value-type="float" office:value="435.05200000000002" table:style-name="ce1">
            <text:p>435,052</text:p>
          </table:table-cell>
          <table:table-cell office:value-type="float" office:value="0.36" table:style-name="ce1">
            <text:p>0,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598279" table:style-name="ce1">
            <text:p>598279</text:p>
          </table:table-cell>
          <table:table-cell office:value-type="float" office:value="1263781" table:style-name="ce1">
            <text:p>12637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2.29700000000003" table:style-name="ce1">
            <text:p>392,297</text:p>
          </table:table-cell>
          <table:table-cell office:value-type="float" office:value="392.036" table:style-name="ce1">
            <text:p>392,036</text:p>
          </table:table-cell>
          <table:table-cell office:value-type="float" office:value="12.87" table:style-name="ce1">
            <text:p>12,8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755" table:style-name="ce1">
            <text:p>2755</text:p>
          </table:table-cell>
          <table:table-cell office:value-type="float" office:value="12218" table:style-name="ce1">
            <text:p>12218</text:p>
          </table:table-cell>
          <table:table-cell office:value-type="float" office:value="598279" table:style-name="ce1">
            <text:p>598279</text:p>
          </table:table-cell>
          <table:table-cell office:value-type="float" office:value="1263781" table:style-name="ce1">
            <text:p>12637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6.928" table:style-name="ce1">
            <text:p>376,928</text:p>
          </table:table-cell>
          <table:table-cell office:value-type="float" office:value="376.63499999999999" table:style-name="ce1">
            <text:p>376,635</text:p>
          </table:table-cell>
          <table:table-cell office:value-type="float" office:value="0.39" table:style-name="ce1">
            <text:p>0,3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26" table:style-name="ce1">
            <text:p>26</text:p>
          </table:table-cell>
          <table:table-cell office:value-type="float" office:value="600176" table:style-name="ce1">
            <text:p>600176</text:p>
          </table:table-cell>
          <table:table-cell office:value-type="float" office:value="1269415" table:style-name="ce1">
            <text:p>12694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.28700000000001" table:style-name="ce1">
            <text:p>142,287</text:p>
          </table:table-cell>
          <table:table-cell office:value-type="float" office:value="142.03800000000001" table:style-name="ce1">
            <text:p>142,038</text:p>
          </table:table-cell>
          <table:table-cell office:value-type="float" office:value="0.41" table:style-name="ce1">
            <text:p>0,4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65" table:style-name="ce1">
            <text:p>165</text:p>
          </table:table-cell>
          <table:table-cell office:value-type="float" office:value="165" table:style-name="ce1">
            <text:p>165</text:p>
          </table:table-cell>
          <table:table-cell office:value-type="float" office:value="443918" table:style-name="ce1">
            <text:p>443918</text:p>
          </table:table-cell>
          <table:table-cell office:value-type="float" office:value="1157134" table:style-name="ce1">
            <text:p>11571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03" table:style-name="ce1">
            <text:p>1000,003</text:p>
          </table:table-cell>
          <table:table-cell office:value-type="float" office:value="862.13" table:style-name="ce1">
            <text:p>862,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806413" table:style-name="ce1">
            <text:p>806413</text:p>
          </table:table-cell>
          <table:table-cell office:value-type="float" office:value="981477" table:style-name="ce1">
            <text:p>981477</text:p>
          </table:table-cell>
          <table:table-cell office:value-type="float" office:value="442021" table:style-name="ce1">
            <text:p>442021</text:p>
          </table:table-cell>
          <table:table-cell office:value-type="float" office:value="1151443" table:style-name="ce1">
            <text:p>11514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10/477</text:p>
          </table:table-cell>
          <table:table-cell office:value-type="float" office:value="10" table:formula="msoxl:=MID(A9,1,2)+0" table:style-name="ce1">
            <text:p>10</text:p>
          </table:table-cell>
          <table:table-cell office:value-type="float" office:value="477" table:formula="msoxl:=MID(A9,4,3)+0" table:style-name="ce1">
            <text:p>477</text:p>
          </table:table-cell>
          <table:table-cell office:value-type="float" office:value="435.31799999999998" table:style-name="ce1">
            <text:p>435,318</text:p>
          </table:table-cell>
          <table:table-cell office:value-type="float" office:value="435.02100000000002" table:style-name="ce1">
            <text:p>435,021</text:p>
          </table:table-cell>
          <table:table-cell office:value-type="float" office:value="0.37" table:style-name="ce1">
            <text:p>0,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599544" table:style-name="ce1">
            <text:p>599544</text:p>
          </table:table-cell>
          <table:table-cell office:value-type="float" office:value="1266507" table:style-name="ce1">
            <text:p>1266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4.51400000000001" table:style-name="ce1">
            <text:p>394,514</text:p>
          </table:table-cell>
          <table:table-cell office:value-type="float" office:value="394.245" table:style-name="ce1">
            <text:p>394,245</text:p>
          </table:table-cell>
          <table:table-cell office:value-type="float" office:value="11.22" table:style-name="ce1">
            <text:p>11,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185" table:style-name="ce1">
            <text:p>4185</text:p>
          </table:table-cell>
          <table:table-cell office:value-type="float" office:value="15399" table:style-name="ce1">
            <text:p>15399</text:p>
          </table:table-cell>
          <table:table-cell office:value-type="float" office:value="599544" table:style-name="ce1">
            <text:p>599544</text:p>
          </table:table-cell>
          <table:table-cell office:value-type="float" office:value="1266507" table:style-name="ce1">
            <text:p>1266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6.29300000000001" table:style-name="ce1">
            <text:p>376,293</text:p>
          </table:table-cell>
          <table:table-cell office:value-type="float" office:value="376.00299999999999" table:style-name="ce1">
            <text:p>376,003</text:p>
          </table:table-cell>
          <table:table-cell office:value-type="float" office:value="0.37" table:style-name="ce1">
            <text:p>0,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601445" table:style-name="ce1">
            <text:p>601445</text:p>
          </table:table-cell>
          <table:table-cell office:value-type="float" office:value="1272153" table:style-name="ce1">
            <text:p>12721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2.19399999999999" table:style-name="ce1">
            <text:p>142,194</text:p>
          </table:table-cell>
          <table:table-cell office:value-type="float" office:value="141.93899999999999" table:style-name="ce1">
            <text:p>141,939</text:p>
          </table:table-cell>
          <table:table-cell office:value-type="float" office:value="0.42" table:style-name="ce1">
            <text:p>0,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62" table:style-name="ce1">
            <text:p>162</text:p>
          </table:table-cell>
          <table:table-cell office:value-type="float" office:value="162" table:style-name="ce1">
            <text:p>162</text:p>
          </table:table-cell>
          <table:table-cell office:value-type="float" office:value="444858" table:style-name="ce1">
            <text:p>444858</text:p>
          </table:table-cell>
          <table:table-cell office:value-type="float" office:value="1159598" table:style-name="ce1">
            <text:p>11595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25" table:style-name="ce1">
            <text:p>1000,025</text:p>
          </table:table-cell>
          <table:table-cell office:value-type="float" office:value="859.84" table:style-name="ce1">
            <text:p>859,8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627798" table:style-name="ce1">
            <text:p>627798</text:p>
          </table:table-cell>
          <table:table-cell office:value-type="float" office:value="722745" table:style-name="ce1">
            <text:p>722745</text:p>
          </table:table-cell>
          <table:table-cell office:value-type="float" office:value="442957" table:style-name="ce1">
            <text:p>442957</text:p>
          </table:table-cell>
          <table:table-cell office:value-type="float" office:value="1153895" table:style-name="ce1">
            <text:p>11538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10/478</text:p>
          </table:table-cell>
          <table:table-cell office:value-type="float" office:value="10" table:formula="msoxl:=MID(A10,1,2)+0" table:style-name="ce1">
            <text:p>10</text:p>
          </table:table-cell>
          <table:table-cell office:value-type="float" office:value="478" table:formula="msoxl:=MID(A10,4,3)+0" table:style-name="ce1">
            <text:p>478</text:p>
          </table:table-cell>
          <table:table-cell office:value-type="float" office:value="430.601" table:style-name="ce1">
            <text:p>430,601</text:p>
          </table:table-cell>
          <table:table-cell office:value-type="float" office:value="430.28699999999998" table:style-name="ce1">
            <text:p>430,287</text:p>
          </table:table-cell>
          <table:table-cell office:value-type="float" office:value="0.37" table:style-name="ce1">
            <text:p>0,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600809" table:style-name="ce1">
            <text:p>600809</text:p>
          </table:table-cell>
          <table:table-cell office:value-type="float" office:value="1269233" table:style-name="ce1">
            <text:p>12692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1.44200000000001" table:style-name="ce1">
            <text:p>391,442</text:p>
          </table:table-cell>
          <table:table-cell office:value-type="float" office:value="391.17899999999997" table:style-name="ce1">
            <text:p>391,179</text:p>
          </table:table-cell>
          <table:table-cell office:value-type="float" office:value="8.76" table:style-name="ce1">
            <text:p>8,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019" table:style-name="ce1">
            <text:p>4019</text:p>
          </table:table-cell>
          <table:table-cell office:value-type="float" office:value="13162" table:style-name="ce1">
            <text:p>13162</text:p>
          </table:table-cell>
          <table:table-cell office:value-type="float" office:value="600809" table:style-name="ce1">
            <text:p>600809</text:p>
          </table:table-cell>
          <table:table-cell office:value-type="float" office:value="1269233" table:style-name="ce1">
            <text:p>12692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4.61500000000001" table:style-name="ce1">
            <text:p>384,615</text:p>
          </table:table-cell>
          <table:table-cell office:value-type="float" office:value="384.32499999999999" table:style-name="ce1">
            <text:p>384,325</text:p>
          </table:table-cell>
          <table:table-cell office:value-type="float" office:value="0.37" table:style-name="ce1">
            <text:p>0,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602714" table:style-name="ce1">
            <text:p>602714</text:p>
          </table:table-cell>
          <table:table-cell office:value-type="float" office:value="1274891" table:style-name="ce1">
            <text:p>12748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1.13200000000001" table:style-name="ce1">
            <text:p>141,132</text:p>
          </table:table-cell>
          <table:table-cell office:value-type="float" office:value="140.88300000000001" table:style-name="ce1">
            <text:p>140,883</text:p>
          </table:table-cell>
          <table:table-cell office:value-type="float" office:value="0.42" table:style-name="ce1">
            <text:p>0,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63" table:style-name="ce1">
            <text:p>163</text:p>
          </table:table-cell>
          <table:table-cell office:value-type="float" office:value="163" table:style-name="ce1">
            <text:p>163</text:p>
          </table:table-cell>
          <table:table-cell office:value-type="float" office:value="445798" table:style-name="ce1">
            <text:p>445798</text:p>
          </table:table-cell>
          <table:table-cell office:value-type="float" office:value="1162062" table:style-name="ce1">
            <text:p>11620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5" table:style-name="ce1">
            <text:p>999,995</text:p>
          </table:table-cell>
          <table:table-cell office:value-type="float" office:value="860.73" table:style-name="ce1">
            <text:p>860,7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607040" table:style-name="ce1">
            <text:p>607040</text:p>
          </table:table-cell>
          <table:table-cell office:value-type="float" office:value="754860" table:style-name="ce1">
            <text:p>754860</text:p>
          </table:table-cell>
          <table:table-cell office:value-type="float" office:value="443893" table:style-name="ce1">
            <text:p>443893</text:p>
          </table:table-cell>
          <table:table-cell office:value-type="float" office:value="1156347" table:style-name="ce1">
            <text:p>11563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10/479</text:p>
          </table:table-cell>
          <table:table-cell office:value-type="float" office:value="10" table:formula="msoxl:=MID(A11,1,2)+0" table:style-name="ce1">
            <text:p>10</text:p>
          </table:table-cell>
          <table:table-cell office:value-type="float" office:value="479" table:formula="msoxl:=MID(A11,4,3)+0" table:style-name="ce1">
            <text:p>479</text:p>
          </table:table-cell>
          <table:table-cell office:value-type="float" office:value="443.005" table:style-name="ce1">
            <text:p>443,005</text:p>
          </table:table-cell>
          <table:table-cell office:value-type="float" office:value="442.71300000000002" table:style-name="ce1">
            <text:p>442,713</text:p>
          </table:table-cell>
          <table:table-cell office:value-type="float" office:value="0.36" table:style-name="ce1">
            <text:p>0,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602074" table:style-name="ce1">
            <text:p>602074</text:p>
          </table:table-cell>
          <table:table-cell office:value-type="float" office:value="1271959" table:style-name="ce1">
            <text:p>12719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9.56599999999997" table:style-name="ce1">
            <text:p>409,566</text:p>
          </table:table-cell>
          <table:table-cell office:value-type="float" office:value="409.27" table:style-name="ce1">
            <text:p>409,27</text:p>
          </table:table-cell>
          <table:table-cell office:value-type="float" office:value="23.33" table:style-name="ce1">
            <text:p>23,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2635" table:style-name="ce1">
            <text:p>12635</text:p>
          </table:table-cell>
          <table:table-cell office:value-type="float" office:value="32573" table:style-name="ce1">
            <text:p>32573</text:p>
          </table:table-cell>
          <table:table-cell office:value-type="float" office:value="602074" table:style-name="ce1">
            <text:p>602074</text:p>
          </table:table-cell>
          <table:table-cell office:value-type="float" office:value="1271959" table:style-name="ce1">
            <text:p>12719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5.68099999999998" table:style-name="ce1">
            <text:p>385,681</text:p>
          </table:table-cell>
          <table:table-cell office:value-type="float" office:value="385.39400000000001" table:style-name="ce1">
            <text:p>385,394</text:p>
          </table:table-cell>
          <table:table-cell office:value-type="float" office:value="0.37" table:style-name="ce1">
            <text:p>0,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34" table:style-name="ce1">
            <text:p>34</text:p>
          </table:table-cell>
          <table:table-cell office:value-type="float" office:value="603983" table:style-name="ce1">
            <text:p>603983</text:p>
          </table:table-cell>
          <table:table-cell office:value-type="float" office:value="1277629" table:style-name="ce1">
            <text:p>12776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0.98099999999999" table:style-name="ce1">
            <text:p>140,981</text:p>
          </table:table-cell>
          <table:table-cell office:value-type="float" office:value="140.71600000000001" table:style-name="ce1">
            <text:p>140,716</text:p>
          </table:table-cell>
          <table:table-cell office:value-type="float" office:value="0.44" table:style-name="ce1">
            <text:p>0,4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446738" table:style-name="ce1">
            <text:p>446738</text:p>
          </table:table-cell>
          <table:table-cell office:value-type="float" office:value="1164526" table:style-name="ce1">
            <text:p>11645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8800000000006" table:style-name="ce1">
            <text:p>999,988</text:p>
          </table:table-cell>
          <table:table-cell office:value-type="float" office:value="860.71" table:style-name="ce1">
            <text:p>860,7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783062" table:style-name="ce1">
            <text:p>783062</text:p>
          </table:table-cell>
          <table:table-cell office:value-type="float" office:value="923554" table:style-name="ce1">
            <text:p>923554</text:p>
          </table:table-cell>
          <table:table-cell office:value-type="float" office:value="444829" table:style-name="ce1">
            <text:p>444829</text:p>
          </table:table-cell>
          <table:table-cell office:value-type="float" office:value="1158799" table:style-name="ce1">
            <text:p>11587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10/480</text:p>
          </table:table-cell>
          <table:table-cell office:value-type="float" office:value="10" table:formula="msoxl:=MID(A12,1,2)+0" table:style-name="ce1">
            <text:p>10</text:p>
          </table:table-cell>
          <table:table-cell office:value-type="float" office:value="480" table:formula="msoxl:=MID(A12,4,3)+0" table:style-name="ce1">
            <text:p>480</text:p>
          </table:table-cell>
          <table:table-cell office:value-type="float" office:value="437.137" table:style-name="ce1">
            <text:p>437,137</text:p>
          </table:table-cell>
          <table:table-cell office:value-type="float" office:value="436.85199999999998" table:style-name="ce1">
            <text:p>436,852</text:p>
          </table:table-cell>
          <table:table-cell office:value-type="float" office:value="0.36" table:style-name="ce1">
            <text:p>0,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603339" table:style-name="ce1">
            <text:p>603339</text:p>
          </table:table-cell>
          <table:table-cell office:value-type="float" office:value="1274685" table:style-name="ce1">
            <text:p>12746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8.71699999999998" table:style-name="ce1">
            <text:p>428,717</text:p>
          </table:table-cell>
          <table:table-cell office:value-type="float" office:value="428.41300000000001" table:style-name="ce1">
            <text:p>428,413</text:p>
          </table:table-cell>
          <table:table-cell office:value-type="float" office:value="41.31" table:style-name="ce1">
            <text:p>41,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7913" table:style-name="ce1">
            <text:p>17913</text:p>
          </table:table-cell>
          <table:table-cell office:value-type="float" office:value="50956" table:style-name="ce1">
            <text:p>50956</text:p>
          </table:table-cell>
          <table:table-cell office:value-type="float" office:value="603339" table:style-name="ce1">
            <text:p>603339</text:p>
          </table:table-cell>
          <table:table-cell office:value-type="float" office:value="1274685" table:style-name="ce1">
            <text:p>12746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6.96300000000002" table:style-name="ce1">
            <text:p>386,963</text:p>
          </table:table-cell>
          <table:table-cell office:value-type="float" office:value="386.67099999999999" table:style-name="ce1">
            <text:p>386,671</text:p>
          </table:table-cell>
          <table:table-cell office:value-type="float" office:value="0.36" table:style-name="ce1">
            <text:p>0,3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32" table:style-name="ce1">
            <text:p>32</text:p>
          </table:table-cell>
          <table:table-cell office:value-type="float" office:value="605252" table:style-name="ce1">
            <text:p>605252</text:p>
          </table:table-cell>
          <table:table-cell office:value-type="float" office:value="1280367" table:style-name="ce1">
            <text:p>12803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1.471" table:style-name="ce1">
            <text:p>141,471</text:p>
          </table:table-cell>
          <table:table-cell office:value-type="float" office:value="141.22399999999999" table:style-name="ce1">
            <text:p>141,224</text:p>
          </table:table-cell>
          <table:table-cell office:value-type="float" office:value="0.42" table:style-name="ce1">
            <text:p>0,4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64" table:style-name="ce1">
            <text:p>164</text:p>
          </table:table-cell>
          <table:table-cell office:value-type="float" office:value="164" table:style-name="ce1">
            <text:p>164</text:p>
          </table:table-cell>
          <table:table-cell office:value-type="float" office:value="447678" table:style-name="ce1">
            <text:p>447678</text:p>
          </table:table-cell>
          <table:table-cell office:value-type="float" office:value="1166990" table:style-name="ce1">
            <text:p>11669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" table:style-name="ce1">
            <text:p>999,99</text:p>
          </table:table-cell>
          <table:table-cell office:value-type="float" office:value="859.21" table:style-name="ce1">
            <text:p>859,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806663" table:style-name="ce1">
            <text:p>806663</text:p>
          </table:table-cell>
          <table:table-cell office:value-type="float" office:value="980819" table:style-name="ce1">
            <text:p>980819</text:p>
          </table:table-cell>
          <table:table-cell office:value-type="float" office:value="445765" table:style-name="ce1">
            <text:p>445765</text:p>
          </table:table-cell>
          <table:table-cell office:value-type="float" office:value="1161251" table:style-name="ce1">
            <text:p>11612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3/11</text:p>
          </table:table-cell>
          <table:table-cell office:value-type="float" office:value="3" table:formula="msoxl:=MID(A13,1,1)+0" table:style-name="ce1">
            <text:p>3</text:p>
          </table:table-cell>
          <table:table-cell office:value-type="float" office:value="11" table:formula="msoxl:=MID(A13,3,3)+0" table:style-name="ce1">
            <text:p>11</text:p>
          </table:table-cell>
          <table:table-cell office:value-type="float" office:value="6.3178999999999999E-2" table:style-name="ce1">
            <text:p>0,063179</text:p>
          </table:table-cell>
          <table:table-cell office:value-type="float" office:value="2.9000000000000001E-2" table:style-name="ce1">
            <text:p>0,0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52" table:style-name="ce1">
            <text:p>1052</text:p>
          </table:table-cell>
          <table:table-cell office:value-type="float" office:value="1260" table:style-name="ce1">
            <text:p>1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1379000000000003E-2" table:style-name="ce1">
            <text:p>0,061379</text:p>
          </table:table-cell>
          <table:table-cell office:value-type="float" office:value="2.9000000000000001E-2" table:style-name="ce1">
            <text:p>0,0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6" table:style-name="ce1">
            <text:p>26</text:p>
          </table:table-cell>
          <table:table-cell office:value-type="float" office:value="1052" table:style-name="ce1">
            <text:p>1052</text:p>
          </table:table-cell>
          <table:table-cell office:value-type="float" office:value="1260" table:style-name="ce1">
            <text:p>1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3820000000000002E-2" table:style-name="ce1">
            <text:p>0,06382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089" table:style-name="ce1">
            <text:p>1089</text:p>
          </table:table-cell>
          <table:table-cell office:value-type="float" office:value="1326" table:style-name="ce1">
            <text:p>13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9707E-2" table:style-name="ce1">
            <text:p>0,079707</text:p>
          </table:table-cell>
          <table:table-cell office:value-type="float" office:value="4.2000000000000003E-2" table:style-name="ce1">
            <text:p>0,042</text:p>
          </table:table-cell>
          <table:table-cell office:value-type="float" office:value="0.02" table:style-name="ce1">
            <text:p>0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37" table:style-name="ce1">
            <text:p>337</text:p>
          </table:table-cell>
          <table:table-cell office:value-type="float" office:value="451" table:style-name="ce1">
            <text:p>451</text:p>
          </table:table-cell>
          <table:table-cell office:value-type="float" office:value="115" table:style-name="ce1">
            <text:p>115</text:p>
          </table:table-cell>
          <table:table-cell office:value-type="float" office:value="1112" table:style-name="ce1">
            <text:p>1112</text:p>
          </table:table-cell>
          <table:table-cell office:value-type="float" office:value="2360" table:style-name="ce1">
            <text:p>23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5097999999999993E-2" table:style-name="ce1">
            <text:p>0,085098</text:p>
          </table:table-cell>
          <table:table-cell office:value-type="float" office:value="3.7999999999999999E-2" table:style-name="ce1">
            <text:p>0,038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97" table:style-name="ce1">
            <text:p>297</text:p>
          </table:table-cell>
          <table:table-cell office:value-type="float" office:value="356" table:style-name="ce1">
            <text:p>356</text:p>
          </table:table-cell>
          <table:table-cell office:value-type="float" office:value="1075" table:style-name="ce1">
            <text:p>1075</text:p>
          </table:table-cell>
          <table:table-cell office:value-type="float" office:value="2249" table:style-name="ce1">
            <text:p>22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3/12</text:p>
          </table:table-cell>
          <table:table-cell office:value-type="float" office:value="3" table:formula="msoxl:=MID(A14,1,1)+0" table:style-name="ce1">
            <text:p>3</text:p>
          </table:table-cell>
          <table:table-cell office:value-type="float" office:value="12" table:formula="msoxl:=MID(A14,3,3)+0" table:style-name="ce1">
            <text:p>12</text:p>
          </table:table-cell>
          <table:table-cell office:value-type="float" office:value="6.4658999999999994E-2" table:style-name="ce1">
            <text:p>0,064659</text:p>
          </table:table-cell>
          <table:table-cell office:value-type="float" office:value="3.3000000000000002E-2" table:style-name="ce1">
            <text:p>0,0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160" table:style-name="ce1">
            <text:p>1160</text:p>
          </table:table-cell>
          <table:table-cell office:value-type="float" office:value="1481" table:style-name="ce1">
            <text:p>14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2369000000000001E-2" table:style-name="ce1">
            <text:p>0,062369</text:p>
          </table:table-cell>
          <table:table-cell office:value-type="float" office:value="3.3000000000000002E-2" table:style-name="ce1">
            <text:p>0,0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46" table:style-name="ce1">
            <text:p>46</text:p>
          </table:table-cell>
          <table:table-cell office:value-type="float" office:value="1160" table:style-name="ce1">
            <text:p>1160</text:p>
          </table:table-cell>
          <table:table-cell office:value-type="float" office:value="1481" table:style-name="ce1">
            <text:p>14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6809999999999994E-2" table:style-name="ce1">
            <text:p>0,06681</text:p>
          </table:table-cell>
          <table:table-cell office:value-type="float" office:value="3.2000000000000001E-2" table:style-name="ce1">
            <text:p>0,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01" table:style-name="ce1">
            <text:p>1201</text:p>
          </table:table-cell>
          <table:table-cell office:value-type="float" office:value="1559" table:style-name="ce1">
            <text:p>15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6168299999999999" table:style-name="ce1">
            <text:p>0,161683</text:p>
          </table:table-cell>
          <table:table-cell office:value-type="float" office:value="0.127" table:style-name="ce1">
            <text:p>0,127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089" table:style-name="ce1">
            <text:p>2089</text:p>
          </table:table-cell>
          <table:table-cell office:value-type="float" office:value="2493" table:style-name="ce1">
            <text:p>2493</text:p>
          </table:table-cell>
          <table:table-cell office:value-type="float" office:value="713" table:style-name="ce1">
            <text:p>713</text:p>
          </table:table-cell>
          <table:table-cell office:value-type="float" office:value="1226" table:style-name="ce1">
            <text:p>1226</text:p>
          </table:table-cell>
          <table:table-cell office:value-type="float" office:value="2626" table:style-name="ce1">
            <text:p>26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126999999999999" table:style-name="ce1">
            <text:p>0,11127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318" table:style-name="ce1">
            <text:p>1318</text:p>
          </table:table-cell>
          <table:table-cell office:value-type="float" office:value="1660" table:style-name="ce1">
            <text:p>1660</text:p>
          </table:table-cell>
          <table:table-cell office:value-type="float" office:value="1185" table:style-name="ce1">
            <text:p>1185</text:p>
          </table:table-cell>
          <table:table-cell office:value-type="float" office:value="2503" table:style-name="ce1">
            <text:p>25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3/13</text:p>
          </table:table-cell>
          <table:table-cell office:value-type="float" office:value="3" table:formula="msoxl:=MID(A15,1,1)+0" table:style-name="ce1">
            <text:p>3</text:p>
          </table:table-cell>
          <table:table-cell office:value-type="float" office:value="13" table:formula="msoxl:=MID(A15,3,3)+0" table:style-name="ce1">
            <text:p>13</text:p>
          </table:table-cell>
          <table:table-cell office:value-type="float" office:value="6.6986000000000004E-2" table:style-name="ce1">
            <text:p>0,066986</text:p>
          </table:table-cell>
          <table:table-cell office:value-type="float" office:value="3.5000000000000003E-2" table:style-name="ce1">
            <text:p>0,0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68" table:style-name="ce1">
            <text:p>1268</text:p>
          </table:table-cell>
          <table:table-cell office:value-type="float" office:value="1702" table:style-name="ce1">
            <text:p>17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6722000000000004E-2" table:style-name="ce1">
            <text:p>0,066722</text:p>
          </table:table-cell>
          <table:table-cell office:value-type="float" office:value="3.6999999999999998E-2" table:style-name="ce1">
            <text:p>0,0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56" table:style-name="ce1">
            <text:p>56</text:p>
          </table:table-cell>
          <table:table-cell office:value-type="float" office:value="1268" table:style-name="ce1">
            <text:p>1268</text:p>
          </table:table-cell>
          <table:table-cell office:value-type="float" office:value="1702" table:style-name="ce1">
            <text:p>17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262000000000002E-2" table:style-name="ce1">
            <text:p>0,067262</text:p>
          </table:table-cell>
          <table:table-cell office:value-type="float" office:value="3.5999999999999997E-2" table:style-name="ce1">
            <text:p>0,0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13" table:style-name="ce1">
            <text:p>1313</text:p>
          </table:table-cell>
          <table:table-cell office:value-type="float" office:value="1792" table:style-name="ce1">
            <text:p>17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7523" table:style-name="ce1">
            <text:p>0,117523</text:p>
          </table:table-cell>
          <table:table-cell office:value-type="float" office:value="8.2000000000000003E-2" table:style-name="ce1">
            <text:p>0,082</text:p>
          </table:table-cell>
          <table:table-cell office:value-type="float" office:value="0.04" table:style-name="ce1">
            <text:p>0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53" table:style-name="ce1">
            <text:p>753</text:p>
          </table:table-cell>
          <table:table-cell office:value-type="float" office:value="962" table:style-name="ce1">
            <text:p>962</text:p>
          </table:table-cell>
          <table:table-cell office:value-type="float" office:value="302" table:style-name="ce1">
            <text:p>302</text:p>
          </table:table-cell>
          <table:table-cell office:value-type="float" office:value="1340" table:style-name="ce1">
            <text:p>1340</text:p>
          </table:table-cell>
          <table:table-cell office:value-type="float" office:value="2892" table:style-name="ce1">
            <text:p>28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3807000000000001E-2" table:style-name="ce1">
            <text:p>0,093807</text:p>
          </table:table-cell>
          <table:table-cell office:value-type="float" office:value="5.8999999999999997E-2" table:style-name="ce1">
            <text:p>0,059</text:p>
          </table:table-cell>
          <table:table-cell office:value-type="float" office:value="0.03" table:style-name="ce1">
            <text:p>0,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43" table:style-name="ce1">
            <text:p>643</text:p>
          </table:table-cell>
          <table:table-cell office:value-type="float" office:value="858" table:style-name="ce1">
            <text:p>858</text:p>
          </table:table-cell>
          <table:table-cell office:value-type="float" office:value="1295" table:style-name="ce1">
            <text:p>1295</text:p>
          </table:table-cell>
          <table:table-cell office:value-type="float" office:value="2757" table:style-name="ce1">
            <text:p>27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3/14</text:p>
          </table:table-cell>
          <table:table-cell office:value-type="float" office:value="3" table:formula="msoxl:=MID(A16,1,1)+0" table:style-name="ce1">
            <text:p>3</text:p>
          </table:table-cell>
          <table:table-cell office:value-type="float" office:value="14" table:formula="msoxl:=MID(A16,3,3)+0" table:style-name="ce1">
            <text:p>14</text:p>
          </table:table-cell>
          <table:table-cell office:value-type="float" office:value="7.6883999999999994E-2" table:style-name="ce1">
            <text:p>0,076884</text:p>
          </table:table-cell>
          <table:table-cell office:value-type="float" office:value="4.2999999999999997E-2" table:style-name="ce1">
            <text:p>0,0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376" table:style-name="ce1">
            <text:p>1376</text:p>
          </table:table-cell>
          <table:table-cell office:value-type="float" office:value="1923" table:style-name="ce1">
            <text:p>19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6630000000000004E-2" table:style-name="ce1">
            <text:p>0,07663</text:p>
          </table:table-cell>
          <table:table-cell office:value-type="float" office:value="4.4999999999999998E-2" table:style-name="ce1">
            <text:p>0,0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7" table:style-name="ce1">
            <text:p>97</text:p>
          </table:table-cell>
          <table:table-cell office:value-type="float" office:value="155" table:style-name="ce1">
            <text:p>155</text:p>
          </table:table-cell>
          <table:table-cell office:value-type="float" office:value="1376" table:style-name="ce1">
            <text:p>1376</text:p>
          </table:table-cell>
          <table:table-cell office:value-type="float" office:value="1923" table:style-name="ce1">
            <text:p>19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2228000000000001E-2" table:style-name="ce1">
            <text:p>0,072228</text:p>
          </table:table-cell>
          <table:table-cell office:value-type="float" office:value="0.04" table:style-name="ce1">
            <text:p>0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425" table:style-name="ce1">
            <text:p>1425</text:p>
          </table:table-cell>
          <table:table-cell office:value-type="float" office:value="2025" table:style-name="ce1">
            <text:p>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662200000000001" table:style-name="ce1">
            <text:p>0,156622</text:p>
          </table:table-cell>
          <table:table-cell office:value-type="float" office:value="0.123" table:style-name="ce1">
            <text:p>0,123</text:p>
          </table:table-cell>
          <table:table-cell office:value-type="float" office:value="0.09" table:style-name="ce1">
            <text:p>0,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442" table:style-name="ce1">
            <text:p>1442</text:p>
          </table:table-cell>
          <table:table-cell office:value-type="float" office:value="1839" table:style-name="ce1">
            <text:p>1839</text:p>
          </table:table-cell>
          <table:table-cell office:value-type="float" office:value="510" table:style-name="ce1">
            <text:p>510</text:p>
          </table:table-cell>
          <table:table-cell office:value-type="float" office:value="1454" table:style-name="ce1">
            <text:p>1454</text:p>
          </table:table-cell>
          <table:table-cell office:value-type="float" office:value="3158" table:style-name="ce1">
            <text:p>31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5784" table:style-name="ce1">
            <text:p>0,115784</text:p>
          </table:table-cell>
          <table:table-cell office:value-type="float" office:value="8.5000000000000006E-2" table:style-name="ce1">
            <text:p>0,085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030" table:style-name="ce1">
            <text:p>1030</text:p>
          </table:table-cell>
          <table:table-cell office:value-type="float" office:value="1330" table:style-name="ce1">
            <text:p>1330</text:p>
          </table:table-cell>
          <table:table-cell office:value-type="float" office:value="1405" table:style-name="ce1">
            <text:p>1405</text:p>
          </table:table-cell>
          <table:table-cell office:value-type="float" office:value="3011" table:style-name="ce1">
            <text:p>30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3/15</text:p>
          </table:table-cell>
          <table:table-cell office:value-type="float" office:value="3" table:formula="msoxl:=MID(A17,1,1)+0" table:style-name="ce1">
            <text:p>3</text:p>
          </table:table-cell>
          <table:table-cell office:value-type="float" office:value="15" table:formula="msoxl:=MID(A17,3,3)+0" table:style-name="ce1">
            <text:p>15</text:p>
          </table:table-cell>
          <table:table-cell office:value-type="float" office:value="8.0952999999999997E-2" table:style-name="ce1">
            <text:p>0,080953</text:p>
          </table:table-cell>
          <table:table-cell office:value-type="float" office:value="4.9000000000000002E-2" table:style-name="ce1">
            <text:p>0,0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484" table:style-name="ce1">
            <text:p>1484</text:p>
          </table:table-cell>
          <table:table-cell office:value-type="float" office:value="2144" table:style-name="ce1">
            <text:p>2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1758000000000002E-2" table:style-name="ce1">
            <text:p>0,071758</text:p>
          </table:table-cell>
          <table:table-cell office:value-type="float" office:value="4.1000000000000002E-2" table:style-name="ce1">
            <text:p>0,0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95" table:style-name="ce1">
            <text:p>95</text:p>
          </table:table-cell>
          <table:table-cell office:value-type="float" office:value="1484" table:style-name="ce1">
            <text:p>1484</text:p>
          </table:table-cell>
          <table:table-cell office:value-type="float" office:value="2144" table:style-name="ce1">
            <text:p>21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2211000000000006E-2" table:style-name="ce1">
            <text:p>0,082211</text:p>
          </table:table-cell>
          <table:table-cell office:value-type="float" office:value="4.3999999999999997E-2" table:style-name="ce1">
            <text:p>0,0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537" table:style-name="ce1">
            <text:p>1537</text:p>
          </table:table-cell>
          <table:table-cell office:value-type="float" office:value="2258" table:style-name="ce1">
            <text:p>22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9245200000000001" table:style-name="ce1">
            <text:p>0,192452</text:p>
          </table:table-cell>
          <table:table-cell office:value-type="float" office:value="0.156" table:style-name="ce1">
            <text:p>0,156</text:p>
          </table:table-cell>
          <table:table-cell office:value-type="float" office:value="0.12" table:style-name="ce1">
            <text:p>0,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992" table:style-name="ce1">
            <text:p>1992</text:p>
          </table:table-cell>
          <table:table-cell office:value-type="float" office:value="2517" table:style-name="ce1">
            <text:p>2517</text:p>
          </table:table-cell>
          <table:table-cell office:value-type="float" office:value="810" table:style-name="ce1">
            <text:p>810</text:p>
          </table:table-cell>
          <table:table-cell office:value-type="float" office:value="1568" table:style-name="ce1">
            <text:p>1568</text:p>
          </table:table-cell>
          <table:table-cell office:value-type="float" office:value="3424" table:style-name="ce1">
            <text:p>3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65909" table:style-name="ce1">
            <text:p>0,165909</text:p>
          </table:table-cell>
          <table:table-cell office:value-type="float" office:value="0.13400000000000001" table:style-name="ce1">
            <text:p>0,134</text:p>
          </table:table-cell>
          <table:table-cell office:value-type="float" office:value="0.1" table:style-name="ce1">
            <text:p>0,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791" table:style-name="ce1">
            <text:p>1791</text:p>
          </table:table-cell>
          <table:table-cell office:value-type="float" office:value="2242" table:style-name="ce1">
            <text:p>2242</text:p>
          </table:table-cell>
          <table:table-cell office:value-type="float" office:value="1515" table:style-name="ce1">
            <text:p>1515</text:p>
          </table:table-cell>
          <table:table-cell office:value-type="float" office:value="3265" table:style-name="ce1">
            <text:p>32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3/16</text:p>
          </table:table-cell>
          <table:table-cell office:value-type="float" office:value="3" table:formula="msoxl:=MID(A18,1,1)+0" table:style-name="ce1">
            <text:p>3</text:p>
          </table:table-cell>
          <table:table-cell office:value-type="float" office:value="16" table:formula="msoxl:=MID(A18,3,3)+0" table:style-name="ce1">
            <text:p>16</text:p>
          </table:table-cell>
          <table:table-cell office:value-type="float" office:value="8.1350000000000006E-2" table:style-name="ce1">
            <text:p>0,08135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592" table:style-name="ce1">
            <text:p>1592</text:p>
          </table:table-cell>
          <table:table-cell office:value-type="float" office:value="2365" table:style-name="ce1">
            <text:p>2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170000000000005E-2" table:style-name="ce1">
            <text:p>0,08017</text:p>
          </table:table-cell>
          <table:table-cell office:value-type="float" office:value="4.8000000000000001E-2" table:style-name="ce1">
            <text:p>0,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87" table:style-name="ce1">
            <text:p>87</text:p>
          </table:table-cell>
          <table:table-cell office:value-type="float" office:value="1592" table:style-name="ce1">
            <text:p>1592</text:p>
          </table:table-cell>
          <table:table-cell office:value-type="float" office:value="2365" table:style-name="ce1">
            <text:p>2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0557000000000004E-2" table:style-name="ce1">
            <text:p>0,080557</text:p>
          </table:table-cell>
          <table:table-cell office:value-type="float" office:value="4.8000000000000001E-2" table:style-name="ce1">
            <text:p>0,0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649" table:style-name="ce1">
            <text:p>1649</text:p>
          </table:table-cell>
          <table:table-cell office:value-type="float" office:value="2491" table:style-name="ce1">
            <text:p>24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6908000000000004E-2" table:style-name="ce1">
            <text:p>0,076908</text:p>
          </table:table-cell>
          <table:table-cell office:value-type="float" office:value="4.2999999999999997E-2" table:style-name="ce1">
            <text:p>0,0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682" table:style-name="ce1">
            <text:p>1682</text:p>
          </table:table-cell>
          <table:table-cell office:value-type="float" office:value="3690" table:style-name="ce1">
            <text:p>36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4169100000000001" table:style-name="ce1">
            <text:p>0,141691</text:p>
          </table:table-cell>
          <table:table-cell office:value-type="float" office:value="0.108" table:style-name="ce1">
            <text:p>0,108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307" table:style-name="ce1">
            <text:p>1307</text:p>
          </table:table-cell>
          <table:table-cell office:value-type="float" office:value="1850" table:style-name="ce1">
            <text:p>1850</text:p>
          </table:table-cell>
          <table:table-cell office:value-type="float" office:value="1625" table:style-name="ce1">
            <text:p>1625</text:p>
          </table:table-cell>
          <table:table-cell office:value-type="float" office:value="3519" table:style-name="ce1">
            <text:p>35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3/17</text:p>
          </table:table-cell>
          <table:table-cell office:value-type="float" office:value="3" table:formula="msoxl:=MID(A19,1,1)+0" table:style-name="ce1">
            <text:p>3</text:p>
          </table:table-cell>
          <table:table-cell office:value-type="float" office:value="17" table:formula="msoxl:=MID(A19,3,3)+0" table:style-name="ce1">
            <text:p>17</text:p>
          </table:table-cell>
          <table:table-cell office:value-type="float" office:value="8.5261000000000003E-2" table:style-name="ce1">
            <text:p>0,085261</text:p>
          </table:table-cell>
          <table:table-cell office:value-type="float" office:value="5.1999999999999998E-2" table:style-name="ce1">
            <text:p>0,0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700" table:style-name="ce1">
            <text:p>1700</text:p>
          </table:table-cell>
          <table:table-cell office:value-type="float" office:value="2586" table:style-name="ce1">
            <text:p>25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6201E-2" table:style-name="ce1">
            <text:p>0,086201</text:p>
          </table:table-cell>
          <table:table-cell office:value-type="float" office:value="5.6000000000000001E-2" table:style-name="ce1">
            <text:p>0,05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9" table:style-name="ce1">
            <text:p>29</text:p>
          </table:table-cell>
          <table:table-cell office:value-type="float" office:value="77" table:style-name="ce1">
            <text:p>77</text:p>
          </table:table-cell>
          <table:table-cell office:value-type="float" office:value="1700" table:style-name="ce1">
            <text:p>1700</text:p>
          </table:table-cell>
          <table:table-cell office:value-type="float" office:value="2586" table:style-name="ce1">
            <text:p>25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8984999999999995E-2" table:style-name="ce1">
            <text:p>0,088985</text:p>
          </table:table-cell>
          <table:table-cell office:value-type="float" office:value="5.2999999999999999E-2" table:style-name="ce1">
            <text:p>0,05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761" table:style-name="ce1">
            <text:p>1761</text:p>
          </table:table-cell>
          <table:table-cell office:value-type="float" office:value="2724" table:style-name="ce1">
            <text:p>2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2658999999999996E-2" table:style-name="ce1">
            <text:p>0,082659</text:p>
          </table:table-cell>
          <table:table-cell office:value-type="float" office:value="4.9000000000000002E-2" table:style-name="ce1">
            <text:p>0,04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796" table:style-name="ce1">
            <text:p>1796</text:p>
          </table:table-cell>
          <table:table-cell office:value-type="float" office:value="3956" table:style-name="ce1">
            <text:p>39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5853500000000001" table:style-name="ce1">
            <text:p>0,158535</text:p>
          </table:table-cell>
          <table:table-cell office:value-type="float" office:value="0.124" table:style-name="ce1">
            <text:p>0,124</text:p>
          </table:table-cell>
          <table:table-cell office:value-type="float" office:value="0.08" table:style-name="ce1">
            <text:p>0,0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519" table:style-name="ce1">
            <text:p>1519</text:p>
          </table:table-cell>
          <table:table-cell office:value-type="float" office:value="2126" table:style-name="ce1">
            <text:p>2126</text:p>
          </table:table-cell>
          <table:table-cell office:value-type="float" office:value="1735" table:style-name="ce1">
            <text:p>1735</text:p>
          </table:table-cell>
          <table:table-cell office:value-type="float" office:value="3773" table:style-name="ce1">
            <text:p>37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3/18</text:p>
          </table:table-cell>
          <table:table-cell office:value-type="float" office:value="3" table:formula="msoxl:=MID(A20,1,1)+0" table:style-name="ce1">
            <text:p>3</text:p>
          </table:table-cell>
          <table:table-cell office:value-type="float" office:value="18" table:formula="msoxl:=MID(A20,3,3)+0" table:style-name="ce1">
            <text:p>18</text:p>
          </table:table-cell>
          <table:table-cell office:value-type="float" office:value="8.8794999999999999E-2" table:style-name="ce1">
            <text:p>0,088795</text:p>
          </table:table-cell>
          <table:table-cell office:value-type="float" office:value="5.6000000000000001E-2" table:style-name="ce1">
            <text:p>0,05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808" table:style-name="ce1">
            <text:p>1808</text:p>
          </table:table-cell>
          <table:table-cell office:value-type="float" office:value="2807" table:style-name="ce1">
            <text:p>2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9188000000000003E-2" table:style-name="ce1">
            <text:p>0,089188</text:p>
          </table:table-cell>
          <table:table-cell office:value-type="float" office:value="5.8999999999999997E-2" table:style-name="ce1">
            <text:p>0,0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9" table:style-name="ce1">
            <text:p>69</text:p>
          </table:table-cell>
          <table:table-cell office:value-type="float" office:value="141" table:style-name="ce1">
            <text:p>141</text:p>
          </table:table-cell>
          <table:table-cell office:value-type="float" office:value="1808" table:style-name="ce1">
            <text:p>1808</text:p>
          </table:table-cell>
          <table:table-cell office:value-type="float" office:value="2807" table:style-name="ce1">
            <text:p>2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9181999999999997E-2" table:style-name="ce1">
            <text:p>0,089182</text:p>
          </table:table-cell>
          <table:table-cell office:value-type="float" office:value="5.7000000000000002E-2" table:style-name="ce1">
            <text:p>0,05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873" table:style-name="ce1">
            <text:p>1873</text:p>
          </table:table-cell>
          <table:table-cell office:value-type="float" office:value="2957" table:style-name="ce1">
            <text:p>29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1905000000000006E-2" table:style-name="ce1">
            <text:p>0,081905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910" table:style-name="ce1">
            <text:p>1910</text:p>
          </table:table-cell>
          <table:table-cell office:value-type="float" office:value="4222" table:style-name="ce1">
            <text:p>42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07691" table:style-name="ce1">
            <text:p>0,107691</text:p>
          </table:table-cell>
          <table:table-cell office:value-type="float" office:value="7.9000000000000001E-2" table:style-name="ce1">
            <text:p>0,079</text:p>
          </table:table-cell>
          <table:table-cell office:value-type="float" office:value="0.03" table:style-name="ce1">
            <text:p>0,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75" table:style-name="ce1">
            <text:p>675</text:p>
          </table:table-cell>
          <table:table-cell office:value-type="float" office:value="968" table:style-name="ce1">
            <text:p>968</text:p>
          </table:table-cell>
          <table:table-cell office:value-type="float" office:value="1845" table:style-name="ce1">
            <text:p>1845</text:p>
          </table:table-cell>
          <table:table-cell office:value-type="float" office:value="4027" table:style-name="ce1">
            <text:p>40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3/19</text:p>
          </table:table-cell>
          <table:table-cell office:value-type="float" office:value="3" table:formula="msoxl:=MID(A21,1,1)+0" table:style-name="ce1">
            <text:p>3</text:p>
          </table:table-cell>
          <table:table-cell office:value-type="float" office:value="19" table:formula="msoxl:=MID(A21,3,3)+0" table:style-name="ce1">
            <text:p>19</text:p>
          </table:table-cell>
          <table:table-cell office:value-type="float" office:value="0.104503" table:style-name="ce1">
            <text:p>0,104503</text:p>
          </table:table-cell>
          <table:table-cell office:value-type="float" office:value="7.0000000000000007E-2" table:style-name="ce1">
            <text:p>0,0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916" table:style-name="ce1">
            <text:p>1916</text:p>
          </table:table-cell>
          <table:table-cell office:value-type="float" office:value="3028" table:style-name="ce1">
            <text:p>3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8517999999999994E-2" table:style-name="ce1">
            <text:p>0,098518</text:p>
          </table:table-cell>
          <table:table-cell office:value-type="float" office:value="6.8000000000000005E-2" table:style-name="ce1">
            <text:p>0,068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3" table:style-name="ce1">
            <text:p>123</text:p>
          </table:table-cell>
          <table:table-cell office:value-type="float" office:value="289" table:style-name="ce1">
            <text:p>289</text:p>
          </table:table-cell>
          <table:table-cell office:value-type="float" office:value="1916" table:style-name="ce1">
            <text:p>1916</text:p>
          </table:table-cell>
          <table:table-cell office:value-type="float" office:value="3028" table:style-name="ce1">
            <text:p>302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5487000000000002E-2" table:style-name="ce1">
            <text:p>0,095487</text:p>
          </table:table-cell>
          <table:table-cell office:value-type="float" office:value="6.3E-2" table:style-name="ce1">
            <text:p>0,0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985" table:style-name="ce1">
            <text:p>1985</text:p>
          </table:table-cell>
          <table:table-cell office:value-type="float" office:value="3190" table:style-name="ce1">
            <text:p>31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8331000000000007E-2" table:style-name="ce1">
            <text:p>0,088331</text:p>
          </table:table-cell>
          <table:table-cell office:value-type="float" office:value="5.5E-2" table:style-name="ce1">
            <text:p>0,05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024" table:style-name="ce1">
            <text:p>2024</text:p>
          </table:table-cell>
          <table:table-cell office:value-type="float" office:value="4488" table:style-name="ce1">
            <text:p>44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666300000000001" table:style-name="ce1">
            <text:p>0,136663</text:p>
          </table:table-cell>
          <table:table-cell office:value-type="float" office:value="9.8000000000000004E-2" table:style-name="ce1">
            <text:p>0,098</text:p>
          </table:table-cell>
          <table:table-cell office:value-type="float" office:value="0.05" table:style-name="ce1">
            <text:p>0,0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960" table:style-name="ce1">
            <text:p>960</text:p>
          </table:table-cell>
          <table:table-cell office:value-type="float" office:value="1458" table:style-name="ce1">
            <text:p>1458</text:p>
          </table:table-cell>
          <table:table-cell office:value-type="float" office:value="1955" table:style-name="ce1">
            <text:p>1955</text:p>
          </table:table-cell>
          <table:table-cell office:value-type="float" office:value="4281" table:style-name="ce1">
            <text:p>42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3/20</text:p>
          </table:table-cell>
          <table:table-cell office:value-type="float" office:value="3" table:formula="msoxl:=MID(A22,1,1)+0" table:style-name="ce1">
            <text:p>3</text:p>
          </table:table-cell>
          <table:table-cell office:value-type="float" office:value="20" table:formula="msoxl:=MID(A22,3,3)+0" table:style-name="ce1">
            <text:p>20</text:p>
          </table:table-cell>
          <table:table-cell office:value-type="float" office:value="0.109028" table:style-name="ce1">
            <text:p>0,109028</text:p>
          </table:table-cell>
          <table:table-cell office:value-type="float" office:value="7.3999999999999996E-2" table:style-name="ce1">
            <text:p>0,07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24" table:style-name="ce1">
            <text:p>2024</text:p>
          </table:table-cell>
          <table:table-cell office:value-type="float" office:value="3249" table:style-name="ce1">
            <text:p>32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8477999999999996E-2" table:style-name="ce1">
            <text:p>0,098478</text:p>
          </table:table-cell>
          <table:table-cell office:value-type="float" office:value="6.9000000000000006E-2" table:style-name="ce1">
            <text:p>0,0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" table:style-name="ce1">
            <text:p>37</text:p>
          </table:table-cell>
          <table:table-cell office:value-type="float" office:value="72" table:style-name="ce1">
            <text:p>72</text:p>
          </table:table-cell>
          <table:table-cell office:value-type="float" office:value="2024" table:style-name="ce1">
            <text:p>2024</text:p>
          </table:table-cell>
          <table:table-cell office:value-type="float" office:value="3249" table:style-name="ce1">
            <text:p>32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9923999999999999E-2" table:style-name="ce1">
            <text:p>0,099924</text:p>
          </table:table-cell>
          <table:table-cell office:value-type="float" office:value="6.8000000000000005E-2" table:style-name="ce1">
            <text:p>0,0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097" table:style-name="ce1">
            <text:p>2097</text:p>
          </table:table-cell>
          <table:table-cell office:value-type="float" office:value="3423" table:style-name="ce1">
            <text:p>34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3007999999999993E-2" table:style-name="ce1">
            <text:p>0,093008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2138" table:style-name="ce1">
            <text:p>2138</text:p>
          </table:table-cell>
          <table:table-cell office:value-type="float" office:value="4754" table:style-name="ce1">
            <text:p>47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.4426000000000001E-2" table:style-name="ce1">
            <text:p>0,084426</text:p>
          </table:table-cell>
          <table:table-cell office:value-type="float" office:value="5.1999999999999998E-2" table:style-name="ce1">
            <text:p>0,0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116" table:style-name="ce1">
            <text:p>116</text:p>
          </table:table-cell>
          <table:table-cell office:value-type="float" office:value="2065" table:style-name="ce1">
            <text:p>2065</text:p>
          </table:table-cell>
          <table:table-cell office:value-type="float" office:value="4535" table:style-name="ce1">
            <text:p>45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4/31</text:p>
          </table:table-cell>
          <table:table-cell office:value-type="float" office:value="4" table:formula="msoxl:=MID(A23,1,1)+0" table:style-name="ce1">
            <text:p>4</text:p>
          </table:table-cell>
          <table:table-cell office:value-type="float" office:value="31" table:formula="msoxl:=MID(A23,3,3)+0" table:style-name="ce1">
            <text:p>31</text:p>
          </table:table-cell>
          <table:table-cell office:value-type="float" office:value="0.29631600000000002" table:style-name="ce1">
            <text:p>0,296316</text:p>
          </table:table-cell>
          <table:table-cell office:value-type="float" office:value="0.26100000000000001" table:style-name="ce1">
            <text:p>0,261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274" table:style-name="ce1">
            <text:p>5274</text:p>
          </table:table-cell>
          <table:table-cell office:value-type="float" office:value="9278" table:style-name="ce1">
            <text:p>92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766800000000001" table:style-name="ce1">
            <text:p>0,317668</text:p>
          </table:table-cell>
          <table:table-cell office:value-type="float" office:value="0.28399999999999997" table:style-name="ce1">
            <text:p>0,284</text:p>
          </table:table-cell>
          <table:table-cell office:value-type="float" office:value="0.04" table:style-name="ce1">
            <text:p>0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56" table:style-name="ce1">
            <text:p>556</text:p>
          </table:table-cell>
          <table:table-cell office:value-type="float" office:value="1100" table:style-name="ce1">
            <text:p>1100</text:p>
          </table:table-cell>
          <table:table-cell office:value-type="float" office:value="5274" table:style-name="ce1">
            <text:p>5274</text:p>
          </table:table-cell>
          <table:table-cell office:value-type="float" office:value="9278" table:style-name="ce1">
            <text:p>92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8060000000000002" table:style-name="ce1">
            <text:p>0,2806</text:p>
          </table:table-cell>
          <table:table-cell office:value-type="float" office:value="0.248" table:style-name="ce1">
            <text:p>0,248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391" table:style-name="ce1">
            <text:p>5391</text:p>
          </table:table-cell>
          <table:table-cell office:value-type="float" office:value="9572" table:style-name="ce1">
            <text:p>95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03" table:style-name="ce1">
            <text:p>1000,003</text:p>
          </table:table-cell>
          <table:table-cell office:value-type="float" office:value="999.81" table:style-name="ce1">
            <text:p>999,8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4601468" table:style-name="ce1">
            <text:p>4601468</text:p>
          </table:table-cell>
          <table:table-cell office:value-type="float" office:value="4604053" table:style-name="ce1">
            <text:p>4604053</text:p>
          </table:table-cell>
          <table:table-cell office:value-type="float" office:value="4604053" table:style-name="ce1">
            <text:p>4604053</text:p>
          </table:table-cell>
          <table:table-cell office:value-type="float" office:value="5246" table:style-name="ce1">
            <text:p>5246</text:p>
          </table:table-cell>
          <table:table-cell office:value-type="float" office:value="12341" table:style-name="ce1">
            <text:p>123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1.428" table:style-name="ce1">
            <text:p>301,428</text:p>
          </table:table-cell>
          <table:table-cell office:value-type="float" office:value="301.39" table:style-name="ce1">
            <text:p>301,39</text:p>
          </table:table-cell>
          <table:table-cell office:value-type="float" office:value="301.20999999999998" table:style-name="ce1">
            <text:p>301,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" table:style-name="ce1">
            <text:p>21</text:p>
          </table:table-cell>
          <table:table-cell office:value-type="float" office:value="1369920" table:style-name="ce1">
            <text:p>1369920</text:p>
          </table:table-cell>
          <table:table-cell office:value-type="float" office:value="1624428" table:style-name="ce1">
            <text:p>1624428</text:p>
          </table:table-cell>
          <table:table-cell office:value-type="float" office:value="5129" table:style-name="ce1">
            <text:p>5129</text:p>
          </table:table-cell>
          <table:table-cell office:value-type="float" office:value="11990" table:style-name="ce1">
            <text:p>119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4/32</text:p>
          </table:table-cell>
          <table:table-cell office:value-type="float" office:value="4" table:formula="msoxl:=MID(A24,1,1)+0" table:style-name="ce1">
            <text:p>4</text:p>
          </table:table-cell>
          <table:table-cell office:value-type="float" office:value="32" table:formula="msoxl:=MID(A24,3,3)+0" table:style-name="ce1">
            <text:p>32</text:p>
          </table:table-cell>
          <table:table-cell office:value-type="float" office:value="0.36008099999999998" table:style-name="ce1">
            <text:p>0,360081</text:p>
          </table:table-cell>
          <table:table-cell office:value-type="float" office:value="0.31" table:style-name="ce1">
            <text:p>0,31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453" table:style-name="ce1">
            <text:p>5453</text:p>
          </table:table-cell>
          <table:table-cell office:value-type="float" office:value="9664" table:style-name="ce1">
            <text:p>96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0449199999999998" table:style-name="ce1">
            <text:p>0,304492</text:p>
          </table:table-cell>
          <table:table-cell office:value-type="float" office:value="0.27" table:style-name="ce1">
            <text:p>0,27</text:p>
          </table:table-cell>
          <table:table-cell office:value-type="float" office:value="0.02" table:style-name="ce1">
            <text:p>0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79" table:style-name="ce1">
            <text:p>279</text:p>
          </table:table-cell>
          <table:table-cell office:value-type="float" office:value="645" table:style-name="ce1">
            <text:p>645</text:p>
          </table:table-cell>
          <table:table-cell office:value-type="float" office:value="5453" table:style-name="ce1">
            <text:p>5453</text:p>
          </table:table-cell>
          <table:table-cell office:value-type="float" office:value="9664" table:style-name="ce1">
            <text:p>96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0168899999999998" table:style-name="ce1">
            <text:p>0,301689</text:p>
          </table:table-cell>
          <table:table-cell office:value-type="float" office:value="0.26500000000000001" table:style-name="ce1">
            <text:p>0,265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574" table:style-name="ce1">
            <text:p>5574</text:p>
          </table:table-cell>
          <table:table-cell office:value-type="float" office:value="9970" table:style-name="ce1">
            <text:p>99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487800000000003" table:style-name="ce1">
            <text:p>0,354878</text:p>
          </table:table-cell>
          <table:table-cell office:value-type="float" office:value="0.32200000000000001" table:style-name="ce1">
            <text:p>0,322</text:p>
          </table:table-cell>
          <table:table-cell office:value-type="float" office:value="0.13" table:style-name="ce1">
            <text:p>0,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084" table:style-name="ce1">
            <text:p>1084</text:p>
          </table:table-cell>
          <table:table-cell office:value-type="float" office:value="1154" table:style-name="ce1">
            <text:p>1154</text:p>
          </table:table-cell>
          <table:table-cell office:value-type="float" office:value="1154" table:style-name="ce1">
            <text:p>1154</text:p>
          </table:table-cell>
          <table:table-cell office:value-type="float" office:value="5424" table:style-name="ce1">
            <text:p>5424</text:p>
          </table:table-cell>
          <table:table-cell office:value-type="float" office:value="12777" table:style-name="ce1">
            <text:p>127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.047000000000001" table:style-name="ce1">
            <text:p>22,047</text:p>
          </table:table-cell>
          <table:table-cell office:value-type="float" office:value="22.013000000000002" table:style-name="ce1">
            <text:p>22,013</text:p>
          </table:table-cell>
          <table:table-cell office:value-type="float" office:value="21.83" table:style-name="ce1">
            <text:p>21,8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42557" table:style-name="ce1">
            <text:p>142557</text:p>
          </table:table-cell>
          <table:table-cell office:value-type="float" office:value="181761" table:style-name="ce1">
            <text:p>181761</text:p>
          </table:table-cell>
          <table:table-cell office:value-type="float" office:value="5303" table:style-name="ce1">
            <text:p>5303</text:p>
          </table:table-cell>
          <table:table-cell office:value-type="float" office:value="12414" table:style-name="ce1">
            <text:p>124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4/33</text:p>
          </table:table-cell>
          <table:table-cell office:value-type="float" office:value="4" table:formula="msoxl:=MID(A25,1,1)+0" table:style-name="ce1">
            <text:p>4</text:p>
          </table:table-cell>
          <table:table-cell office:value-type="float" office:value="33" table:formula="msoxl:=MID(A25,3,3)+0" table:style-name="ce1">
            <text:p>33</text:p>
          </table:table-cell>
          <table:table-cell office:value-type="float" office:value="0.341642" table:style-name="ce1">
            <text:p>0,341642</text:p>
          </table:table-cell>
          <table:table-cell office:value-type="float" office:value="0.31" table:style-name="ce1">
            <text:p>0,31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632" table:style-name="ce1">
            <text:p>5632</text:p>
          </table:table-cell>
          <table:table-cell office:value-type="float" office:value="10050" table:style-name="ce1">
            <text:p>100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310699999999998" table:style-name="ce1">
            <text:p>0,323107</text:p>
          </table:table-cell>
          <table:table-cell office:value-type="float" office:value="0.28899999999999998" table:style-name="ce1">
            <text:p>0,289</text:p>
          </table:table-cell>
          <table:table-cell office:value-type="float" office:value="0.02" table:style-name="ce1">
            <text:p>0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74" table:style-name="ce1">
            <text:p>274</text:p>
          </table:table-cell>
          <table:table-cell office:value-type="float" office:value="694" table:style-name="ce1">
            <text:p>694</text:p>
          </table:table-cell>
          <table:table-cell office:value-type="float" office:value="5632" table:style-name="ce1">
            <text:p>5632</text:p>
          </table:table-cell>
          <table:table-cell office:value-type="float" office:value="10050" table:style-name="ce1">
            <text:p>100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2790200000000003" table:style-name="ce1">
            <text:p>0,327902</text:p>
          </table:table-cell>
          <table:table-cell office:value-type="float" office:value="0.29499999999999998" table:style-name="ce1">
            <text:p>0,295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757" table:style-name="ce1">
            <text:p>5757</text:p>
          </table:table-cell>
          <table:table-cell office:value-type="float" office:value="10368" table:style-name="ce1">
            <text:p>103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3398300000000001" table:style-name="ce1">
            <text:p>0,433983</text:p>
          </table:table-cell>
          <table:table-cell office:value-type="float" office:value="0.40100000000000002" table:style-name="ce1">
            <text:p>0,401</text:p>
          </table:table-cell>
          <table:table-cell office:value-type="float" office:value="0.19" table:style-name="ce1">
            <text:p>0,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408" table:style-name="ce1">
            <text:p>1408</text:p>
          </table:table-cell>
          <table:table-cell office:value-type="float" office:value="1489" table:style-name="ce1">
            <text:p>1489</text:p>
          </table:table-cell>
          <table:table-cell office:value-type="float" office:value="1489" table:style-name="ce1">
            <text:p>1489</text:p>
          </table:table-cell>
          <table:table-cell office:value-type="float" office:value="5602" table:style-name="ce1">
            <text:p>5602</text:p>
          </table:table-cell>
          <table:table-cell office:value-type="float" office:value="13213" table:style-name="ce1">
            <text:p>132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.5662" table:style-name="ce1">
            <text:p>13,5662</text:p>
          </table:table-cell>
          <table:table-cell office:value-type="float" office:value="13.532999999999999" table:style-name="ce1">
            <text:p>13,533</text:p>
          </table:table-cell>
          <table:table-cell office:value-type="float" office:value="13.34" table:style-name="ce1">
            <text:p>13,3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97993" table:style-name="ce1">
            <text:p>97993</text:p>
          </table:table-cell>
          <table:table-cell office:value-type="float" office:value="127128" table:style-name="ce1">
            <text:p>127128</text:p>
          </table:table-cell>
          <table:table-cell office:value-type="float" office:value="5477" table:style-name="ce1">
            <text:p>5477</text:p>
          </table:table-cell>
          <table:table-cell office:value-type="float" office:value="12838" table:style-name="ce1">
            <text:p>128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4/34</text:p>
          </table:table-cell>
          <table:table-cell office:value-type="float" office:value="4" table:formula="msoxl:=MID(A26,1,1)+0" table:style-name="ce1">
            <text:p>4</text:p>
          </table:table-cell>
          <table:table-cell office:value-type="float" office:value="34" table:formula="msoxl:=MID(A26,3,3)+0" table:style-name="ce1">
            <text:p>34</text:p>
          </table:table-cell>
          <table:table-cell office:value-type="float" office:value="0.37298300000000001" table:style-name="ce1">
            <text:p>0,372983</text:p>
          </table:table-cell>
          <table:table-cell office:value-type="float" office:value="0.34" table:style-name="ce1">
            <text:p>0,34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811" table:style-name="ce1">
            <text:p>5811</text:p>
          </table:table-cell>
          <table:table-cell office:value-type="float" office:value="10436" table:style-name="ce1">
            <text:p>10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440299999999998" table:style-name="ce1">
            <text:p>0,364403</text:p>
          </table:table-cell>
          <table:table-cell office:value-type="float" office:value="0.32500000000000001" table:style-name="ce1">
            <text:p>0,325</text:p>
          </table:table-cell>
          <table:table-cell office:value-type="float" office:value="0.04" table:style-name="ce1">
            <text:p>0,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91" table:style-name="ce1">
            <text:p>491</text:p>
          </table:table-cell>
          <table:table-cell office:value-type="float" office:value="1162" table:style-name="ce1">
            <text:p>1162</text:p>
          </table:table-cell>
          <table:table-cell office:value-type="float" office:value="5811" table:style-name="ce1">
            <text:p>5811</text:p>
          </table:table-cell>
          <table:table-cell office:value-type="float" office:value="10436" table:style-name="ce1">
            <text:p>104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3663599999999999" table:style-name="ce1">
            <text:p>0,336636</text:p>
          </table:table-cell>
          <table:table-cell office:value-type="float" office:value="0.29799999999999999" table:style-name="ce1">
            <text:p>0,298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940" table:style-name="ce1">
            <text:p>5940</text:p>
          </table:table-cell>
          <table:table-cell office:value-type="float" office:value="10766" table:style-name="ce1">
            <text:p>107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183100000000003" table:style-name="ce1">
            <text:p>0,251831</text:p>
          </table:table-cell>
          <table:table-cell office:value-type="float" office:value="0.215" table:style-name="ce1">
            <text:p>0,2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5780" table:style-name="ce1">
            <text:p>5780</text:p>
          </table:table-cell>
          <table:table-cell office:value-type="float" office:value="13649" table:style-name="ce1">
            <text:p>136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6.455600000000004" table:style-name="ce1">
            <text:p>86,4556</text:p>
          </table:table-cell>
          <table:table-cell office:value-type="float" office:value="86.421000000000006" table:style-name="ce1">
            <text:p>86,421</text:p>
          </table:table-cell>
          <table:table-cell office:value-type="float" office:value="86.23" table:style-name="ce1">
            <text:p>86,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437869" table:style-name="ce1">
            <text:p>437869</text:p>
          </table:table-cell>
          <table:table-cell office:value-type="float" office:value="535825" table:style-name="ce1">
            <text:p>535825</text:p>
          </table:table-cell>
          <table:table-cell office:value-type="float" office:value="5651" table:style-name="ce1">
            <text:p>5651</text:p>
          </table:table-cell>
          <table:table-cell office:value-type="float" office:value="13262" table:style-name="ce1">
            <text:p>132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4/35</text:p>
          </table:table-cell>
          <table:table-cell office:value-type="float" office:value="4" table:formula="msoxl:=MID(A27,1,1)+0" table:style-name="ce1">
            <text:p>4</text:p>
          </table:table-cell>
          <table:table-cell office:value-type="float" office:value="35" table:formula="msoxl:=MID(A27,3,3)+0" table:style-name="ce1">
            <text:p>35</text:p>
          </table:table-cell>
          <table:table-cell office:value-type="float" office:value="0.38958500000000001" table:style-name="ce1">
            <text:p>0,389585</text:p>
          </table:table-cell>
          <table:table-cell office:value-type="float" office:value="0.35699999999999998" table:style-name="ce1">
            <text:p>0,357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5990" table:style-name="ce1">
            <text:p>5990</text:p>
          </table:table-cell>
          <table:table-cell office:value-type="float" office:value="10822" table:style-name="ce1">
            <text:p>108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7566100000000002" table:style-name="ce1">
            <text:p>0,375661</text:p>
          </table:table-cell>
          <table:table-cell office:value-type="float" office:value="0.33700000000000002" table:style-name="ce1">
            <text:p>0,337</text:p>
          </table:table-cell>
          <table:table-cell office:value-type="float" office:value="0.02" table:style-name="ce1">
            <text:p>0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11" table:style-name="ce1">
            <text:p>311</text:p>
          </table:table-cell>
          <table:table-cell office:value-type="float" office:value="832" table:style-name="ce1">
            <text:p>832</text:p>
          </table:table-cell>
          <table:table-cell office:value-type="float" office:value="5990" table:style-name="ce1">
            <text:p>5990</text:p>
          </table:table-cell>
          <table:table-cell office:value-type="float" office:value="10822" table:style-name="ce1">
            <text:p>108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4101700000000001" table:style-name="ce1">
            <text:p>0,341017</text:p>
          </table:table-cell>
          <table:table-cell office:value-type="float" office:value="0.30599999999999999" table:style-name="ce1">
            <text:p>0,306</text:p>
          </table:table-cell>
          <table:table-cell office:value-type="float" office:value="0.01" table:style-name="ce1">
            <text:p>0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6123" table:style-name="ce1">
            <text:p>6123</text:p>
          </table:table-cell>
          <table:table-cell office:value-type="float" office:value="11164" table:style-name="ce1">
            <text:p>11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5728000000000001" table:style-name="ce1">
            <text:p>0,25728</text:p>
          </table:table-cell>
          <table:table-cell office:value-type="float" office:value="0.219" table:style-name="ce1">
            <text:p>0,21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5958" table:style-name="ce1">
            <text:p>5958</text:p>
          </table:table-cell>
          <table:table-cell office:value-type="float" office:value="14085" table:style-name="ce1">
            <text:p>140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.928199999999997" table:style-name="ce1">
            <text:p>40,9282</text:p>
          </table:table-cell>
          <table:table-cell office:value-type="float" office:value="40.889000000000003" table:style-name="ce1">
            <text:p>40,889</text:p>
          </table:table-cell>
          <table:table-cell office:value-type="float" office:value="40.67" table:style-name="ce1">
            <text:p>40,6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242243" table:style-name="ce1">
            <text:p>242243</text:p>
          </table:table-cell>
          <table:table-cell office:value-type="float" office:value="306554" table:style-name="ce1">
            <text:p>306554</text:p>
          </table:table-cell>
          <table:table-cell office:value-type="float" office:value="5825" table:style-name="ce1">
            <text:p>5825</text:p>
          </table:table-cell>
          <table:table-cell office:value-type="float" office:value="13686" table:style-name="ce1">
            <text:p>13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4/36</text:p>
          </table:table-cell>
          <table:table-cell office:value-type="float" office:value="4" table:formula="msoxl:=MID(A28,1,1)+0" table:style-name="ce1">
            <text:p>4</text:p>
          </table:table-cell>
          <table:table-cell office:value-type="float" office:value="36" table:formula="msoxl:=MID(A28,3,3)+0" table:style-name="ce1">
            <text:p>36</text:p>
          </table:table-cell>
          <table:table-cell office:value-type="float" office:value="0.40249600000000002" table:style-name="ce1">
            <text:p>0,402496</text:p>
          </table:table-cell>
          <table:table-cell office:value-type="float" office:value="0.37" table:style-name="ce1">
            <text:p>0,3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169" table:style-name="ce1">
            <text:p>6169</text:p>
          </table:table-cell>
          <table:table-cell office:value-type="float" office:value="11208" table:style-name="ce1">
            <text:p>11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251500000000002" table:style-name="ce1">
            <text:p>0,352515</text:p>
          </table:table-cell>
          <table:table-cell office:value-type="float" office:value="0.32" table:style-name="ce1">
            <text:p>0,32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285" table:style-name="ce1">
            <text:p>285</text:p>
          </table:table-cell>
          <table:table-cell office:value-type="float" office:value="6169" table:style-name="ce1">
            <text:p>6169</text:p>
          </table:table-cell>
          <table:table-cell office:value-type="float" office:value="11208" table:style-name="ce1">
            <text:p>112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075600000000001" table:style-name="ce1">
            <text:p>0,350756</text:p>
          </table:table-cell>
          <table:table-cell office:value-type="float" office:value="0.318" table:style-name="ce1">
            <text:p>0,3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306" table:style-name="ce1">
            <text:p>6306</text:p>
          </table:table-cell>
          <table:table-cell office:value-type="float" office:value="11562" table:style-name="ce1">
            <text:p>115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180199999999999" table:style-name="ce1">
            <text:p>0,271802</text:p>
          </table:table-cell>
          <table:table-cell office:value-type="float" office:value="0.24" table:style-name="ce1">
            <text:p>0,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6136" table:style-name="ce1">
            <text:p>6136</text:p>
          </table:table-cell>
          <table:table-cell office:value-type="float" office:value="14521" table:style-name="ce1">
            <text:p>145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.228300000000001" table:style-name="ce1">
            <text:p>30,2283</text:p>
          </table:table-cell>
          <table:table-cell office:value-type="float" office:value="30.189" table:style-name="ce1">
            <text:p>30,189</text:p>
          </table:table-cell>
          <table:table-cell office:value-type="float" office:value="29.97" table:style-name="ce1">
            <text:p>29,9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97643" table:style-name="ce1">
            <text:p>197643</text:p>
          </table:table-cell>
          <table:table-cell office:value-type="float" office:value="250514" table:style-name="ce1">
            <text:p>250514</text:p>
          </table:table-cell>
          <table:table-cell office:value-type="float" office:value="5999" table:style-name="ce1">
            <text:p>5999</text:p>
          </table:table-cell>
          <table:table-cell office:value-type="float" office:value="14110" table:style-name="ce1">
            <text:p>141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4/37</text:p>
          </table:table-cell>
          <table:table-cell office:value-type="float" office:value="4" table:formula="msoxl:=MID(A29,1,1)+0" table:style-name="ce1">
            <text:p>4</text:p>
          </table:table-cell>
          <table:table-cell office:value-type="float" office:value="37" table:formula="msoxl:=MID(A29,3,3)+0" table:style-name="ce1">
            <text:p>37</text:p>
          </table:table-cell>
          <table:table-cell office:value-type="float" office:value="0.40531699999999998" table:style-name="ce1">
            <text:p>0,405317</text:p>
          </table:table-cell>
          <table:table-cell office:value-type="float" office:value="0.36899999999999999" table:style-name="ce1">
            <text:p>0,36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348" table:style-name="ce1">
            <text:p>6348</text:p>
          </table:table-cell>
          <table:table-cell office:value-type="float" office:value="11594" table:style-name="ce1">
            <text:p>11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68423" table:style-name="ce1">
            <text:p>0,368423</text:p>
          </table:table-cell>
          <table:table-cell office:value-type="float" office:value="0.33100000000000002" table:style-name="ce1">
            <text:p>0,331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8" table:style-name="ce1">
            <text:p>68</text:p>
          </table:table-cell>
          <table:table-cell office:value-type="float" office:value="295" table:style-name="ce1">
            <text:p>295</text:p>
          </table:table-cell>
          <table:table-cell office:value-type="float" office:value="6348" table:style-name="ce1">
            <text:p>6348</text:p>
          </table:table-cell>
          <table:table-cell office:value-type="float" office:value="11594" table:style-name="ce1">
            <text:p>115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82658" table:style-name="ce1">
            <text:p>0,382658</text:p>
          </table:table-cell>
          <table:table-cell office:value-type="float" office:value="0.34899999999999998" table:style-name="ce1">
            <text:p>0,34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489" table:style-name="ce1">
            <text:p>6489</text:p>
          </table:table-cell>
          <table:table-cell office:value-type="float" office:value="11960" table:style-name="ce1">
            <text:p>119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447500000000002" table:style-name="ce1">
            <text:p>0,274475</text:p>
          </table:table-cell>
          <table:table-cell office:value-type="float" office:value="0.23799999999999999" table:style-name="ce1">
            <text:p>0,2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6314" table:style-name="ce1">
            <text:p>6314</text:p>
          </table:table-cell>
          <table:table-cell office:value-type="float" office:value="14957" table:style-name="ce1">
            <text:p>149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4972300000000001" table:style-name="ce1">
            <text:p>4,49723</text:p>
          </table:table-cell>
          <table:table-cell office:value-type="float" office:value="4.4539999999999997" table:style-name="ce1">
            <text:p>4,454</text:p>
          </table:table-cell>
          <table:table-cell office:value-type="float" office:value="4.22" table:style-name="ce1">
            <text:p>4,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41245" table:style-name="ce1">
            <text:p>41245</text:p>
          </table:table-cell>
          <table:table-cell office:value-type="float" office:value="56640" table:style-name="ce1">
            <text:p>56640</text:p>
          </table:table-cell>
          <table:table-cell office:value-type="float" office:value="6173" table:style-name="ce1">
            <text:p>6173</text:p>
          </table:table-cell>
          <table:table-cell office:value-type="float" office:value="14534" table:style-name="ce1">
            <text:p>145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4/38</text:p>
          </table:table-cell>
          <table:table-cell office:value-type="float" office:value="4" table:formula="msoxl:=MID(A30,1,1)+0" table:style-name="ce1">
            <text:p>4</text:p>
          </table:table-cell>
          <table:table-cell office:value-type="float" office:value="38" table:formula="msoxl:=MID(A30,3,3)+0" table:style-name="ce1">
            <text:p>38</text:p>
          </table:table-cell>
          <table:table-cell office:value-type="float" office:value="0.41835" table:style-name="ce1">
            <text:p>0,41835</text:p>
          </table:table-cell>
          <table:table-cell office:value-type="float" office:value="0.38600000000000001" table:style-name="ce1">
            <text:p>0,38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527" table:style-name="ce1">
            <text:p>6527</text:p>
          </table:table-cell>
          <table:table-cell office:value-type="float" office:value="11980" table:style-name="ce1">
            <text:p>119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8805200000000001" table:style-name="ce1">
            <text:p>0,388052</text:p>
          </table:table-cell>
          <table:table-cell office:value-type="float" office:value="0.33500000000000002" table:style-name="ce1">
            <text:p>0,335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9" table:style-name="ce1">
            <text:p>79</text:p>
          </table:table-cell>
          <table:table-cell office:value-type="float" office:value="295" table:style-name="ce1">
            <text:p>295</text:p>
          </table:table-cell>
          <table:table-cell office:value-type="float" office:value="6527" table:style-name="ce1">
            <text:p>6527</text:p>
          </table:table-cell>
          <table:table-cell office:value-type="float" office:value="11980" table:style-name="ce1">
            <text:p>119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0235399999999999" table:style-name="ce1">
            <text:p>0,402354</text:p>
          </table:table-cell>
          <table:table-cell office:value-type="float" office:value="0.36799999999999999" table:style-name="ce1">
            <text:p>0,3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672" table:style-name="ce1">
            <text:p>6672</text:p>
          </table:table-cell>
          <table:table-cell office:value-type="float" office:value="12358" table:style-name="ce1">
            <text:p>123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0192099999999999" table:style-name="ce1">
            <text:p>0,301921</text:p>
          </table:table-cell>
          <table:table-cell office:value-type="float" office:value="0.26200000000000001" table:style-name="ce1">
            <text:p>0,26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18" table:style-name="ce1">
            <text:p>18</text:p>
          </table:table-cell>
          <table:table-cell office:value-type="float" office:value="6492" table:style-name="ce1">
            <text:p>6492</text:p>
          </table:table-cell>
          <table:table-cell office:value-type="float" office:value="15393" table:style-name="ce1">
            <text:p>15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395499999999999" table:style-name="ce1">
            <text:p>2,73955</text:p>
          </table:table-cell>
          <table:table-cell office:value-type="float" office:value="2.7080000000000002" table:style-name="ce1">
            <text:p>2,708</text:p>
          </table:table-cell>
          <table:table-cell office:value-type="float" office:value="2.4700000000000002" table:style-name="ce1">
            <text:p>2,4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29020" table:style-name="ce1">
            <text:p>29020</text:p>
          </table:table-cell>
          <table:table-cell office:value-type="float" office:value="40924" table:style-name="ce1">
            <text:p>40924</text:p>
          </table:table-cell>
          <table:table-cell office:value-type="float" office:value="6347" table:style-name="ce1">
            <text:p>6347</text:p>
          </table:table-cell>
          <table:table-cell office:value-type="float" office:value="14958" table:style-name="ce1">
            <text:p>149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4/39</text:p>
          </table:table-cell>
          <table:table-cell office:value-type="float" office:value="4" table:formula="msoxl:=MID(A31,1,1)+0" table:style-name="ce1">
            <text:p>4</text:p>
          </table:table-cell>
          <table:table-cell office:value-type="float" office:value="39" table:formula="msoxl:=MID(A31,3,3)+0" table:style-name="ce1">
            <text:p>39</text:p>
          </table:table-cell>
          <table:table-cell office:value-type="float" office:value="0.45932099999999998" table:style-name="ce1">
            <text:p>0,459321</text:p>
          </table:table-cell>
          <table:table-cell office:value-type="float" office:value="0.42599999999999999" table:style-name="ce1">
            <text:p>0,42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706" table:style-name="ce1">
            <text:p>6706</text:p>
          </table:table-cell>
          <table:table-cell office:value-type="float" office:value="12366" table:style-name="ce1">
            <text:p>123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10607" table:style-name="ce1">
            <text:p>0,410607</text:p>
          </table:table-cell>
          <table:table-cell office:value-type="float" office:value="0.372" table:style-name="ce1">
            <text:p>0,372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6" table:style-name="ce1">
            <text:p>96</text:p>
          </table:table-cell>
          <table:table-cell office:value-type="float" office:value="364" table:style-name="ce1">
            <text:p>364</text:p>
          </table:table-cell>
          <table:table-cell office:value-type="float" office:value="6706" table:style-name="ce1">
            <text:p>6706</text:p>
          </table:table-cell>
          <table:table-cell office:value-type="float" office:value="12366" table:style-name="ce1">
            <text:p>123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0070299999999998" table:style-name="ce1">
            <text:p>0,400703</text:p>
          </table:table-cell>
          <table:table-cell office:value-type="float" office:value="0.36599999999999999" table:style-name="ce1">
            <text:p>0,36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855" table:style-name="ce1">
            <text:p>6855</text:p>
          </table:table-cell>
          <table:table-cell office:value-type="float" office:value="12756" table:style-name="ce1">
            <text:p>127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0979099999999998" table:style-name="ce1">
            <text:p>0,309791</text:p>
          </table:table-cell>
          <table:table-cell office:value-type="float" office:value="0.27400000000000002" table:style-name="ce1">
            <text:p>0,27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6670" table:style-name="ce1">
            <text:p>6670</text:p>
          </table:table-cell>
          <table:table-cell office:value-type="float" office:value="15829" table:style-name="ce1">
            <text:p>158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17700000000001" table:style-name="ce1">
            <text:p>1,03177</text:p>
          </table:table-cell>
          <table:table-cell office:value-type="float" office:value="0.995" table:style-name="ce1">
            <text:p>0,995</text:p>
          </table:table-cell>
          <table:table-cell office:value-type="float" office:value="0.76" table:style-name="ce1">
            <text:p>0,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0500" table:style-name="ce1">
            <text:p>10500</text:p>
          </table:table-cell>
          <table:table-cell office:value-type="float" office:value="14020" table:style-name="ce1">
            <text:p>14020</text:p>
          </table:table-cell>
          <table:table-cell office:value-type="float" office:value="6521" table:style-name="ce1">
            <text:p>6521</text:p>
          </table:table-cell>
          <table:table-cell office:value-type="float" office:value="15382" table:style-name="ce1">
            <text:p>153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4/40</text:p>
          </table:table-cell>
          <table:table-cell office:value-type="float" office:value="4" table:formula="msoxl:=MID(A32,1,1)+0" table:style-name="ce1">
            <text:p>4</text:p>
          </table:table-cell>
          <table:table-cell office:value-type="float" office:value="40" table:formula="msoxl:=MID(A32,3,3)+0" table:style-name="ce1">
            <text:p>40</text:p>
          </table:table-cell>
          <table:table-cell office:value-type="float" office:value="0.47595500000000002" table:style-name="ce1">
            <text:p>0,475955</text:p>
          </table:table-cell>
          <table:table-cell office:value-type="float" office:value="0.443" table:style-name="ce1">
            <text:p>0,4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885" table:style-name="ce1">
            <text:p>6885</text:p>
          </table:table-cell>
          <table:table-cell office:value-type="float" office:value="12752" table:style-name="ce1">
            <text:p>12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2302000000000001" table:style-name="ce1">
            <text:p>0,42302</text:p>
          </table:table-cell>
          <table:table-cell office:value-type="float" office:value="0.38800000000000001" table:style-name="ce1">
            <text:p>0,388</text:p>
          </table:table-cell>
          <table:table-cell office:value-type="float" office:value="0.02" table:style-name="ce1">
            <text:p>0,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80" table:style-name="ce1">
            <text:p>280</text:p>
          </table:table-cell>
          <table:table-cell office:value-type="float" office:value="764" table:style-name="ce1">
            <text:p>764</text:p>
          </table:table-cell>
          <table:table-cell office:value-type="float" office:value="6885" table:style-name="ce1">
            <text:p>6885</text:p>
          </table:table-cell>
          <table:table-cell office:value-type="float" office:value="12752" table:style-name="ce1">
            <text:p>127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3609399999999998" table:style-name="ce1">
            <text:p>0,436094</text:p>
          </table:table-cell>
          <table:table-cell office:value-type="float" office:value="0.39700000000000002" table:style-name="ce1">
            <text:p>0,39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7038" table:style-name="ce1">
            <text:p>7038</text:p>
          </table:table-cell>
          <table:table-cell office:value-type="float" office:value="13154" table:style-name="ce1">
            <text:p>131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0480099999999999" table:style-name="ce1">
            <text:p>0,304801</text:p>
          </table:table-cell>
          <table:table-cell office:value-type="float" office:value="0.26800000000000002" table:style-name="ce1">
            <text:p>0,2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9" table:style-name="ce1">
            <text:p>19</text:p>
          </table:table-cell>
          <table:table-cell office:value-type="float" office:value="6848" table:style-name="ce1">
            <text:p>6848</text:p>
          </table:table-cell>
          <table:table-cell office:value-type="float" office:value="16265" table:style-name="ce1">
            <text:p>162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8285299999999998" table:style-name="ce1">
            <text:p>0,482853</text:p>
          </table:table-cell>
          <table:table-cell office:value-type="float" office:value="0.44900000000000001" table:style-name="ce1">
            <text:p>0,449</text:p>
          </table:table-cell>
          <table:table-cell office:value-type="float" office:value="0.17" table:style-name="ce1">
            <text:p>0,1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463" table:style-name="ce1">
            <text:p>2463</text:p>
          </table:table-cell>
          <table:table-cell office:value-type="float" office:value="4066" table:style-name="ce1">
            <text:p>4066</text:p>
          </table:table-cell>
          <table:table-cell office:value-type="float" office:value="6695" table:style-name="ce1">
            <text:p>6695</text:p>
          </table:table-cell>
          <table:table-cell office:value-type="float" office:value="15806" table:style-name="ce1">
            <text:p>158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5/59</text:p>
          </table:table-cell>
          <table:table-cell office:value-type="float" office:value="5" table:formula="msoxl:=MID(A33,1,1)+0" table:style-name="ce1">
            <text:p>5</text:p>
          </table:table-cell>
          <table:table-cell office:value-type="float" office:value="59" table:formula="msoxl:=MID(A33,3,3)+0" table:style-name="ce1">
            <text:p>59</text:p>
          </table:table-cell>
          <table:table-cell office:value-type="float" office:value="1.5221499999999999" table:style-name="ce1">
            <text:p>1,52215</text:p>
          </table:table-cell>
          <table:table-cell office:value-type="float" office:value="1.486" table:style-name="ce1">
            <text:p>1,486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5777" table:style-name="ce1">
            <text:p>15777</text:p>
          </table:table-cell>
          <table:table-cell office:value-type="float" office:value="31542" table:style-name="ce1">
            <text:p>31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2884" table:style-name="ce1">
            <text:p>1,52884</text:p>
          </table:table-cell>
          <table:table-cell office:value-type="float" office:value="1.4910000000000001" table:style-name="ce1">
            <text:p>1,491</text:p>
          </table:table-cell>
          <table:table-cell office:value-type="float" office:value="0.27" table:style-name="ce1">
            <text:p>0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122" table:style-name="ce1">
            <text:p>2122</text:p>
          </table:table-cell>
          <table:table-cell office:value-type="float" office:value="5604" table:style-name="ce1">
            <text:p>5604</text:p>
          </table:table-cell>
          <table:table-cell office:value-type="float" office:value="15777" table:style-name="ce1">
            <text:p>15777</text:p>
          </table:table-cell>
          <table:table-cell office:value-type="float" office:value="31542" table:style-name="ce1">
            <text:p>315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069" table:style-name="ce1">
            <text:p>1,3069</text:p>
          </table:table-cell>
          <table:table-cell office:value-type="float" office:value="1.27" table:style-name="ce1">
            <text:p>1,27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30" table:style-name="ce1">
            <text:p>30</text:p>
          </table:table-cell>
          <table:table-cell office:value-type="float" office:value="30" table:style-name="ce1">
            <text:p>30</text:p>
          </table:table-cell>
          <table:table-cell office:value-type="float" office:value="16006" table:style-name="ce1">
            <text:p>16006</text:p>
          </table:table-cell>
          <table:table-cell office:value-type="float" office:value="32172" table:style-name="ce1">
            <text:p>321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400000000003" table:style-name="ce1">
            <text:p>999,994</text:p>
          </table:table-cell>
          <table:table-cell office:value-type="float" office:value="999.21" table:style-name="ce1">
            <text:p>999,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385306" table:style-name="ce1">
            <text:p>2385306</text:p>
          </table:table-cell>
          <table:table-cell office:value-type="float" office:value="2386594" table:style-name="ce1">
            <text:p>2386594</text:p>
          </table:table-cell>
          <table:table-cell office:value-type="float" office:value="2386594" table:style-name="ce1">
            <text:p>2386594</text:p>
          </table:table-cell>
          <table:table-cell office:value-type="float" office:value="14853" table:style-name="ce1">
            <text:p>14853</text:p>
          </table:table-cell>
          <table:table-cell office:value-type="float" office:value="36416" table:style-name="ce1">
            <text:p>364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300000000005" table:style-name="ce1">
            <text:p>999,993</text:p>
          </table:table-cell>
          <table:table-cell office:value-type="float" office:value="999.22" table:style-name="ce1">
            <text:p>999,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825944" table:style-name="ce1">
            <text:p>2825944</text:p>
          </table:table-cell>
          <table:table-cell office:value-type="float" office:value="3403101" table:style-name="ce1">
            <text:p>3403101</text:p>
          </table:table-cell>
          <table:table-cell office:value-type="float" office:value="14624" table:style-name="ce1">
            <text:p>14624</text:p>
          </table:table-cell>
          <table:table-cell office:value-type="float" office:value="35729" table:style-name="ce1">
            <text:p>357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5/60</text:p>
          </table:table-cell>
          <table:table-cell office:value-type="float" office:value="5" table:formula="msoxl:=MID(A34,1,1)+0" table:style-name="ce1">
            <text:p>5</text:p>
          </table:table-cell>
          <table:table-cell office:value-type="float" office:value="60" table:formula="msoxl:=MID(A34,3,3)+0" table:style-name="ce1">
            <text:p>60</text:p>
          </table:table-cell>
          <table:table-cell office:value-type="float" office:value="1.57107" table:style-name="ce1">
            <text:p>1,57107</text:p>
          </table:table-cell>
          <table:table-cell office:value-type="float" office:value="1.536" table:style-name="ce1">
            <text:p>1,536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6053" table:style-name="ce1">
            <text:p>16053</text:p>
          </table:table-cell>
          <table:table-cell office:value-type="float" office:value="32159" table:style-name="ce1">
            <text:p>32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547600000000001" table:style-name="ce1">
            <text:p>1,45476</text:p>
          </table:table-cell>
          <table:table-cell office:value-type="float" office:value="1.417" table:style-name="ce1">
            <text:p>1,417</text:p>
          </table:table-cell>
          <table:table-cell office:value-type="float" office:value="0.19" table:style-name="ce1">
            <text:p>0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57" table:style-name="ce1">
            <text:p>1357</text:p>
          </table:table-cell>
          <table:table-cell office:value-type="float" office:value="5412" table:style-name="ce1">
            <text:p>5412</text:p>
          </table:table-cell>
          <table:table-cell office:value-type="float" office:value="16053" table:style-name="ce1">
            <text:p>16053</text:p>
          </table:table-cell>
          <table:table-cell office:value-type="float" office:value="32159" table:style-name="ce1">
            <text:p>321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528500000000001" table:style-name="ce1">
            <text:p>1,35285</text:p>
          </table:table-cell>
          <table:table-cell office:value-type="float" office:value="1.3160000000000001" table:style-name="ce1">
            <text:p>1,316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6286" table:style-name="ce1">
            <text:p>16286</text:p>
          </table:table-cell>
          <table:table-cell office:value-type="float" office:value="32801" table:style-name="ce1">
            <text:p>328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730199999999998" table:style-name="ce1">
            <text:p>6,77302</text:p>
          </table:table-cell>
          <table:table-cell office:value-type="float" office:value="6.734" table:style-name="ce1">
            <text:p>6,734</text:p>
          </table:table-cell>
          <table:table-cell office:value-type="float" office:value="5.94" table:style-name="ce1">
            <text:p>5,9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1429" table:style-name="ce1">
            <text:p>21429</text:p>
          </table:table-cell>
          <table:table-cell office:value-type="float" office:value="21765" table:style-name="ce1">
            <text:p>21765</text:p>
          </table:table-cell>
          <table:table-cell office:value-type="float" office:value="21765" table:style-name="ce1">
            <text:p>21765</text:p>
          </table:table-cell>
          <table:table-cell office:value-type="float" office:value="15113" table:style-name="ce1">
            <text:p>15113</text:p>
          </table:table-cell>
          <table:table-cell office:value-type="float" office:value="37070" table:style-name="ce1">
            <text:p>370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" table:style-name="ce1">
            <text:p>999,99</text:p>
          </table:table-cell>
          <table:table-cell office:value-type="float" office:value="999.22" table:style-name="ce1">
            <text:p>999,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925435" table:style-name="ce1">
            <text:p>2925435</text:p>
          </table:table-cell>
          <table:table-cell office:value-type="float" office:value="3530624" table:style-name="ce1">
            <text:p>3530624</text:p>
          </table:table-cell>
          <table:table-cell office:value-type="float" office:value="14880" table:style-name="ce1">
            <text:p>14880</text:p>
          </table:table-cell>
          <table:table-cell office:value-type="float" office:value="36371" table:style-name="ce1">
            <text:p>363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5/61</text:p>
          </table:table-cell>
          <table:table-cell office:value-type="float" office:value="5" table:formula="msoxl:=MID(A35,1,1)+0" table:style-name="ce1">
            <text:p>5</text:p>
          </table:table-cell>
          <table:table-cell office:value-type="float" office:value="61" table:formula="msoxl:=MID(A35,3,3)+0" table:style-name="ce1">
            <text:p>61</text:p>
          </table:table-cell>
          <table:table-cell office:value-type="float" office:value="1.62866" table:style-name="ce1">
            <text:p>1,62866</text:p>
          </table:table-cell>
          <table:table-cell office:value-type="float" office:value="1.59" table:style-name="ce1">
            <text:p>1,59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6329" table:style-name="ce1">
            <text:p>16329</text:p>
          </table:table-cell>
          <table:table-cell office:value-type="float" office:value="32776" table:style-name="ce1">
            <text:p>327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224899999999999" table:style-name="ce1">
            <text:p>1,52249</text:p>
          </table:table-cell>
          <table:table-cell office:value-type="float" office:value="1.4870000000000001" table:style-name="ce1">
            <text:p>1,487</text:p>
          </table:table-cell>
          <table:table-cell office:value-type="float" office:value="0.2" table:style-name="ce1">
            <text:p>0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543" table:style-name="ce1">
            <text:p>1543</text:p>
          </table:table-cell>
          <table:table-cell office:value-type="float" office:value="3678" table:style-name="ce1">
            <text:p>3678</text:p>
          </table:table-cell>
          <table:table-cell office:value-type="float" office:value="16329" table:style-name="ce1">
            <text:p>16329</text:p>
          </table:table-cell>
          <table:table-cell office:value-type="float" office:value="32776" table:style-name="ce1">
            <text:p>3277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877900000000001" table:style-name="ce1">
            <text:p>1,38779</text:p>
          </table:table-cell>
          <table:table-cell office:value-type="float" office:value="1.351" table:style-name="ce1">
            <text:p>1,351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6566" table:style-name="ce1">
            <text:p>16566</text:p>
          </table:table-cell>
          <table:table-cell office:value-type="float" office:value="33430" table:style-name="ce1">
            <text:p>334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42143" table:style-name="ce1">
            <text:p>2,42143</text:p>
          </table:table-cell>
          <table:table-cell office:value-type="float" office:value="2.3820000000000001" table:style-name="ce1">
            <text:p>2,382</text:p>
          </table:table-cell>
          <table:table-cell office:value-type="float" office:value="1.55" table:style-name="ce1">
            <text:p>1,5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567" table:style-name="ce1">
            <text:p>5567</text:p>
          </table:table-cell>
          <table:table-cell office:value-type="float" office:value="5830" table:style-name="ce1">
            <text:p>5830</text:p>
          </table:table-cell>
          <table:table-cell office:value-type="float" office:value="5830" table:style-name="ce1">
            <text:p>5830</text:p>
          </table:table-cell>
          <table:table-cell office:value-type="float" office:value="15373" table:style-name="ce1">
            <text:p>15373</text:p>
          </table:table-cell>
          <table:table-cell office:value-type="float" office:value="37724" table:style-name="ce1">
            <text:p>37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599999999998" table:style-name="ce1">
            <text:p>999,996</text:p>
          </table:table-cell>
          <table:table-cell office:value-type="float" office:value="999.22" table:style-name="ce1">
            <text:p>999,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866606" table:style-name="ce1">
            <text:p>2866606</text:p>
          </table:table-cell>
          <table:table-cell office:value-type="float" office:value="3504365" table:style-name="ce1">
            <text:p>3504365</text:p>
          </table:table-cell>
          <table:table-cell office:value-type="float" office:value="15136" table:style-name="ce1">
            <text:p>15136</text:p>
          </table:table-cell>
          <table:table-cell office:value-type="float" office:value="37013" table:style-name="ce1">
            <text:p>370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5/62</text:p>
          </table:table-cell>
          <table:table-cell office:value-type="float" office:value="5" table:formula="msoxl:=MID(A36,1,1)+0" table:style-name="ce1">
            <text:p>5</text:p>
          </table:table-cell>
          <table:table-cell office:value-type="float" office:value="62" table:formula="msoxl:=MID(A36,3,3)+0" table:style-name="ce1">
            <text:p>62</text:p>
          </table:table-cell>
          <table:table-cell office:value-type="float" office:value="1.6442399999999999" table:style-name="ce1">
            <text:p>1,64424</text:p>
          </table:table-cell>
          <table:table-cell office:value-type="float" office:value="1.609" table:style-name="ce1">
            <text:p>1,609</text:p>
          </table:table-cell>
          <table:table-cell office:value-type="float" office:value="0.05" table:style-name="ce1">
            <text:p>0,0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6605" table:style-name="ce1">
            <text:p>16605</text:p>
          </table:table-cell>
          <table:table-cell office:value-type="float" office:value="33393" table:style-name="ce1">
            <text:p>3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254799999999999" table:style-name="ce1">
            <text:p>1,52548</text:p>
          </table:table-cell>
          <table:table-cell office:value-type="float" office:value="1.488" table:style-name="ce1">
            <text:p>1,488</text:p>
          </table:table-cell>
          <table:table-cell office:value-type="float" office:value="0.2" table:style-name="ce1">
            <text:p>0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449" table:style-name="ce1">
            <text:p>1449</text:p>
          </table:table-cell>
          <table:table-cell office:value-type="float" office:value="7327" table:style-name="ce1">
            <text:p>7327</text:p>
          </table:table-cell>
          <table:table-cell office:value-type="float" office:value="16605" table:style-name="ce1">
            <text:p>16605</text:p>
          </table:table-cell>
          <table:table-cell office:value-type="float" office:value="33393" table:style-name="ce1">
            <text:p>333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2584" table:style-name="ce1">
            <text:p>1,42584</text:p>
          </table:table-cell>
          <table:table-cell office:value-type="float" office:value="1.3879999999999999" table:style-name="ce1">
            <text:p>1,388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6846" table:style-name="ce1">
            <text:p>16846</text:p>
          </table:table-cell>
          <table:table-cell office:value-type="float" office:value="34059" table:style-name="ce1">
            <text:p>340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1778700000000002" table:style-name="ce1">
            <text:p>0,917787</text:p>
          </table:table-cell>
          <table:table-cell office:value-type="float" office:value="0.88200000000000001" table:style-name="ce1">
            <text:p>0,88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6" table:style-name="ce1">
            <text:p>36</text:p>
          </table:table-cell>
          <table:table-cell office:value-type="float" office:value="36" table:style-name="ce1">
            <text:p>36</text:p>
          </table:table-cell>
          <table:table-cell office:value-type="float" office:value="15633" table:style-name="ce1">
            <text:p>15633</text:p>
          </table:table-cell>
          <table:table-cell office:value-type="float" office:value="38378" table:style-name="ce1">
            <text:p>383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599999999998" table:style-name="ce1">
            <text:p>999,996</text:p>
          </table:table-cell>
          <table:table-cell office:value-type="float" office:value="999.21" table:style-name="ce1">
            <text:p>999,2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773169" table:style-name="ce1">
            <text:p>2773169</text:p>
          </table:table-cell>
          <table:table-cell office:value-type="float" office:value="3303133" table:style-name="ce1">
            <text:p>3303133</text:p>
          </table:table-cell>
          <table:table-cell office:value-type="float" office:value="15392" table:style-name="ce1">
            <text:p>15392</text:p>
          </table:table-cell>
          <table:table-cell office:value-type="float" office:value="37655" table:style-name="ce1">
            <text:p>376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5/63</text:p>
          </table:table-cell>
          <table:table-cell office:value-type="float" office:value="5" table:formula="msoxl:=MID(A37,1,1)+0" table:style-name="ce1">
            <text:p>5</text:p>
          </table:table-cell>
          <table:table-cell office:value-type="float" office:value="63" table:formula="msoxl:=MID(A37,3,3)+0" table:style-name="ce1">
            <text:p>63</text:p>
          </table:table-cell>
          <table:table-cell office:value-type="float" office:value="1.6906600000000001" table:style-name="ce1">
            <text:p>1,69066</text:p>
          </table:table-cell>
          <table:table-cell office:value-type="float" office:value="1.653" table:style-name="ce1">
            <text:p>1,653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6881" table:style-name="ce1">
            <text:p>16881</text:p>
          </table:table-cell>
          <table:table-cell office:value-type="float" office:value="34010" table:style-name="ce1">
            <text:p>34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394299999999999" table:style-name="ce1">
            <text:p>1,63943</text:p>
          </table:table-cell>
          <table:table-cell office:value-type="float" office:value="1.603" table:style-name="ce1">
            <text:p>1,603</text:p>
          </table:table-cell>
          <table:table-cell office:value-type="float" office:value="0.27" table:style-name="ce1">
            <text:p>0,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332" table:style-name="ce1">
            <text:p>2332</text:p>
          </table:table-cell>
          <table:table-cell office:value-type="float" office:value="5299" table:style-name="ce1">
            <text:p>5299</text:p>
          </table:table-cell>
          <table:table-cell office:value-type="float" office:value="16881" table:style-name="ce1">
            <text:p>16881</text:p>
          </table:table-cell>
          <table:table-cell office:value-type="float" office:value="34010" table:style-name="ce1">
            <text:p>340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55799999999999" table:style-name="ce1">
            <text:p>1,49558</text:p>
          </table:table-cell>
          <table:table-cell office:value-type="float" office:value="1.4570000000000001" table:style-name="ce1">
            <text:p>1,457</text:p>
          </table:table-cell>
          <table:table-cell office:value-type="float" office:value="0.06" table:style-name="ce1">
            <text:p>0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2" table:style-name="ce1">
            <text:p>32</text:p>
          </table:table-cell>
          <table:table-cell office:value-type="float" office:value="31" table:style-name="ce1">
            <text:p>31</text:p>
          </table:table-cell>
          <table:table-cell office:value-type="float" office:value="31" table:style-name="ce1">
            <text:p>31</text:p>
          </table:table-cell>
          <table:table-cell office:value-type="float" office:value="17126" table:style-name="ce1">
            <text:p>17126</text:p>
          </table:table-cell>
          <table:table-cell office:value-type="float" office:value="34688" table:style-name="ce1">
            <text:p>346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.8883700000000001" table:style-name="ce1">
            <text:p>3,88837</text:p>
          </table:table-cell>
          <table:table-cell office:value-type="float" office:value="3.8490000000000002" table:style-name="ce1">
            <text:p>3,849</text:p>
          </table:table-cell>
          <table:table-cell office:value-type="float" office:value="2.96" table:style-name="ce1">
            <text:p>2,9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0443" table:style-name="ce1">
            <text:p>10443</text:p>
          </table:table-cell>
          <table:table-cell office:value-type="float" office:value="10710" table:style-name="ce1">
            <text:p>10710</text:p>
          </table:table-cell>
          <table:table-cell office:value-type="float" office:value="10710" table:style-name="ce1">
            <text:p>10710</text:p>
          </table:table-cell>
          <table:table-cell office:value-type="float" office:value="15893" table:style-name="ce1">
            <text:p>15893</text:p>
          </table:table-cell>
          <table:table-cell office:value-type="float" office:value="39032" table:style-name="ce1">
            <text:p>39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21" table:style-name="ce1">
            <text:p>1000,021</text:p>
          </table:table-cell>
          <table:table-cell office:value-type="float" office:value="999.22" table:style-name="ce1">
            <text:p>999,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930497" table:style-name="ce1">
            <text:p>2930497</text:p>
          </table:table-cell>
          <table:table-cell office:value-type="float" office:value="3521816" table:style-name="ce1">
            <text:p>3521816</text:p>
          </table:table-cell>
          <table:table-cell office:value-type="float" office:value="15648" table:style-name="ce1">
            <text:p>15648</text:p>
          </table:table-cell>
          <table:table-cell office:value-type="float" office:value="38297" table:style-name="ce1">
            <text:p>382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5/64</text:p>
          </table:table-cell>
          <table:table-cell office:value-type="float" office:value="5" table:formula="msoxl:=MID(A38,1,1)+0" table:style-name="ce1">
            <text:p>5</text:p>
          </table:table-cell>
          <table:table-cell office:value-type="float" office:value="64" table:formula="msoxl:=MID(A38,3,3)+0" table:style-name="ce1">
            <text:p>64</text:p>
          </table:table-cell>
          <table:table-cell office:value-type="float" office:value="1.6905300000000001" table:style-name="ce1">
            <text:p>1,69053</text:p>
          </table:table-cell>
          <table:table-cell office:value-type="float" office:value="1.6539999999999999" table:style-name="ce1">
            <text:p>1,65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7157" table:style-name="ce1">
            <text:p>17157</text:p>
          </table:table-cell>
          <table:table-cell office:value-type="float" office:value="34627" table:style-name="ce1">
            <text:p>346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072300000000001" table:style-name="ce1">
            <text:p>1,50723</text:p>
          </table:table-cell>
          <table:table-cell office:value-type="float" office:value="1.47" table:style-name="ce1">
            <text:p>1,47</text:p>
          </table:table-cell>
          <table:table-cell office:value-type="float" office:value="0.06" table:style-name="ce1">
            <text:p>0,0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43" table:style-name="ce1">
            <text:p>443</text:p>
          </table:table-cell>
          <table:table-cell office:value-type="float" office:value="3340" table:style-name="ce1">
            <text:p>3340</text:p>
          </table:table-cell>
          <table:table-cell office:value-type="float" office:value="17157" table:style-name="ce1">
            <text:p>17157</text:p>
          </table:table-cell>
          <table:table-cell office:value-type="float" office:value="34627" table:style-name="ce1">
            <text:p>346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4468" table:style-name="ce1">
            <text:p>1,44468</text:p>
          </table:table-cell>
          <table:table-cell office:value-type="float" office:value="1.407" table:style-name="ce1">
            <text:p>1,40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7406" table:style-name="ce1">
            <text:p>17406</text:p>
          </table:table-cell>
          <table:table-cell office:value-type="float" office:value="35317" table:style-name="ce1">
            <text:p>353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1098299999999999" table:style-name="ce1">
            <text:p>0,910983</text:p>
          </table:table-cell>
          <table:table-cell office:value-type="float" office:value="0.87" table:style-name="ce1">
            <text:p>0,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6153" table:style-name="ce1">
            <text:p>16153</text:p>
          </table:table-cell>
          <table:table-cell office:value-type="float" office:value="39686" table:style-name="ce1">
            <text:p>396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7500000000002" table:style-name="ce1">
            <text:p>999,975</text:p>
          </table:table-cell>
          <table:table-cell office:value-type="float" office:value="999.15" table:style-name="ce1">
            <text:p>999,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863286" table:style-name="ce1">
            <text:p>2863286</text:p>
          </table:table-cell>
          <table:table-cell office:value-type="float" office:value="3398008" table:style-name="ce1">
            <text:p>3398008</text:p>
          </table:table-cell>
          <table:table-cell office:value-type="float" office:value="15904" table:style-name="ce1">
            <text:p>15904</text:p>
          </table:table-cell>
          <table:table-cell office:value-type="float" office:value="38939" table:style-name="ce1">
            <text:p>389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5/65</text:p>
          </table:table-cell>
          <table:table-cell office:value-type="float" office:value="5" table:formula="msoxl:=MID(A39,1,1)+0" table:style-name="ce1">
            <text:p>5</text:p>
          </table:table-cell>
          <table:table-cell office:value-type="float" office:value="65" table:formula="msoxl:=MID(A39,3,3)+0" table:style-name="ce1">
            <text:p>65</text:p>
          </table:table-cell>
          <table:table-cell office:value-type="float" office:value="1.6983200000000001" table:style-name="ce1">
            <text:p>1,69832</text:p>
          </table:table-cell>
          <table:table-cell office:value-type="float" office:value="1.657" table:style-name="ce1">
            <text:p>1,65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7433" table:style-name="ce1">
            <text:p>17433</text:p>
          </table:table-cell>
          <table:table-cell office:value-type="float" office:value="35244" table:style-name="ce1">
            <text:p>352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936700000000001" table:style-name="ce1">
            <text:p>1,49367</text:p>
          </table:table-cell>
          <table:table-cell office:value-type="float" office:value="1.456" table:style-name="ce1">
            <text:p>1,456</text:p>
          </table:table-cell>
          <table:table-cell office:value-type="float" office:value="0.04" table:style-name="ce1">
            <text:p>0,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25" table:style-name="ce1">
            <text:p>325</text:p>
          </table:table-cell>
          <table:table-cell office:value-type="float" office:value="1228" table:style-name="ce1">
            <text:p>1228</text:p>
          </table:table-cell>
          <table:table-cell office:value-type="float" office:value="17433" table:style-name="ce1">
            <text:p>17433</text:p>
          </table:table-cell>
          <table:table-cell office:value-type="float" office:value="35244" table:style-name="ce1">
            <text:p>352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405" table:style-name="ce1">
            <text:p>1,5405</text:p>
          </table:table-cell>
          <table:table-cell office:value-type="float" office:value="1.4990000000000001" table:style-name="ce1">
            <text:p>1,4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7686" table:style-name="ce1">
            <text:p>17686</text:p>
          </table:table-cell>
          <table:table-cell office:value-type="float" office:value="35946" table:style-name="ce1">
            <text:p>359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963472" table:style-name="ce1">
            <text:p>0,963472</text:p>
          </table:table-cell>
          <table:table-cell office:value-type="float" office:value="0.92700000000000005" table:style-name="ce1">
            <text:p>0,92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6413" table:style-name="ce1">
            <text:p>16413</text:p>
          </table:table-cell>
          <table:table-cell office:value-type="float" office:value="40340" table:style-name="ce1">
            <text:p>4034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199999999996" table:style-name="ce1">
            <text:p>999,992</text:p>
          </table:table-cell>
          <table:table-cell office:value-type="float" office:value="999.14" table:style-name="ce1">
            <text:p>999,1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735123" table:style-name="ce1">
            <text:p>2735123</text:p>
          </table:table-cell>
          <table:table-cell office:value-type="float" office:value="3227438" table:style-name="ce1">
            <text:p>3227438</text:p>
          </table:table-cell>
          <table:table-cell office:value-type="float" office:value="16160" table:style-name="ce1">
            <text:p>16160</text:p>
          </table:table-cell>
          <table:table-cell office:value-type="float" office:value="39581" table:style-name="ce1">
            <text:p>395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5/66</text:p>
          </table:table-cell>
          <table:table-cell office:value-type="float" office:value="5" table:formula="msoxl:=MID(A40,1,1)+0" table:style-name="ce1">
            <text:p>5</text:p>
          </table:table-cell>
          <table:table-cell office:value-type="float" office:value="66" table:formula="msoxl:=MID(A40,3,3)+0" table:style-name="ce1">
            <text:p>66</text:p>
          </table:table-cell>
          <table:table-cell office:value-type="float" office:value="1.80186" table:style-name="ce1">
            <text:p>1,80186</text:p>
          </table:table-cell>
          <table:table-cell office:value-type="float" office:value="1.766" table:style-name="ce1">
            <text:p>1,76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17709" table:style-name="ce1">
            <text:p>17709</text:p>
          </table:table-cell>
          <table:table-cell office:value-type="float" office:value="35861" table:style-name="ce1">
            <text:p>358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5419" table:style-name="ce1">
            <text:p>1,65419</text:p>
          </table:table-cell>
          <table:table-cell office:value-type="float" office:value="1.6180000000000001" table:style-name="ce1">
            <text:p>1,618</text:p>
          </table:table-cell>
          <table:table-cell office:value-type="float" office:value="0.11" table:style-name="ce1">
            <text:p>0,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935" table:style-name="ce1">
            <text:p>935</text:p>
          </table:table-cell>
          <table:table-cell office:value-type="float" office:value="5669" table:style-name="ce1">
            <text:p>5669</text:p>
          </table:table-cell>
          <table:table-cell office:value-type="float" office:value="17709" table:style-name="ce1">
            <text:p>17709</text:p>
          </table:table-cell>
          <table:table-cell office:value-type="float" office:value="35861" table:style-name="ce1">
            <text:p>358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129900000000001" table:style-name="ce1">
            <text:p>1,51299</text:p>
          </table:table-cell>
          <table:table-cell office:value-type="float" office:value="1.4750000000000001" table:style-name="ce1">
            <text:p>1,47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7966" table:style-name="ce1">
            <text:p>17966</text:p>
          </table:table-cell>
          <table:table-cell office:value-type="float" office:value="36575" table:style-name="ce1">
            <text:p>365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152600000000001" table:style-name="ce1">
            <text:p>1,01526</text:p>
          </table:table-cell>
          <table:table-cell office:value-type="float" office:value="0.97899999999999998" table:style-name="ce1">
            <text:p>0,97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6673" table:style-name="ce1">
            <text:p>16673</text:p>
          </table:table-cell>
          <table:table-cell office:value-type="float" office:value="40994" table:style-name="ce1">
            <text:p>409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099999999999" table:style-name="ce1">
            <text:p>999,991</text:p>
          </table:table-cell>
          <table:table-cell office:value-type="float" office:value="999.11" table:style-name="ce1">
            <text:p>999,1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959691" table:style-name="ce1">
            <text:p>2959691</text:p>
          </table:table-cell>
          <table:table-cell office:value-type="float" office:value="3359158" table:style-name="ce1">
            <text:p>3359158</text:p>
          </table:table-cell>
          <table:table-cell office:value-type="float" office:value="16416" table:style-name="ce1">
            <text:p>16416</text:p>
          </table:table-cell>
          <table:table-cell office:value-type="float" office:value="40223" table:style-name="ce1">
            <text:p>402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5/67</text:p>
          </table:table-cell>
          <table:table-cell office:value-type="float" office:value="5" table:formula="msoxl:=MID(A41,1,1)+0" table:style-name="ce1">
            <text:p>5</text:p>
          </table:table-cell>
          <table:table-cell office:value-type="float" office:value="67" table:formula="msoxl:=MID(A41,3,3)+0" table:style-name="ce1">
            <text:p>67</text:p>
          </table:table-cell>
          <table:table-cell office:value-type="float" office:value="1.7987599999999999" table:style-name="ce1">
            <text:p>1,79876</text:p>
          </table:table-cell>
          <table:table-cell office:value-type="float" office:value="1.7609999999999999" table:style-name="ce1">
            <text:p>1,76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7985" table:style-name="ce1">
            <text:p>17985</text:p>
          </table:table-cell>
          <table:table-cell office:value-type="float" office:value="36478" table:style-name="ce1">
            <text:p>36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1086" table:style-name="ce1">
            <text:p>1,61086</text:p>
          </table:table-cell>
          <table:table-cell office:value-type="float" office:value="1.571" table:style-name="ce1">
            <text:p>1,571</text:p>
          </table:table-cell>
          <table:table-cell office:value-type="float" office:value="0.03" table:style-name="ce1">
            <text:p>0,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75" table:style-name="ce1">
            <text:p>275</text:p>
          </table:table-cell>
          <table:table-cell office:value-type="float" office:value="1004" table:style-name="ce1">
            <text:p>1004</text:p>
          </table:table-cell>
          <table:table-cell office:value-type="float" office:value="17985" table:style-name="ce1">
            <text:p>17985</text:p>
          </table:table-cell>
          <table:table-cell office:value-type="float" office:value="36478" table:style-name="ce1">
            <text:p>364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7358" table:style-name="ce1">
            <text:p>1,57358</text:p>
          </table:table-cell>
          <table:table-cell office:value-type="float" office:value="1.5349999999999999" table:style-name="ce1">
            <text:p>1,5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8246" table:style-name="ce1">
            <text:p>18246</text:p>
          </table:table-cell>
          <table:table-cell office:value-type="float" office:value="37204" table:style-name="ce1">
            <text:p>372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63899999999999" table:style-name="ce1">
            <text:p>1,03639</text:p>
          </table:table-cell>
          <table:table-cell office:value-type="float" office:value="0.995" table:style-name="ce1">
            <text:p>0,995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6933" table:style-name="ce1">
            <text:p>16933</text:p>
          </table:table-cell>
          <table:table-cell office:value-type="float" office:value="41648" table:style-name="ce1">
            <text:p>416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800000000005" table:style-name="ce1">
            <text:p>999,998</text:p>
          </table:table-cell>
          <table:table-cell office:value-type="float" office:value="999.05" table:style-name="ce1">
            <text:p>999,0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766299" table:style-name="ce1">
            <text:p>2766299</text:p>
          </table:table-cell>
          <table:table-cell office:value-type="float" office:value="3334128" table:style-name="ce1">
            <text:p>3334128</text:p>
          </table:table-cell>
          <table:table-cell office:value-type="float" office:value="16672" table:style-name="ce1">
            <text:p>16672</text:p>
          </table:table-cell>
          <table:table-cell office:value-type="float" office:value="40865" table:style-name="ce1">
            <text:p>408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5/68</text:p>
          </table:table-cell>
          <table:table-cell office:value-type="float" office:value="5" table:formula="msoxl:=MID(A42,1,1)+0" table:style-name="ce1">
            <text:p>5</text:p>
          </table:table-cell>
          <table:table-cell office:value-type="float" office:value="68" table:formula="msoxl:=MID(A42,3,3)+0" table:style-name="ce1">
            <text:p>68</text:p>
          </table:table-cell>
          <table:table-cell office:value-type="float" office:value="1.8508899999999999" table:style-name="ce1">
            <text:p>1,85089</text:p>
          </table:table-cell>
          <table:table-cell office:value-type="float" office:value="1.8149999999999999" table:style-name="ce1">
            <text:p>1,8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8261" table:style-name="ce1">
            <text:p>18261</text:p>
          </table:table-cell>
          <table:table-cell office:value-type="float" office:value="37095" table:style-name="ce1">
            <text:p>3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74014" table:style-name="ce1">
            <text:p>1,74014</text:p>
          </table:table-cell>
          <table:table-cell office:value-type="float" office:value="1.704" table:style-name="ce1">
            <text:p>1,704</text:p>
          </table:table-cell>
          <table:table-cell office:value-type="float" office:value="0.1" table:style-name="ce1">
            <text:p>0,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10" table:style-name="ce1">
            <text:p>710</text:p>
          </table:table-cell>
          <table:table-cell office:value-type="float" office:value="6097" table:style-name="ce1">
            <text:p>6097</text:p>
          </table:table-cell>
          <table:table-cell office:value-type="float" office:value="18261" table:style-name="ce1">
            <text:p>18261</text:p>
          </table:table-cell>
          <table:table-cell office:value-type="float" office:value="37095" table:style-name="ce1">
            <text:p>370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5881099999999999" table:style-name="ce1">
            <text:p>1,58811</text:p>
          </table:table-cell>
          <table:table-cell office:value-type="float" office:value="1.5509999999999999" table:style-name="ce1">
            <text:p>1,55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18526" table:style-name="ce1">
            <text:p>18526</text:p>
          </table:table-cell>
          <table:table-cell office:value-type="float" office:value="37833" table:style-name="ce1">
            <text:p>3783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0351399999999999" table:style-name="ce1">
            <text:p>1,03514</text:p>
          </table:table-cell>
          <table:table-cell office:value-type="float" office:value="0.998" table:style-name="ce1">
            <text:p>0,99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17193" table:style-name="ce1">
            <text:p>17193</text:p>
          </table:table-cell>
          <table:table-cell office:value-type="float" office:value="42302" table:style-name="ce1">
            <text:p>423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7.58" table:style-name="ce1">
            <text:p>127,58</text:p>
          </table:table-cell>
          <table:table-cell office:value-type="float" office:value="127.532" table:style-name="ce1">
            <text:p>127,532</text:p>
          </table:table-cell>
          <table:table-cell office:value-type="float" office:value="126.57" table:style-name="ce1">
            <text:p>126,5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590043" table:style-name="ce1">
            <text:p>590043</text:p>
          </table:table-cell>
          <table:table-cell office:value-type="float" office:value="706778" table:style-name="ce1">
            <text:p>706778</text:p>
          </table:table-cell>
          <table:table-cell office:value-type="float" office:value="16928" table:style-name="ce1">
            <text:p>16928</text:p>
          </table:table-cell>
          <table:table-cell office:value-type="float" office:value="41507" table:style-name="ce1">
            <text:p>415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6/100</text:p>
          </table:table-cell>
          <table:table-cell office:value-type="float" office:value="6" table:formula="msoxl:=MID(A43,1,1)+0" table:style-name="ce1">
            <text:p>6</text:p>
          </table:table-cell>
          <table:table-cell office:value-type="float" office:value="100" table:formula="msoxl:=MID(A43,3,3)+0" table:style-name="ce1">
            <text:p>100</text:p>
          </table:table-cell>
          <table:table-cell office:value-type="float" office:value="5.8504399999999999" table:style-name="ce1">
            <text:p>5,85044</text:p>
          </table:table-cell>
          <table:table-cell office:value-type="float" office:value="5.8019999999999996" table:style-name="ce1">
            <text:p>5,802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39445" table:style-name="ce1">
            <text:p>39445</text:p>
          </table:table-cell>
          <table:table-cell office:value-type="float" office:value="82822" table:style-name="ce1">
            <text:p>828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059399999999998" table:style-name="ce1">
            <text:p>5,00594</text:p>
          </table:table-cell>
          <table:table-cell office:value-type="float" office:value="4.9649999999999999" table:style-name="ce1">
            <text:p>4,965</text:p>
          </table:table-cell>
          <table:table-cell office:value-type="float" office:value="0.16" table:style-name="ce1">
            <text:p>0,1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02" table:style-name="ce1">
            <text:p>602</text:p>
          </table:table-cell>
          <table:table-cell office:value-type="float" office:value="3108" table:style-name="ce1">
            <text:p>3108</text:p>
          </table:table-cell>
          <table:table-cell office:value-type="float" office:value="39445" table:style-name="ce1">
            <text:p>39445</text:p>
          </table:table-cell>
          <table:table-cell office:value-type="float" office:value="82822" table:style-name="ce1">
            <text:p>828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094099999999999" table:style-name="ce1">
            <text:p>5,00941</text:p>
          </table:table-cell>
          <table:table-cell office:value-type="float" office:value="4.9640000000000004" table:style-name="ce1">
            <text:p>4,964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39838" table:style-name="ce1">
            <text:p>39838</text:p>
          </table:table-cell>
          <table:table-cell office:value-type="float" office:value="83944" table:style-name="ce1">
            <text:p>839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911600000000001" table:style-name="ce1">
            <text:p>2,79116</text:p>
          </table:table-cell>
          <table:table-cell office:value-type="float" office:value="2.74" table:style-name="ce1">
            <text:p>2,74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35194" table:style-name="ce1">
            <text:p>35194</text:p>
          </table:table-cell>
          <table:table-cell office:value-type="float" office:value="88378" table:style-name="ce1">
            <text:p>883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8699999999997" table:style-name="ce1">
            <text:p>999,987</text:p>
          </table:table-cell>
          <table:table-cell office:value-type="float" office:value="997.37" table:style-name="ce1">
            <text:p>997,3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131352" table:style-name="ce1">
            <text:p>2131352</text:p>
          </table:table-cell>
          <table:table-cell office:value-type="float" office:value="2305146" table:style-name="ce1">
            <text:p>2305146</text:p>
          </table:table-cell>
          <table:table-cell office:value-type="float" office:value="34801" table:style-name="ce1">
            <text:p>34801</text:p>
          </table:table-cell>
          <table:table-cell office:value-type="float" office:value="87199" table:style-name="ce1">
            <text:p>871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6/101</text:p>
          </table:table-cell>
          <table:table-cell office:value-type="float" office:value="6" table:formula="msoxl:=MID(A44,1,1)+0" table:style-name="ce1">
            <text:p>6</text:p>
          </table:table-cell>
          <table:table-cell office:value-type="float" office:value="101" table:formula="msoxl:=MID(A44,3,3)+0" table:style-name="ce1">
            <text:p>101</text:p>
          </table:table-cell>
          <table:table-cell office:value-type="float" office:value="5.9187200000000004" table:style-name="ce1">
            <text:p>5,91872</text:p>
          </table:table-cell>
          <table:table-cell office:value-type="float" office:value="5.875" table:style-name="ce1">
            <text:p>5,875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39848" table:style-name="ce1">
            <text:p>39848</text:p>
          </table:table-cell>
          <table:table-cell office:value-type="float" office:value="83730" table:style-name="ce1">
            <text:p>837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1954599999999997" table:style-name="ce1">
            <text:p>5,19546</text:p>
          </table:table-cell>
          <table:table-cell office:value-type="float" office:value="5.1509999999999998" table:style-name="ce1">
            <text:p>5,151</text:p>
          </table:table-cell>
          <table:table-cell office:value-type="float" office:value="0.26" table:style-name="ce1">
            <text:p>0,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259" table:style-name="ce1">
            <text:p>1259</text:p>
          </table:table-cell>
          <table:table-cell office:value-type="float" office:value="5283" table:style-name="ce1">
            <text:p>5283</text:p>
          </table:table-cell>
          <table:table-cell office:value-type="float" office:value="39848" table:style-name="ce1">
            <text:p>39848</text:p>
          </table:table-cell>
          <table:table-cell office:value-type="float" office:value="83730" table:style-name="ce1">
            <text:p>837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407599999999997" table:style-name="ce1">
            <text:p>5,04076</text:p>
          </table:table-cell>
          <table:table-cell office:value-type="float" office:value="4.992" table:style-name="ce1">
            <text:p>4,992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40245" table:style-name="ce1">
            <text:p>40245</text:p>
          </table:table-cell>
          <table:table-cell office:value-type="float" office:value="84864" table:style-name="ce1">
            <text:p>848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022000000000001" table:style-name="ce1">
            <text:p>2,9022</text:p>
          </table:table-cell>
          <table:table-cell office:value-type="float" office:value="2.86" table:style-name="ce1">
            <text:p>2,86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1" table:style-name="ce1">
            <text:p>51</text:p>
          </table:table-cell>
          <table:table-cell office:value-type="float" office:value="51" table:style-name="ce1">
            <text:p>51</text:p>
          </table:table-cell>
          <table:table-cell office:value-type="float" office:value="35554" table:style-name="ce1">
            <text:p>35554</text:p>
          </table:table-cell>
          <table:table-cell office:value-type="float" office:value="89298" table:style-name="ce1">
            <text:p>892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599999999998" table:style-name="ce1">
            <text:p>999,996</text:p>
          </table:table-cell>
          <table:table-cell office:value-type="float" office:value="997.34" table:style-name="ce1">
            <text:p>997,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140839" table:style-name="ce1">
            <text:p>2140839</text:p>
          </table:table-cell>
          <table:table-cell office:value-type="float" office:value="2277946" table:style-name="ce1">
            <text:p>2277946</text:p>
          </table:table-cell>
          <table:table-cell office:value-type="float" office:value="35157" table:style-name="ce1">
            <text:p>35157</text:p>
          </table:table-cell>
          <table:table-cell office:value-type="float" office:value="88107" table:style-name="ce1">
            <text:p>88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6/102</text:p>
          </table:table-cell>
          <table:table-cell office:value-type="float" office:value="6" table:formula="msoxl:=MID(A45,1,1)+0" table:style-name="ce1">
            <text:p>6</text:p>
          </table:table-cell>
          <table:table-cell office:value-type="float" office:value="102" table:formula="msoxl:=MID(A45,3,3)+0" table:style-name="ce1">
            <text:p>102</text:p>
          </table:table-cell>
          <table:table-cell office:value-type="float" office:value="6.0474399999999999" table:style-name="ce1">
            <text:p>6,04744</text:p>
          </table:table-cell>
          <table:table-cell office:value-type="float" office:value="6.0039999999999996" table:style-name="ce1">
            <text:p>6,004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40251" table:style-name="ce1">
            <text:p>40251</text:p>
          </table:table-cell>
          <table:table-cell office:value-type="float" office:value="84638" table:style-name="ce1">
            <text:p>846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445899999999996" table:style-name="ce1">
            <text:p>5,24459</text:p>
          </table:table-cell>
          <table:table-cell office:value-type="float" office:value="5.202" table:style-name="ce1">
            <text:p>5,202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017" table:style-name="ce1">
            <text:p>1017</text:p>
          </table:table-cell>
          <table:table-cell office:value-type="float" office:value="4563" table:style-name="ce1">
            <text:p>4563</text:p>
          </table:table-cell>
          <table:table-cell office:value-type="float" office:value="40251" table:style-name="ce1">
            <text:p>40251</text:p>
          </table:table-cell>
          <table:table-cell office:value-type="float" office:value="84638" table:style-name="ce1">
            <text:p>846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1206500000000004" table:style-name="ce1">
            <text:p>5,12065</text:p>
          </table:table-cell>
          <table:table-cell office:value-type="float" office:value="5.0739999999999998" table:style-name="ce1">
            <text:p>5,074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40652" table:style-name="ce1">
            <text:p>40652</text:p>
          </table:table-cell>
          <table:table-cell office:value-type="float" office:value="85784" table:style-name="ce1">
            <text:p>85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9683600000000001" table:style-name="ce1">
            <text:p>2,96836</text:p>
          </table:table-cell>
          <table:table-cell office:value-type="float" office:value="2.919" table:style-name="ce1">
            <text:p>2,919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35914" table:style-name="ce1">
            <text:p>35914</text:p>
          </table:table-cell>
          <table:table-cell office:value-type="float" office:value="90218" table:style-name="ce1">
            <text:p>902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997.32" table:style-name="ce1">
            <text:p>997,3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150193" table:style-name="ce1">
            <text:p>2150193</text:p>
          </table:table-cell>
          <table:table-cell office:value-type="float" office:value="2358443" table:style-name="ce1">
            <text:p>2358443</text:p>
          </table:table-cell>
          <table:table-cell office:value-type="float" office:value="35513" table:style-name="ce1">
            <text:p>35513</text:p>
          </table:table-cell>
          <table:table-cell office:value-type="float" office:value="89015" table:style-name="ce1">
            <text:p>89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6/93</text:p>
          </table:table-cell>
          <table:table-cell office:value-type="float" office:value="6" table:formula="msoxl:=MID(A46,1,1)+0" table:style-name="ce1">
            <text:p>6</text:p>
          </table:table-cell>
          <table:table-cell office:value-type="float" office:value="93" table:formula="msoxl:=MID(A46,3,3)+0" table:style-name="ce1">
            <text:p>93</text:p>
          </table:table-cell>
          <table:table-cell office:value-type="float" office:value="5.4330600000000002" table:style-name="ce1">
            <text:p>5,43306</text:p>
          </table:table-cell>
          <table:table-cell office:value-type="float" office:value="5.3890000000000002" table:style-name="ce1">
            <text:p>5,389</text:p>
          </table:table-cell>
          <table:table-cell office:value-type="float" office:value="0.38" table:style-name="ce1">
            <text:p>0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36624" table:style-name="ce1">
            <text:p>36624</text:p>
          </table:table-cell>
          <table:table-cell office:value-type="float" office:value="76466" table:style-name="ce1">
            <text:p>764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4909499999999998" table:style-name="ce1">
            <text:p>5,49095</text:p>
          </table:table-cell>
          <table:table-cell office:value-type="float" office:value="5.45" table:style-name="ce1">
            <text:p>5,45</text:p>
          </table:table-cell>
          <table:table-cell office:value-type="float" office:value="1.23" table:style-name="ce1">
            <text:p>1,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914" table:style-name="ce1">
            <text:p>5914</text:p>
          </table:table-cell>
          <table:table-cell office:value-type="float" office:value="14163" table:style-name="ce1">
            <text:p>14163</text:p>
          </table:table-cell>
          <table:table-cell office:value-type="float" office:value="36624" table:style-name="ce1">
            <text:p>36624</text:p>
          </table:table-cell>
          <table:table-cell office:value-type="float" office:value="76466" table:style-name="ce1">
            <text:p>764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7931299999999997" table:style-name="ce1">
            <text:p>4,79313</text:p>
          </table:table-cell>
          <table:table-cell office:value-type="float" office:value="4.7489999999999997" table:style-name="ce1">
            <text:p>4,749</text:p>
          </table:table-cell>
          <table:table-cell office:value-type="float" office:value="0.39" table:style-name="ce1">
            <text:p>0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36989" table:style-name="ce1">
            <text:p>36989</text:p>
          </table:table-cell>
          <table:table-cell office:value-type="float" office:value="77504" table:style-name="ce1">
            <text:p>775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5" table:style-name="ce1">
            <text:p>999,995</text:p>
          </table:table-cell>
          <table:table-cell office:value-type="float" office:value="997.53" table:style-name="ce1">
            <text:p>997,5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16815" table:style-name="ce1">
            <text:p>1316815</text:p>
          </table:table-cell>
          <table:table-cell office:value-type="float" office:value="1317942" table:style-name="ce1">
            <text:p>1317942</text:p>
          </table:table-cell>
          <table:table-cell office:value-type="float" office:value="1317942" table:style-name="ce1">
            <text:p>1317942</text:p>
          </table:table-cell>
          <table:table-cell office:value-type="float" office:value="32674" table:style-name="ce1">
            <text:p>32674</text:p>
          </table:table-cell>
          <table:table-cell office:value-type="float" office:value="81938" table:style-name="ce1">
            <text:p>819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300000000005" table:style-name="ce1">
            <text:p>999,993</text:p>
          </table:table-cell>
          <table:table-cell office:value-type="float" office:value="997.61" table:style-name="ce1">
            <text:p>997,6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384398" table:style-name="ce1">
            <text:p>2384398</text:p>
          </table:table-cell>
          <table:table-cell office:value-type="float" office:value="2683021" table:style-name="ce1">
            <text:p>2683021</text:p>
          </table:table-cell>
          <table:table-cell office:value-type="float" office:value="32309" table:style-name="ce1">
            <text:p>32309</text:p>
          </table:table-cell>
          <table:table-cell office:value-type="float" office:value="80843" table:style-name="ce1">
            <text:p>808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6/94</text:p>
          </table:table-cell>
          <table:table-cell office:value-type="float" office:value="6" table:formula="msoxl:=MID(A47,1,1)+0" table:style-name="ce1">
            <text:p>6</text:p>
          </table:table-cell>
          <table:table-cell office:value-type="float" office:value="94" table:formula="msoxl:=MID(A47,3,3)+0" table:style-name="ce1">
            <text:p>94</text:p>
          </table:table-cell>
          <table:table-cell office:value-type="float" office:value="5.61069" table:style-name="ce1">
            <text:p>5,61069</text:p>
          </table:table-cell>
          <table:table-cell office:value-type="float" office:value="5.5659999999999998" table:style-name="ce1">
            <text:p>5,566</text:p>
          </table:table-cell>
          <table:table-cell office:value-type="float" office:value="0.39" table:style-name="ce1">
            <text:p>0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37027" table:style-name="ce1">
            <text:p>37027</text:p>
          </table:table-cell>
          <table:table-cell office:value-type="float" office:value="77374" table:style-name="ce1">
            <text:p>77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7667200000000003" table:style-name="ce1">
            <text:p>5,76672</text:p>
          </table:table-cell>
          <table:table-cell office:value-type="float" office:value="5.7190000000000003" table:style-name="ce1">
            <text:p>5,719</text:p>
          </table:table-cell>
          <table:table-cell office:value-type="float" office:value="1.44" table:style-name="ce1">
            <text:p>1,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7546" table:style-name="ce1">
            <text:p>7546</text:p>
          </table:table-cell>
          <table:table-cell office:value-type="float" office:value="17594" table:style-name="ce1">
            <text:p>17594</text:p>
          </table:table-cell>
          <table:table-cell office:value-type="float" office:value="37027" table:style-name="ce1">
            <text:p>37027</text:p>
          </table:table-cell>
          <table:table-cell office:value-type="float" office:value="77374" table:style-name="ce1">
            <text:p>77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8666200000000002" table:style-name="ce1">
            <text:p>4,86662</text:p>
          </table:table-cell>
          <table:table-cell office:value-type="float" office:value="4.8209999999999997" table:style-name="ce1">
            <text:p>4,821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" table:style-name="ce1">
            <text:p>91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37396" table:style-name="ce1">
            <text:p>37396</text:p>
          </table:table-cell>
          <table:table-cell office:value-type="float" office:value="78424" table:style-name="ce1">
            <text:p>784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997.56" table:style-name="ce1">
            <text:p>997,5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68703" table:style-name="ce1">
            <text:p>1368703</text:p>
          </table:table-cell>
          <table:table-cell office:value-type="float" office:value="1369798" table:style-name="ce1">
            <text:p>1369798</text:p>
          </table:table-cell>
          <table:table-cell office:value-type="float" office:value="1369798" table:style-name="ce1">
            <text:p>1369798</text:p>
          </table:table-cell>
          <table:table-cell office:value-type="float" office:value="33034" table:style-name="ce1">
            <text:p>33034</text:p>
          </table:table-cell>
          <table:table-cell office:value-type="float" office:value="82858" table:style-name="ce1">
            <text:p>828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15" table:style-name="ce1">
            <text:p>1000,015</text:p>
          </table:table-cell>
          <table:table-cell office:value-type="float" office:value="997.65" table:style-name="ce1">
            <text:p>997,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319317" table:style-name="ce1">
            <text:p>2319317</text:p>
          </table:table-cell>
          <table:table-cell office:value-type="float" office:value="2610864" table:style-name="ce1">
            <text:p>2610864</text:p>
          </table:table-cell>
          <table:table-cell office:value-type="float" office:value="32665" table:style-name="ce1">
            <text:p>32665</text:p>
          </table:table-cell>
          <table:table-cell office:value-type="float" office:value="81751" table:style-name="ce1">
            <text:p>817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6/95</text:p>
          </table:table-cell>
          <table:table-cell office:value-type="float" office:value="6" table:formula="msoxl:=MID(A48,1,1)+0" table:style-name="ce1">
            <text:p>6</text:p>
          </table:table-cell>
          <table:table-cell office:value-type="float" office:value="95" table:formula="msoxl:=MID(A48,3,3)+0" table:style-name="ce1">
            <text:p>95</text:p>
          </table:table-cell>
          <table:table-cell office:value-type="float" office:value="5.7162499999999996" table:style-name="ce1">
            <text:p>5,71625</text:p>
          </table:table-cell>
          <table:table-cell office:value-type="float" office:value="5.673" table:style-name="ce1">
            <text:p>5,673</text:p>
          </table:table-cell>
          <table:table-cell office:value-type="float" office:value="0.4" table:style-name="ce1">
            <text:p>0,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float" office:value="37430" table:style-name="ce1">
            <text:p>37430</text:p>
          </table:table-cell>
          <table:table-cell office:value-type="float" office:value="78282" table:style-name="ce1">
            <text:p>782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842000000000001" table:style-name="ce1">
            <text:p>7,0842</text:p>
          </table:table-cell>
          <table:table-cell office:value-type="float" office:value="7.0419999999999998" table:style-name="ce1">
            <text:p>7,042</text:p>
          </table:table-cell>
          <table:table-cell office:value-type="float" office:value="2.56" table:style-name="ce1">
            <text:p>2,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4422" table:style-name="ce1">
            <text:p>14422</text:p>
          </table:table-cell>
          <table:table-cell office:value-type="float" office:value="29890" table:style-name="ce1">
            <text:p>29890</text:p>
          </table:table-cell>
          <table:table-cell office:value-type="float" office:value="37430" table:style-name="ce1">
            <text:p>37430</text:p>
          </table:table-cell>
          <table:table-cell office:value-type="float" office:value="78282" table:style-name="ce1">
            <text:p>782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0104199999999999" table:style-name="ce1">
            <text:p>5,01042</text:p>
          </table:table-cell>
          <table:table-cell office:value-type="float" office:value="4.9649999999999999" table:style-name="ce1">
            <text:p>4,965</text:p>
          </table:table-cell>
          <table:table-cell office:value-type="float" office:value="0.42" table:style-name="ce1">
            <text:p>0,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" table:style-name="ce1">
            <text:p>92</text:p>
          </table:table-cell>
          <table:table-cell office:value-type="float" office:value="91" table:style-name="ce1">
            <text:p>91</text:p>
          </table:table-cell>
          <table:table-cell office:value-type="float" office:value="91" table:style-name="ce1">
            <text:p>91</text:p>
          </table:table-cell>
          <table:table-cell office:value-type="float" office:value="37803" table:style-name="ce1">
            <text:p>37803</text:p>
          </table:table-cell>
          <table:table-cell office:value-type="float" office:value="79344" table:style-name="ce1">
            <text:p>793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23" table:style-name="ce1">
            <text:p>1000,023</text:p>
          </table:table-cell>
          <table:table-cell office:value-type="float" office:value="997.45" table:style-name="ce1">
            <text:p>997,4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50962" table:style-name="ce1">
            <text:p>1350962</text:p>
          </table:table-cell>
          <table:table-cell office:value-type="float" office:value="1352153" table:style-name="ce1">
            <text:p>1352153</text:p>
          </table:table-cell>
          <table:table-cell office:value-type="float" office:value="1352153" table:style-name="ce1">
            <text:p>1352153</text:p>
          </table:table-cell>
          <table:table-cell office:value-type="float" office:value="33394" table:style-name="ce1">
            <text:p>33394</text:p>
          </table:table-cell>
          <table:table-cell office:value-type="float" office:value="83778" table:style-name="ce1">
            <text:p>837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76" table:style-name="ce1">
            <text:p>999,976</text:p>
          </table:table-cell>
          <table:table-cell office:value-type="float" office:value="997.5" table:style-name="ce1">
            <text:p>997,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298905" table:style-name="ce1">
            <text:p>2298905</text:p>
          </table:table-cell>
          <table:table-cell office:value-type="float" office:value="2559886" table:style-name="ce1">
            <text:p>2559886</text:p>
          </table:table-cell>
          <table:table-cell office:value-type="float" office:value="33021" table:style-name="ce1">
            <text:p>33021</text:p>
          </table:table-cell>
          <table:table-cell office:value-type="float" office:value="82659" table:style-name="ce1">
            <text:p>826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6/96</text:p>
          </table:table-cell>
          <table:table-cell office:value-type="float" office:value="6" table:formula="msoxl:=MID(A49,1,1)+0" table:style-name="ce1">
            <text:p>6</text:p>
          </table:table-cell>
          <table:table-cell office:value-type="float" office:value="96" table:formula="msoxl:=MID(A49,3,3)+0" table:style-name="ce1">
            <text:p>96</text:p>
          </table:table-cell>
          <table:table-cell office:value-type="float" office:value="5.6756500000000001" table:style-name="ce1">
            <text:p>5,67565</text:p>
          </table:table-cell>
          <table:table-cell office:value-type="float" office:value="5.6289999999999996" table:style-name="ce1">
            <text:p>5,629</text:p>
          </table:table-cell>
          <table:table-cell office:value-type="float" office:value="0.41" table:style-name="ce1">
            <text:p>0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37833" table:style-name="ce1">
            <text:p>37833</text:p>
          </table:table-cell>
          <table:table-cell office:value-type="float" office:value="79190" table:style-name="ce1">
            <text:p>791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05246" table:style-name="ce1">
            <text:p>7,05246</text:p>
          </table:table-cell>
          <table:table-cell office:value-type="float" office:value="7.0069999999999997" table:style-name="ce1">
            <text:p>7,007</text:p>
          </table:table-cell>
          <table:table-cell office:value-type="float" office:value="2.54" table:style-name="ce1">
            <text:p>2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4052" table:style-name="ce1">
            <text:p>14052</text:p>
          </table:table-cell>
          <table:table-cell office:value-type="float" office:value="26034" table:style-name="ce1">
            <text:p>26034</text:p>
          </table:table-cell>
          <table:table-cell office:value-type="float" office:value="37833" table:style-name="ce1">
            <text:p>37833</text:p>
          </table:table-cell>
          <table:table-cell office:value-type="float" office:value="79190" table:style-name="ce1">
            <text:p>791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1001300000000001" table:style-name="ce1">
            <text:p>5,10013</text:p>
          </table:table-cell>
          <table:table-cell office:value-type="float" office:value="5.0540000000000003" table:style-name="ce1">
            <text:p>5,054</text:p>
          </table:table-cell>
          <table:table-cell office:value-type="float" office:value="0.43" table:style-name="ce1">
            <text:p>0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38210" table:style-name="ce1">
            <text:p>38210</text:p>
          </table:table-cell>
          <table:table-cell office:value-type="float" office:value="80264" table:style-name="ce1">
            <text:p>802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6525500000000002" table:style-name="ce1">
            <text:p>2,65255</text:p>
          </table:table-cell>
          <table:table-cell office:value-type="float" office:value="2.6080000000000001" table:style-name="ce1">
            <text:p>2,608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33754" table:style-name="ce1">
            <text:p>33754</text:p>
          </table:table-cell>
          <table:table-cell office:value-type="float" office:value="84698" table:style-name="ce1">
            <text:p>846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699999999996" table:style-name="ce1">
            <text:p>999,997</text:p>
          </table:table-cell>
          <table:table-cell office:value-type="float" office:value="997.51" table:style-name="ce1">
            <text:p>997,5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340275" table:style-name="ce1">
            <text:p>2340275</text:p>
          </table:table-cell>
          <table:table-cell office:value-type="float" office:value="2532298" table:style-name="ce1">
            <text:p>2532298</text:p>
          </table:table-cell>
          <table:table-cell office:value-type="float" office:value="33377" table:style-name="ce1">
            <text:p>33377</text:p>
          </table:table-cell>
          <table:table-cell office:value-type="float" office:value="83567" table:style-name="ce1">
            <text:p>8356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6/97</text:p>
          </table:table-cell>
          <table:table-cell office:value-type="float" office:value="6" table:formula="msoxl:=MID(A50,1,1)+0" table:style-name="ce1">
            <text:p>6</text:p>
          </table:table-cell>
          <table:table-cell office:value-type="float" office:value="97" table:formula="msoxl:=MID(A50,3,3)+0" table:style-name="ce1">
            <text:p>97</text:p>
          </table:table-cell>
          <table:table-cell office:value-type="float" office:value="6.1203399999999997" table:style-name="ce1">
            <text:p>6,12034</text:p>
          </table:table-cell>
          <table:table-cell office:value-type="float" office:value="5.859" table:style-name="ce1">
            <text:p>5,859</text:p>
          </table:table-cell>
          <table:table-cell office:value-type="float" office:value="0.43" table:style-name="ce1">
            <text:p>0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38236" table:style-name="ce1">
            <text:p>38236</text:p>
          </table:table-cell>
          <table:table-cell office:value-type="float" office:value="80098" table:style-name="ce1">
            <text:p>80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757899999999998" table:style-name="ce1">
            <text:p>6,77579</text:p>
          </table:table-cell>
          <table:table-cell office:value-type="float" office:value="6.7309999999999999" table:style-name="ce1">
            <text:p>6,731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0597" table:style-name="ce1">
            <text:p>10597</text:p>
          </table:table-cell>
          <table:table-cell office:value-type="float" office:value="24232" table:style-name="ce1">
            <text:p>24232</text:p>
          </table:table-cell>
          <table:table-cell office:value-type="float" office:value="38236" table:style-name="ce1">
            <text:p>38236</text:p>
          </table:table-cell>
          <table:table-cell office:value-type="float" office:value="80098" table:style-name="ce1">
            <text:p>800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0878" table:style-name="ce1">
            <text:p>5,20878</text:p>
          </table:table-cell>
          <table:table-cell office:value-type="float" office:value="5.1630000000000003" table:style-name="ce1">
            <text:p>5,163</text:p>
          </table:table-cell>
          <table:table-cell office:value-type="float" office:value="0.43" table:style-name="ce1">
            <text:p>0,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3" table:style-name="ce1">
            <text:p>93</text:p>
          </table:table-cell>
          <table:table-cell office:value-type="float" office:value="92" table:style-name="ce1">
            <text:p>92</text:p>
          </table:table-cell>
          <table:table-cell office:value-type="float" office:value="92" table:style-name="ce1">
            <text:p>92</text:p>
          </table:table-cell>
          <table:table-cell office:value-type="float" office:value="38617" table:style-name="ce1">
            <text:p>38617</text:p>
          </table:table-cell>
          <table:table-cell office:value-type="float" office:value="81184" table:style-name="ce1">
            <text:p>811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439100000000001" table:style-name="ce1">
            <text:p>2,74391</text:p>
          </table:table-cell>
          <table:table-cell office:value-type="float" office:value="2.6970000000000001" table:style-name="ce1">
            <text:p>2,697</text:p>
          </table:table-cell>
          <table:table-cell office:value-type="float" office:value="0.06" table:style-name="ce1">
            <text:p>0,0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0" table:style-name="ce1">
            <text:p>130</text:p>
          </table:table-cell>
          <table:table-cell office:value-type="float" office:value="229" table:style-name="ce1">
            <text:p>229</text:p>
          </table:table-cell>
          <table:table-cell office:value-type="float" office:value="229" table:style-name="ce1">
            <text:p>229</text:p>
          </table:table-cell>
          <table:table-cell office:value-type="float" office:value="34114" table:style-name="ce1">
            <text:p>34114</text:p>
          </table:table-cell>
          <table:table-cell office:value-type="float" office:value="85618" table:style-name="ce1">
            <text:p>856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8599999999999" table:style-name="ce1">
            <text:p>999,986</text:p>
          </table:table-cell>
          <table:table-cell office:value-type="float" office:value="997.51" table:style-name="ce1">
            <text:p>997,5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3" table:style-name="ce1">
            <text:p>23</text:p>
          </table:table-cell>
          <table:table-cell office:value-type="float" office:value="2436463" table:style-name="ce1">
            <text:p>2436463</text:p>
          </table:table-cell>
          <table:table-cell office:value-type="float" office:value="2828105" table:style-name="ce1">
            <text:p>2828105</text:p>
          </table:table-cell>
          <table:table-cell office:value-type="float" office:value="33733" table:style-name="ce1">
            <text:p>33733</text:p>
          </table:table-cell>
          <table:table-cell office:value-type="float" office:value="84475" table:style-name="ce1">
            <text:p>844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6/98</text:p>
          </table:table-cell>
          <table:table-cell office:value-type="float" office:value="6" table:formula="msoxl:=MID(A51,1,1)+0" table:style-name="ce1">
            <text:p>6</text:p>
          </table:table-cell>
          <table:table-cell office:value-type="float" office:value="98" table:formula="msoxl:=MID(A51,3,3)+0" table:style-name="ce1">
            <text:p>98</text:p>
          </table:table-cell>
          <table:table-cell office:value-type="float" office:value="5.8438800000000004" table:style-name="ce1">
            <text:p>5,84388</text:p>
          </table:table-cell>
          <table:table-cell office:value-type="float" office:value="5.7990000000000004" table:style-name="ce1">
            <text:p>5,799</text:p>
          </table:table-cell>
          <table:table-cell office:value-type="float" office:value="0.3" table:style-name="ce1">
            <text:p>0,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38639" table:style-name="ce1">
            <text:p>38639</text:p>
          </table:table-cell>
          <table:table-cell office:value-type="float" office:value="81006" table:style-name="ce1">
            <text:p>81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6296900000000001" table:style-name="ce1">
            <text:p>5,62969</text:p>
          </table:table-cell>
          <table:table-cell office:value-type="float" office:value="5.5869999999999997" table:style-name="ce1">
            <text:p>5,587</text:p>
          </table:table-cell>
          <table:table-cell office:value-type="float" office:value="0.97" table:style-name="ce1">
            <text:p>0,9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4856" table:style-name="ce1">
            <text:p>4856</text:p>
          </table:table-cell>
          <table:table-cell office:value-type="float" office:value="12578" table:style-name="ce1">
            <text:p>12578</text:p>
          </table:table-cell>
          <table:table-cell office:value-type="float" office:value="38639" table:style-name="ce1">
            <text:p>38639</text:p>
          </table:table-cell>
          <table:table-cell office:value-type="float" office:value="81006" table:style-name="ce1">
            <text:p>810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1119700000000003" table:style-name="ce1">
            <text:p>5,11197</text:p>
          </table:table-cell>
          <table:table-cell office:value-type="float" office:value="5.0659999999999998" table:style-name="ce1">
            <text:p>5,066</text:p>
          </table:table-cell>
          <table:table-cell office:value-type="float" office:value="0.33" table:style-name="ce1">
            <text:p>0,3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6" table:style-name="ce1">
            <text:p>66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39024" table:style-name="ce1">
            <text:p>39024</text:p>
          </table:table-cell>
          <table:table-cell office:value-type="float" office:value="82104" table:style-name="ce1">
            <text:p>82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0051" table:style-name="ce1">
            <text:p>2,70051</text:p>
          </table:table-cell>
          <table:table-cell office:value-type="float" office:value="2.6560000000000001" table:style-name="ce1">
            <text:p>2,656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office:value-type="float" office:value="52" table:style-name="ce1">
            <text:p>52</text:p>
          </table:table-cell>
          <table:table-cell office:value-type="float" office:value="34474" table:style-name="ce1">
            <text:p>34474</text:p>
          </table:table-cell>
          <table:table-cell office:value-type="float" office:value="86538" table:style-name="ce1">
            <text:p>865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7400000000005" table:style-name="ce1">
            <text:p>999,974</text:p>
          </table:table-cell>
          <table:table-cell office:value-type="float" office:value="997.47" table:style-name="ce1">
            <text:p>997,4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185513" table:style-name="ce1">
            <text:p>2185513</text:p>
          </table:table-cell>
          <table:table-cell office:value-type="float" office:value="2341449" table:style-name="ce1">
            <text:p>2341449</text:p>
          </table:table-cell>
          <table:table-cell office:value-type="float" office:value="34089" table:style-name="ce1">
            <text:p>34089</text:p>
          </table:table-cell>
          <table:table-cell office:value-type="float" office:value="85383" table:style-name="ce1">
            <text:p>853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6/99</text:p>
          </table:table-cell>
          <table:table-cell office:value-type="float" office:value="6" table:formula="msoxl:=MID(A52,1,1)+0" table:style-name="ce1">
            <text:p>6</text:p>
          </table:table-cell>
          <table:table-cell office:value-type="float" office:value="99" table:formula="msoxl:=MID(A52,3,3)+0" table:style-name="ce1">
            <text:p>99</text:p>
          </table:table-cell>
          <table:table-cell office:value-type="float" office:value="5.9133199999999997" table:style-name="ce1">
            <text:p>5,91332</text:p>
          </table:table-cell>
          <table:table-cell office:value-type="float" office:value="5.8689999999999998" table:style-name="ce1">
            <text:p>5,869</text:p>
          </table:table-cell>
          <table:table-cell office:value-type="float" office:value="0.3" table:style-name="ce1">
            <text:p>0,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39042" table:style-name="ce1">
            <text:p>39042</text:p>
          </table:table-cell>
          <table:table-cell office:value-type="float" office:value="81914" table:style-name="ce1">
            <text:p>819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890699999999997" table:style-name="ce1">
            <text:p>5,28907</text:p>
          </table:table-cell>
          <table:table-cell office:value-type="float" office:value="5.2370000000000001" table:style-name="ce1">
            <text:p>5,237</text:p>
          </table:table-cell>
          <table:table-cell office:value-type="float" office:value="0.47" table:style-name="ce1">
            <text:p>0,4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203" table:style-name="ce1">
            <text:p>3203</text:p>
          </table:table-cell>
          <table:table-cell office:value-type="float" office:value="8800" table:style-name="ce1">
            <text:p>8800</text:p>
          </table:table-cell>
          <table:table-cell office:value-type="float" office:value="39042" table:style-name="ce1">
            <text:p>39042</text:p>
          </table:table-cell>
          <table:table-cell office:value-type="float" office:value="81914" table:style-name="ce1">
            <text:p>819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.2895899999999996" table:style-name="ce1">
            <text:p>5,28959</text:p>
          </table:table-cell>
          <table:table-cell office:value-type="float" office:value="5.2439999999999998" table:style-name="ce1">
            <text:p>5,244</text:p>
          </table:table-cell>
          <table:table-cell office:value-type="float" office:value="0.31" table:style-name="ce1">
            <text:p>0,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76" table:style-name="ce1">
            <text:p>76</text:p>
          </table:table-cell>
          <table:table-cell office:value-type="float" office:value="76" table:style-name="ce1">
            <text:p>76</text:p>
          </table:table-cell>
          <table:table-cell office:value-type="float" office:value="39431" table:style-name="ce1">
            <text:p>39431</text:p>
          </table:table-cell>
          <table:table-cell office:value-type="float" office:value="83024" table:style-name="ce1">
            <text:p>830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7867600000000001" table:style-name="ce1">
            <text:p>2,78676</text:p>
          </table:table-cell>
          <table:table-cell office:value-type="float" office:value="2.7389999999999999" table:style-name="ce1">
            <text:p>2,739</text:p>
          </table:table-cell>
          <table:table-cell office:value-type="float" office:value="0.01" table:style-name="ce1">
            <text:p>0,0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office:value-type="float" office:value="56" table:style-name="ce1">
            <text:p>56</text:p>
          </table:table-cell>
          <table:table-cell office:value-type="float" office:value="34834" table:style-name="ce1">
            <text:p>34834</text:p>
          </table:table-cell>
          <table:table-cell office:value-type="float" office:value="87458" table:style-name="ce1">
            <text:p>874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8599999999999" table:style-name="ce1">
            <text:p>999,986</text:p>
          </table:table-cell>
          <table:table-cell office:value-type="float" office:value="997.32" table:style-name="ce1">
            <text:p>997,3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839253" table:style-name="ce1">
            <text:p>1839253</text:p>
          </table:table-cell>
          <table:table-cell office:value-type="float" office:value="1956101" table:style-name="ce1">
            <text:p>1956101</text:p>
          </table:table-cell>
          <table:table-cell office:value-type="float" office:value="34445" table:style-name="ce1">
            <text:p>34445</text:p>
          </table:table-cell>
          <table:table-cell office:value-type="float" office:value="86291" table:style-name="ce1">
            <text:p>862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7/137</text:p>
          </table:table-cell>
          <table:table-cell office:value-type="float" office:value="7" table:formula="msoxl:=MID(A53,1,1)+0" table:style-name="ce1">
            <text:p>7</text:p>
          </table:table-cell>
          <table:table-cell office:value-type="float" office:value="137" table:formula="msoxl:=MID(A53,3,3)+0" table:style-name="ce1">
            <text:p>137</text:p>
          </table:table-cell>
          <table:table-cell office:value-type="float" office:value="17.7728" table:style-name="ce1">
            <text:p>17,7728</text:p>
          </table:table-cell>
          <table:table-cell office:value-type="float" office:value="17.716000000000001" table:style-name="ce1">
            <text:p>17,716</text:p>
          </table:table-cell>
          <table:table-cell office:value-type="float" office:value="2.72" table:style-name="ce1">
            <text:p>2,7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4" table:style-name="ce1">
            <text:p>254</text:p>
          </table:table-cell>
          <table:table-cell office:value-type="float" office:value="262" table:style-name="ce1">
            <text:p>262</text:p>
          </table:table-cell>
          <table:table-cell office:value-type="float" office:value="262" table:style-name="ce1">
            <text:p>262</text:p>
          </table:table-cell>
          <table:table-cell office:value-type="float" office:value="75653" table:style-name="ce1">
            <text:p>75653</text:p>
          </table:table-cell>
          <table:table-cell office:value-type="float" office:value="160538" table:style-name="ce1">
            <text:p>1605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.893000000000001" table:style-name="ce1">
            <text:p>34,893</text:p>
          </table:table-cell>
          <table:table-cell office:value-type="float" office:value="34.819000000000003" table:style-name="ce1">
            <text:p>34,819</text:p>
          </table:table-cell>
          <table:table-cell office:value-type="float" office:value="22.17" table:style-name="ce1">
            <text:p>22,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74038" table:style-name="ce1">
            <text:p>74038</text:p>
          </table:table-cell>
          <table:table-cell office:value-type="float" office:value="116097" table:style-name="ce1">
            <text:p>116097</text:p>
          </table:table-cell>
          <table:table-cell office:value-type="float" office:value="75653" table:style-name="ce1">
            <text:p>75653</text:p>
          </table:table-cell>
          <table:table-cell office:value-type="float" office:value="160538" table:style-name="ce1">
            <text:p>1605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7852" table:style-name="ce1">
            <text:p>15,7852</text:p>
          </table:table-cell>
          <table:table-cell office:value-type="float" office:value="15.723000000000001" table:style-name="ce1">
            <text:p>15,723</text:p>
          </table:table-cell>
          <table:table-cell office:value-type="float" office:value="2.83" table:style-name="ce1">
            <text:p>2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54" table:style-name="ce1">
            <text:p>254</text:p>
          </table:table-cell>
          <table:table-cell office:value-type="float" office:value="262" table:style-name="ce1">
            <text:p>262</text:p>
          </table:table-cell>
          <table:table-cell office:value-type="float" office:value="262" table:style-name="ce1">
            <text:p>262</text:p>
          </table:table-cell>
          <table:table-cell office:value-type="float" office:value="76194" table:style-name="ce1">
            <text:p>76194</text:p>
          </table:table-cell>
          <table:table-cell office:value-type="float" office:value="162104" table:style-name="ce1">
            <text:p>162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.2543299999999995" table:style-name="ce1">
            <text:p>9,25433</text:p>
          </table:table-cell>
          <table:table-cell office:value-type="float" office:value="9.1959999999999997" table:style-name="ce1">
            <text:p>9,196</text:p>
          </table:table-cell>
          <table:table-cell office:value-type="float" office:value="2.62" table:style-name="ce1">
            <text:p>2,6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5189" table:style-name="ce1">
            <text:p>5189</text:p>
          </table:table-cell>
          <table:table-cell office:value-type="float" office:value="5790" table:style-name="ce1">
            <text:p>5790</text:p>
          </table:table-cell>
          <table:table-cell office:value-type="float" office:value="5790" table:style-name="ce1">
            <text:p>5790</text:p>
          </table:table-cell>
          <table:table-cell office:value-type="float" office:value="64237" table:style-name="ce1">
            <text:p>64237</text:p>
          </table:table-cell>
          <table:table-cell office:value-type="float" office:value="163439" table:style-name="ce1">
            <text:p>1634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800000000005" table:style-name="ce1">
            <text:p>999,998</text:p>
          </table:table-cell>
          <table:table-cell office:value-type="float" office:value="993.62" table:style-name="ce1">
            <text:p>993,6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773652" table:style-name="ce1">
            <text:p>1773652</text:p>
          </table:table-cell>
          <table:table-cell office:value-type="float" office:value="1933637" table:style-name="ce1">
            <text:p>1933637</text:p>
          </table:table-cell>
          <table:table-cell office:value-type="float" office:value="63696" table:style-name="ce1">
            <text:p>63696</text:p>
          </table:table-cell>
          <table:table-cell office:value-type="float" office:value="161816" table:style-name="ce1">
            <text:p>1618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7/138</text:p>
          </table:table-cell>
          <table:table-cell office:value-type="float" office:value="7" table:formula="msoxl:=MID(A54,1,1)+0" table:style-name="ce1">
            <text:p>7</text:p>
          </table:table-cell>
          <table:table-cell office:value-type="float" office:value="138" table:formula="msoxl:=MID(A54,3,3)+0" table:style-name="ce1">
            <text:p>138</text:p>
          </table:table-cell>
          <table:table-cell office:value-type="float" office:value="18.088200000000001" table:style-name="ce1">
            <text:p>18,0882</text:p>
          </table:table-cell>
          <table:table-cell office:value-type="float" office:value="18.018999999999998" table:style-name="ce1">
            <text:p>18,019</text:p>
          </table:table-cell>
          <table:table-cell office:value-type="float" office:value="2.74" table:style-name="ce1">
            <text:p>2,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266" table:style-name="ce1">
            <text:p>266</text:p>
          </table:table-cell>
          <table:table-cell office:value-type="float" office:value="266" table:style-name="ce1">
            <text:p>266</text:p>
          </table:table-cell>
          <table:table-cell office:value-type="float" office:value="76215" table:style-name="ce1">
            <text:p>76215</text:p>
          </table:table-cell>
          <table:table-cell office:value-type="float" office:value="161799" table:style-name="ce1">
            <text:p>1617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.443100000000001" table:style-name="ce1">
            <text:p>55,4431</text:p>
          </table:table-cell>
          <table:table-cell office:value-type="float" office:value="55.372" table:style-name="ce1">
            <text:p>55,372</text:p>
          </table:table-cell>
          <table:table-cell office:value-type="float" office:value="42.65" table:style-name="ce1">
            <text:p>42,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42034" table:style-name="ce1">
            <text:p>142034</text:p>
          </table:table-cell>
          <table:table-cell office:value-type="float" office:value="202113" table:style-name="ce1">
            <text:p>202113</text:p>
          </table:table-cell>
          <table:table-cell office:value-type="float" office:value="76215" table:style-name="ce1">
            <text:p>76215</text:p>
          </table:table-cell>
          <table:table-cell office:value-type="float" office:value="161799" table:style-name="ce1">
            <text:p>1617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9626" table:style-name="ce1">
            <text:p>15,9626</text:p>
          </table:table-cell>
          <table:table-cell office:value-type="float" office:value="15.9" table:style-name="ce1">
            <text:p>15,9</text:p>
          </table:table-cell>
          <table:table-cell office:value-type="float" office:value="2.88" table:style-name="ce1">
            <text:p>2,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0" table:style-name="ce1">
            <text:p>260</text:p>
          </table:table-cell>
          <table:table-cell office:value-type="float" office:value="266" table:style-name="ce1">
            <text:p>266</text:p>
          </table:table-cell>
          <table:table-cell office:value-type="float" office:value="266" table:style-name="ce1">
            <text:p>266</text:p>
          </table:table-cell>
          <table:table-cell office:value-type="float" office:value="76760" table:style-name="ce1">
            <text:p>76760</text:p>
          </table:table-cell>
          <table:table-cell office:value-type="float" office:value="163377" table:style-name="ce1">
            <text:p>1633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5.8063" table:style-name="ce1">
            <text:p>55,8063</text:p>
          </table:table-cell>
          <table:table-cell office:value-type="float" office:value="55.726999999999997" table:style-name="ce1">
            <text:p>55,727</text:p>
          </table:table-cell>
          <table:table-cell office:value-type="float" office:value="49.12" table:style-name="ce1">
            <text:p>49,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60190" table:style-name="ce1">
            <text:p>60190</text:p>
          </table:table-cell>
          <table:table-cell office:value-type="float" office:value="61204" table:style-name="ce1">
            <text:p>61204</text:p>
          </table:table-cell>
          <table:table-cell office:value-type="float" office:value="61204" table:style-name="ce1">
            <text:p>61204</text:p>
          </table:table-cell>
          <table:table-cell office:value-type="float" office:value="64715" table:style-name="ce1">
            <text:p>64715</text:p>
          </table:table-cell>
          <table:table-cell office:value-type="float" office:value="164673" table:style-name="ce1">
            <text:p>16467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7299999999996" table:style-name="ce1">
            <text:p>999,973</text:p>
          </table:table-cell>
          <table:table-cell office:value-type="float" office:value="993.33" table:style-name="ce1">
            <text:p>993,3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824202" table:style-name="ce1">
            <text:p>1824202</text:p>
          </table:table-cell>
          <table:table-cell office:value-type="float" office:value="1986833" table:style-name="ce1">
            <text:p>1986833</text:p>
          </table:table-cell>
          <table:table-cell office:value-type="float" office:value="64170" table:style-name="ce1">
            <text:p>64170</text:p>
          </table:table-cell>
          <table:table-cell office:value-type="float" office:value="163038" table:style-name="ce1">
            <text:p>1630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7/139</text:p>
          </table:table-cell>
          <table:table-cell office:value-type="float" office:value="7" table:formula="msoxl:=MID(A55,1,1)+0" table:style-name="ce1">
            <text:p>7</text:p>
          </table:table-cell>
          <table:table-cell office:value-type="float" office:value="139" table:formula="msoxl:=MID(A55,3,3)+0" table:style-name="ce1">
            <text:p>139</text:p>
          </table:table-cell>
          <table:table-cell office:value-type="float" office:value="18.2761" table:style-name="ce1">
            <text:p>18,2761</text:p>
          </table:table-cell>
          <table:table-cell office:value-type="float" office:value="18.216000000000001" table:style-name="ce1">
            <text:p>18,216</text:p>
          </table:table-cell>
          <table:table-cell office:value-type="float" office:value="2.84" table:style-name="ce1">
            <text:p>2,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1" table:style-name="ce1">
            <text:p>261</text:p>
          </table:table-cell>
          <table:table-cell office:value-type="float" office:value="268" table:style-name="ce1">
            <text:p>268</text:p>
          </table:table-cell>
          <table:table-cell office:value-type="float" office:value="268" table:style-name="ce1">
            <text:p>268</text:p>
          </table:table-cell>
          <table:table-cell office:value-type="float" office:value="76777" table:style-name="ce1">
            <text:p>76777</text:p>
          </table:table-cell>
          <table:table-cell office:value-type="float" office:value="163060" table:style-name="ce1">
            <text:p>1630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.869900000000001" table:style-name="ce1">
            <text:p>26,8699</text:p>
          </table:table-cell>
          <table:table-cell office:value-type="float" office:value="26.802" table:style-name="ce1">
            <text:p>26,802</text:p>
          </table:table-cell>
          <table:table-cell office:value-type="float" office:value="13.53" table:style-name="ce1">
            <text:p>13,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45473" table:style-name="ce1">
            <text:p>45473</text:p>
          </table:table-cell>
          <table:table-cell office:value-type="float" office:value="76583" table:style-name="ce1">
            <text:p>76583</text:p>
          </table:table-cell>
          <table:table-cell office:value-type="float" office:value="76777" table:style-name="ce1">
            <text:p>76777</text:p>
          </table:table-cell>
          <table:table-cell office:value-type="float" office:value="163060" table:style-name="ce1">
            <text:p>1630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329899999999999" table:style-name="ce1">
            <text:p>16,3299</text:p>
          </table:table-cell>
          <table:table-cell office:value-type="float" office:value="16.266999999999999" table:style-name="ce1">
            <text:p>16,267</text:p>
          </table:table-cell>
          <table:table-cell office:value-type="float" office:value="2.91" table:style-name="ce1">
            <text:p>2,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61" table:style-name="ce1">
            <text:p>261</text:p>
          </table:table-cell>
          <table:table-cell office:value-type="float" office:value="266" table:style-name="ce1">
            <text:p>266</text:p>
          </table:table-cell>
          <table:table-cell office:value-type="float" office:value="266" table:style-name="ce1">
            <text:p>266</text:p>
          </table:table-cell>
          <table:table-cell office:value-type="float" office:value="77326" table:style-name="ce1">
            <text:p>77326</text:p>
          </table:table-cell>
          <table:table-cell office:value-type="float" office:value="164650" table:style-name="ce1">
            <text:p>1646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283100000000001" table:style-name="ce1">
            <text:p>17,2831</text:p>
          </table:table-cell>
          <table:table-cell office:value-type="float" office:value="17.213999999999999" table:style-name="ce1">
            <text:p>17,214</text:p>
          </table:table-cell>
          <table:table-cell office:value-type="float" office:value="10.5" table:style-name="ce1">
            <text:p>10,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5014" table:style-name="ce1">
            <text:p>15014</text:p>
          </table:table-cell>
          <table:table-cell office:value-type="float" office:value="15758" table:style-name="ce1">
            <text:p>15758</text:p>
          </table:table-cell>
          <table:table-cell office:value-type="float" office:value="15758" table:style-name="ce1">
            <text:p>15758</text:p>
          </table:table-cell>
          <table:table-cell office:value-type="float" office:value="65193" table:style-name="ce1">
            <text:p>65193</text:p>
          </table:table-cell>
          <table:table-cell office:value-type="float" office:value="165907" table:style-name="ce1">
            <text:p>1659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06" table:style-name="ce1">
            <text:p>1000,006</text:p>
          </table:table-cell>
          <table:table-cell office:value-type="float" office:value="993.25" table:style-name="ce1">
            <text:p>993,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815899" table:style-name="ce1">
            <text:p>1815899</text:p>
          </table:table-cell>
          <table:table-cell office:value-type="float" office:value="2019131" table:style-name="ce1">
            <text:p>2019131</text:p>
          </table:table-cell>
          <table:table-cell office:value-type="float" office:value="64644" table:style-name="ce1">
            <text:p>64644</text:p>
          </table:table-cell>
          <table:table-cell office:value-type="float" office:value="164260" table:style-name="ce1">
            <text:p>1642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7/140</text:p>
          </table:table-cell>
          <table:table-cell office:value-type="float" office:value="7" table:formula="msoxl:=MID(A56,1,1)+0" table:style-name="ce1">
            <text:p>7</text:p>
          </table:table-cell>
          <table:table-cell office:value-type="float" office:value="140" table:formula="msoxl:=MID(A56,3,3)+0" table:style-name="ce1">
            <text:p>140</text:p>
          </table:table-cell>
          <table:table-cell office:value-type="float" office:value="18.834" table:style-name="ce1">
            <text:p>18,834</text:p>
          </table:table-cell>
          <table:table-cell office:value-type="float" office:value="18.776" table:style-name="ce1">
            <text:p>18,776</text:p>
          </table:table-cell>
          <table:table-cell office:value-type="float" office:value="3.01" table:style-name="ce1">
            <text:p>3,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2" table:style-name="ce1">
            <text:p>262</text:p>
          </table:table-cell>
          <table:table-cell office:value-type="float" office:value="269" table:style-name="ce1">
            <text:p>269</text:p>
          </table:table-cell>
          <table:table-cell office:value-type="float" office:value="269" table:style-name="ce1">
            <text:p>269</text:p>
          </table:table-cell>
          <table:table-cell office:value-type="float" office:value="77339" table:style-name="ce1">
            <text:p>77339</text:p>
          </table:table-cell>
          <table:table-cell office:value-type="float" office:value="164321" table:style-name="ce1">
            <text:p>1643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.0824" table:style-name="ce1">
            <text:p>23,0824</text:p>
          </table:table-cell>
          <table:table-cell office:value-type="float" office:value="23.016999999999999" table:style-name="ce1">
            <text:p>23,017</text:p>
          </table:table-cell>
          <table:table-cell office:value-type="float" office:value="9.5399999999999991" table:style-name="ce1">
            <text:p>9,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0242" table:style-name="ce1">
            <text:p>30242</text:p>
          </table:table-cell>
          <table:table-cell office:value-type="float" office:value="55962" table:style-name="ce1">
            <text:p>55962</text:p>
          </table:table-cell>
          <table:table-cell office:value-type="float" office:value="77339" table:style-name="ce1">
            <text:p>77339</text:p>
          </table:table-cell>
          <table:table-cell office:value-type="float" office:value="164321" table:style-name="ce1">
            <text:p>1643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534500000000001" table:style-name="ce1">
            <text:p>16,5345</text:p>
          </table:table-cell>
          <table:table-cell office:value-type="float" office:value="16.47" table:style-name="ce1">
            <text:p>16,47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2" table:style-name="ce1">
            <text:p>262</text:p>
          </table:table-cell>
          <table:table-cell office:value-type="float" office:value="271" table:style-name="ce1">
            <text:p>271</text:p>
          </table:table-cell>
          <table:table-cell office:value-type="float" office:value="271" table:style-name="ce1">
            <text:p>271</text:p>
          </table:table-cell>
          <table:table-cell office:value-type="float" office:value="77892" table:style-name="ce1">
            <text:p>77892</text:p>
          </table:table-cell>
          <table:table-cell office:value-type="float" office:value="165923" table:style-name="ce1">
            <text:p>1659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02" table:style-name="ce1">
            <text:p>1000,002</text:p>
          </table:table-cell>
          <table:table-cell office:value-type="float" office:value="993.04" table:style-name="ce1">
            <text:p>993,0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900034" table:style-name="ce1">
            <text:p>900034</text:p>
          </table:table-cell>
          <table:table-cell office:value-type="float" office:value="901517" table:style-name="ce1">
            <text:p>901517</text:p>
          </table:table-cell>
          <table:table-cell office:value-type="float" office:value="901517" table:style-name="ce1">
            <text:p>901517</text:p>
          </table:table-cell>
          <table:table-cell office:value-type="float" office:value="65671" table:style-name="ce1">
            <text:p>65671</text:p>
          </table:table-cell>
          <table:table-cell office:value-type="float" office:value="167141" table:style-name="ce1">
            <text:p>1671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15" table:style-name="ce1">
            <text:p>1000,015</text:p>
          </table:table-cell>
          <table:table-cell office:value-type="float" office:value="993.34" table:style-name="ce1">
            <text:p>993,3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831147" table:style-name="ce1">
            <text:p>1831147</text:p>
          </table:table-cell>
          <table:table-cell office:value-type="float" office:value="1929922" table:style-name="ce1">
            <text:p>1929922</text:p>
          </table:table-cell>
          <table:table-cell office:value-type="float" office:value="65118" table:style-name="ce1">
            <text:p>65118</text:p>
          </table:table-cell>
          <table:table-cell office:value-type="float" office:value="165482" table:style-name="ce1">
            <text:p>1654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7/141</text:p>
          </table:table-cell>
          <table:table-cell office:value-type="float" office:value="7" table:formula="msoxl:=MID(A57,1,1)+0" table:style-name="ce1">
            <text:p>7</text:p>
          </table:table-cell>
          <table:table-cell office:value-type="float" office:value="141" table:formula="msoxl:=MID(A57,3,3)+0" table:style-name="ce1">
            <text:p>141</text:p>
          </table:table-cell>
          <table:table-cell office:value-type="float" office:value="18.936800000000002" table:style-name="ce1">
            <text:p>18,9368</text:p>
          </table:table-cell>
          <table:table-cell office:value-type="float" office:value="18.873000000000001" table:style-name="ce1">
            <text:p>18,873</text:p>
          </table:table-cell>
          <table:table-cell office:value-type="float" office:value="2.94" table:style-name="ce1">
            <text:p>2,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2" table:style-name="ce1">
            <text:p>262</text:p>
          </table:table-cell>
          <table:table-cell office:value-type="float" office:value="270" table:style-name="ce1">
            <text:p>270</text:p>
          </table:table-cell>
          <table:table-cell office:value-type="float" office:value="270" table:style-name="ce1">
            <text:p>270</text:p>
          </table:table-cell>
          <table:table-cell office:value-type="float" office:value="77901" table:style-name="ce1">
            <text:p>77901</text:p>
          </table:table-cell>
          <table:table-cell office:value-type="float" office:value="165582" table:style-name="ce1">
            <text:p>1655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.272300000000001" table:style-name="ce1">
            <text:p>47,2723</text:p>
          </table:table-cell>
          <table:table-cell office:value-type="float" office:value="47.201999999999998" table:style-name="ce1">
            <text:p>47,202</text:p>
          </table:table-cell>
          <table:table-cell office:value-type="float" office:value="33.770000000000003" table:style-name="ce1">
            <text:p>33,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98127" table:style-name="ce1">
            <text:p>98127</text:p>
          </table:table-cell>
          <table:table-cell office:value-type="float" office:value="136499" table:style-name="ce1">
            <text:p>136499</text:p>
          </table:table-cell>
          <table:table-cell office:value-type="float" office:value="77901" table:style-name="ce1">
            <text:p>77901</text:p>
          </table:table-cell>
          <table:table-cell office:value-type="float" office:value="165582" table:style-name="ce1">
            <text:p>1655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8123" table:style-name="ce1">
            <text:p>16,8123</text:p>
          </table:table-cell>
          <table:table-cell office:value-type="float" office:value="16.745999999999999" table:style-name="ce1">
            <text:p>16,746</text:p>
          </table:table-cell>
          <table:table-cell office:value-type="float" office:value="3.06" table:style-name="ce1">
            <text:p>3,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62" table:style-name="ce1">
            <text:p>262</text:p>
          </table:table-cell>
          <table:table-cell office:value-type="float" office:value="270" table:style-name="ce1">
            <text:p>270</text:p>
          </table:table-cell>
          <table:table-cell office:value-type="float" office:value="270" table:style-name="ce1">
            <text:p>270</text:p>
          </table:table-cell>
          <table:table-cell office:value-type="float" office:value="78458" table:style-name="ce1">
            <text:p>78458</text:p>
          </table:table-cell>
          <table:table-cell office:value-type="float" office:value="167196" table:style-name="ce1">
            <text:p>16719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9999900000000004" table:style-name="ce1">
            <text:p>6,99999</text:p>
          </table:table-cell>
          <table:table-cell office:value-type="float" office:value="6.9420000000000002" table:style-name="ce1">
            <text:p>6,942</text:p>
          </table:table-cell>
          <table:table-cell office:value-type="float" office:value="0.03" table:style-name="ce1">
            <text:p>0,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66149" table:style-name="ce1">
            <text:p>66149</text:p>
          </table:table-cell>
          <table:table-cell office:value-type="float" office:value="168375" table:style-name="ce1">
            <text:p>1683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" table:style-name="ce1">
            <text:p>999,99</text:p>
          </table:table-cell>
          <table:table-cell office:value-type="float" office:value="993.2" table:style-name="ce1">
            <text:p>993,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784087" table:style-name="ce1">
            <text:p>1784087</text:p>
          </table:table-cell>
          <table:table-cell office:value-type="float" office:value="1911083" table:style-name="ce1">
            <text:p>1911083</text:p>
          </table:table-cell>
          <table:table-cell office:value-type="float" office:value="65592" table:style-name="ce1">
            <text:p>65592</text:p>
          </table:table-cell>
          <table:table-cell office:value-type="float" office:value="166704" table:style-name="ce1">
            <text:p>1667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7/142</text:p>
          </table:table-cell>
          <table:table-cell office:value-type="float" office:value="7" table:formula="msoxl:=MID(A58,1,1)+0" table:style-name="ce1">
            <text:p>7</text:p>
          </table:table-cell>
          <table:table-cell office:value-type="float" office:value="142" table:formula="msoxl:=MID(A58,3,3)+0" table:style-name="ce1">
            <text:p>142</text:p>
          </table:table-cell>
          <table:table-cell office:value-type="float" office:value="17.187799999999999" table:style-name="ce1">
            <text:p>17,1878</text:p>
          </table:table-cell>
          <table:table-cell office:value-type="float" office:value="17.125" table:style-name="ce1">
            <text:p>17,12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13" table:style-name="ce1">
            <text:p>113</text:p>
          </table:table-cell>
          <table:table-cell office:value-type="float" office:value="136" table:style-name="ce1">
            <text:p>136</text:p>
          </table:table-cell>
          <table:table-cell office:value-type="float" office:value="136" table:style-name="ce1">
            <text:p>136</text:p>
          </table:table-cell>
          <table:table-cell office:value-type="float" office:value="78463" table:style-name="ce1">
            <text:p>78463</text:p>
          </table:table-cell>
          <table:table-cell office:value-type="float" office:value="166843" table:style-name="ce1">
            <text:p>1668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433199999999999" table:style-name="ce1">
            <text:p>17,4332</text:p>
          </table:table-cell>
          <table:table-cell office:value-type="float" office:value="17.37" table:style-name="ce1">
            <text:p>17,37</text:p>
          </table:table-cell>
          <table:table-cell office:value-type="float" office:value="3.9" table:style-name="ce1">
            <text:p>3,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6998" table:style-name="ce1">
            <text:p>16998</text:p>
          </table:table-cell>
          <table:table-cell office:value-type="float" office:value="32202" table:style-name="ce1">
            <text:p>32202</text:p>
          </table:table-cell>
          <table:table-cell office:value-type="float" office:value="78463" table:style-name="ce1">
            <text:p>78463</text:p>
          </table:table-cell>
          <table:table-cell office:value-type="float" office:value="166843" table:style-name="ce1">
            <text:p>1668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283799999999999" table:style-name="ce1">
            <text:p>15,2838</text:p>
          </table:table-cell>
          <table:table-cell office:value-type="float" office:value="15.22" table:style-name="ce1">
            <text:p>15,22</text:p>
          </table:table-cell>
          <table:table-cell office:value-type="float" office:value="1.4" table:style-name="ce1">
            <text:p>1,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32" table:style-name="ce1">
            <text:p>132</text:p>
          </table:table-cell>
          <table:table-cell office:value-type="float" office:value="151" table:style-name="ce1">
            <text:p>151</text:p>
          </table:table-cell>
          <table:table-cell office:value-type="float" office:value="151" table:style-name="ce1">
            <text:p>151</text:p>
          </table:table-cell>
          <table:table-cell office:value-type="float" office:value="79024" table:style-name="ce1">
            <text:p>79024</text:p>
          </table:table-cell>
          <table:table-cell office:value-type="float" office:value="168469" table:style-name="ce1">
            <text:p>1684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1015199999999998" table:style-name="ce1">
            <text:p>7,10152</text:p>
          </table:table-cell>
          <table:table-cell office:value-type="float" office:value="7.0380000000000003" table:style-name="ce1">
            <text:p>7,038</text:p>
          </table:table-cell>
          <table:table-cell office:value-type="float" office:value="0.03" table:style-name="ce1">
            <text:p>0,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66627" table:style-name="ce1">
            <text:p>66627</text:p>
          </table:table-cell>
          <table:table-cell office:value-type="float" office:value="169609" table:style-name="ce1">
            <text:p>16960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900000000002" table:style-name="ce1">
            <text:p>999,999</text:p>
          </table:table-cell>
          <table:table-cell office:value-type="float" office:value="993.24" table:style-name="ce1">
            <text:p>993,2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808261" table:style-name="ce1">
            <text:p>1808261</text:p>
          </table:table-cell>
          <table:table-cell office:value-type="float" office:value="1991674" table:style-name="ce1">
            <text:p>1991674</text:p>
          </table:table-cell>
          <table:table-cell office:value-type="float" office:value="66066" table:style-name="ce1">
            <text:p>66066</text:p>
          </table:table-cell>
          <table:table-cell office:value-type="float" office:value="167926" table:style-name="ce1">
            <text:p>1679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7/143</text:p>
          </table:table-cell>
          <table:table-cell office:value-type="float" office:value="7" table:formula="msoxl:=MID(A59,1,1)+0" table:style-name="ce1">
            <text:p>7</text:p>
          </table:table-cell>
          <table:table-cell office:value-type="float" office:value="143" table:formula="msoxl:=MID(A59,3,3)+0" table:style-name="ce1">
            <text:p>143</text:p>
          </table:table-cell>
          <table:table-cell office:value-type="float" office:value="16.536100000000001" table:style-name="ce1">
            <text:p>16,5361</text:p>
          </table:table-cell>
          <table:table-cell office:value-type="float" office:value="16.471" table:style-name="ce1">
            <text:p>16,471</text:p>
          </table:table-cell>
          <table:table-cell office:value-type="float" office:value="0.15" table:style-name="ce1">
            <text:p>0,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79025" table:style-name="ce1">
            <text:p>79025</text:p>
          </table:table-cell>
          <table:table-cell office:value-type="float" office:value="168104" table:style-name="ce1">
            <text:p>168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.020900000000001" table:style-name="ce1">
            <text:p>17,0209</text:p>
          </table:table-cell>
          <table:table-cell office:value-type="float" office:value="16.959" table:style-name="ce1">
            <text:p>16,959</text:p>
          </table:table-cell>
          <table:table-cell office:value-type="float" office:value="3.11" table:style-name="ce1">
            <text:p>3,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1998" table:style-name="ce1">
            <text:p>11998</text:p>
          </table:table-cell>
          <table:table-cell office:value-type="float" office:value="24106" table:style-name="ce1">
            <text:p>24106</text:p>
          </table:table-cell>
          <table:table-cell office:value-type="float" office:value="79025" table:style-name="ce1">
            <text:p>79025</text:p>
          </table:table-cell>
          <table:table-cell office:value-type="float" office:value="168104" table:style-name="ce1">
            <text:p>168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34" table:style-name="ce1">
            <text:p>14,34</text:p>
          </table:table-cell>
          <table:table-cell office:value-type="float" office:value="14.278" table:style-name="ce1">
            <text:p>14,278</text:p>
          </table:table-cell>
          <table:table-cell office:value-type="float" office:value="0.11" table:style-name="ce1">
            <text:p>0,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79590" table:style-name="ce1">
            <text:p>79590</text:p>
          </table:table-cell>
          <table:table-cell office:value-type="float" office:value="169742" table:style-name="ce1">
            <text:p>1697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1095300000000003" table:style-name="ce1">
            <text:p>7,10953</text:p>
          </table:table-cell>
          <table:table-cell office:value-type="float" office:value="7.0519999999999996" table:style-name="ce1">
            <text:p>7,052</text:p>
          </table:table-cell>
          <table:table-cell office:value-type="float" office:value="0.03" table:style-name="ce1">
            <text:p>0,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67105" table:style-name="ce1">
            <text:p>67105</text:p>
          </table:table-cell>
          <table:table-cell office:value-type="float" office:value="170843" table:style-name="ce1">
            <text:p>1708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8599999999999" table:style-name="ce1">
            <text:p>999,986</text:p>
          </table:table-cell>
          <table:table-cell office:value-type="float" office:value="993.23" table:style-name="ce1">
            <text:p>993,2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737617" table:style-name="ce1">
            <text:p>1737617</text:p>
          </table:table-cell>
          <table:table-cell office:value-type="float" office:value="1882158" table:style-name="ce1">
            <text:p>1882158</text:p>
          </table:table-cell>
          <table:table-cell office:value-type="float" office:value="66540" table:style-name="ce1">
            <text:p>66540</text:p>
          </table:table-cell>
          <table:table-cell office:value-type="float" office:value="169148" table:style-name="ce1">
            <text:p>1691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7/144</text:p>
          </table:table-cell>
          <table:table-cell office:value-type="float" office:value="7" table:formula="msoxl:=MID(A60,1,1)+0" table:style-name="ce1">
            <text:p>7</text:p>
          </table:table-cell>
          <table:table-cell office:value-type="float" office:value="144" table:formula="msoxl:=MID(A60,3,3)+0" table:style-name="ce1">
            <text:p>144</text:p>
          </table:table-cell>
          <table:table-cell office:value-type="float" office:value="16.680299999999999" table:style-name="ce1">
            <text:p>16,6803</text:p>
          </table:table-cell>
          <table:table-cell office:value-type="float" office:value="16.620999999999999" table:style-name="ce1">
            <text:p>16,621</text:p>
          </table:table-cell>
          <table:table-cell office:value-type="float" office:value="0.04" table:style-name="ce1">
            <text:p>0,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79587" table:style-name="ce1">
            <text:p>79587</text:p>
          </table:table-cell>
          <table:table-cell office:value-type="float" office:value="169365" table:style-name="ce1">
            <text:p>169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049099999999999" table:style-name="ce1">
            <text:p>15,0491</text:p>
          </table:table-cell>
          <table:table-cell office:value-type="float" office:value="14.991" table:style-name="ce1">
            <text:p>14,991</text:p>
          </table:table-cell>
          <table:table-cell office:value-type="float" office:value="0.65" table:style-name="ce1">
            <text:p>0,6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848" table:style-name="ce1">
            <text:p>1848</text:p>
          </table:table-cell>
          <table:table-cell office:value-type="float" office:value="5200" table:style-name="ce1">
            <text:p>5200</text:p>
          </table:table-cell>
          <table:table-cell office:value-type="float" office:value="79587" table:style-name="ce1">
            <text:p>79587</text:p>
          </table:table-cell>
          <table:table-cell office:value-type="float" office:value="169365" table:style-name="ce1">
            <text:p>1693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56" table:style-name="ce1">
            <text:p>14,56</text:p>
          </table:table-cell>
          <table:table-cell office:value-type="float" office:value="14.499000000000001" table:style-name="ce1">
            <text:p>14,499</text:p>
          </table:table-cell>
          <table:table-cell office:value-type="float" office:value="0.04" table:style-name="ce1">
            <text:p>0,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80156" table:style-name="ce1">
            <text:p>80156</text:p>
          </table:table-cell>
          <table:table-cell office:value-type="float" office:value="171015" table:style-name="ce1">
            <text:p>1710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3072100000000004" table:style-name="ce1">
            <text:p>7,30721</text:p>
          </table:table-cell>
          <table:table-cell office:value-type="float" office:value="7.2469999999999999" table:style-name="ce1">
            <text:p>7,247</text:p>
          </table:table-cell>
          <table:table-cell office:value-type="float" office:value="0.03" table:style-name="ce1">
            <text:p>0,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67583" table:style-name="ce1">
            <text:p>67583</text:p>
          </table:table-cell>
          <table:table-cell office:value-type="float" office:value="172077" table:style-name="ce1">
            <text:p>1720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21" table:style-name="ce1">
            <text:p>1000,021</text:p>
          </table:table-cell>
          <table:table-cell office:value-type="float" office:value="992.91" table:style-name="ce1">
            <text:p>992,9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762432" table:style-name="ce1">
            <text:p>1762432</text:p>
          </table:table-cell>
          <table:table-cell office:value-type="float" office:value="1919994" table:style-name="ce1">
            <text:p>1919994</text:p>
          </table:table-cell>
          <table:table-cell office:value-type="float" office:value="67014" table:style-name="ce1">
            <text:p>67014</text:p>
          </table:table-cell>
          <table:table-cell office:value-type="float" office:value="170370" table:style-name="ce1">
            <text:p>1703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7/145</text:p>
          </table:table-cell>
          <table:table-cell office:value-type="float" office:value="7" table:formula="msoxl:=MID(A61,1,1)+0" table:style-name="ce1">
            <text:p>7</text:p>
          </table:table-cell>
          <table:table-cell office:value-type="float" office:value="145" table:formula="msoxl:=MID(A61,3,3)+0" table:style-name="ce1">
            <text:p>145</text:p>
          </table:table-cell>
          <table:table-cell office:value-type="float" office:value="16.818300000000001" table:style-name="ce1">
            <text:p>16,8183</text:p>
          </table:table-cell>
          <table:table-cell office:value-type="float" office:value="16.754999999999999" table:style-name="ce1">
            <text:p>16,755</text:p>
          </table:table-cell>
          <table:table-cell office:value-type="float" office:value="0.03" table:style-name="ce1">
            <text:p>0,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80149" table:style-name="ce1">
            <text:p>80149</text:p>
          </table:table-cell>
          <table:table-cell office:value-type="float" office:value="170626" table:style-name="ce1">
            <text:p>1706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.549799999999999" table:style-name="ce1">
            <text:p>15,5498</text:p>
          </table:table-cell>
          <table:table-cell office:value-type="float" office:value="15.487" table:style-name="ce1">
            <text:p>15,487</text:p>
          </table:table-cell>
          <table:table-cell office:value-type="float" office:value="0.97" table:style-name="ce1">
            <text:p>0,9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598" table:style-name="ce1">
            <text:p>2598</text:p>
          </table:table-cell>
          <table:table-cell office:value-type="float" office:value="8063" table:style-name="ce1">
            <text:p>8063</text:p>
          </table:table-cell>
          <table:table-cell office:value-type="float" office:value="80149" table:style-name="ce1">
            <text:p>80149</text:p>
          </table:table-cell>
          <table:table-cell office:value-type="float" office:value="170626" table:style-name="ce1">
            <text:p>1706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690200000000001" table:style-name="ce1">
            <text:p>14,6902</text:p>
          </table:table-cell>
          <table:table-cell office:value-type="float" office:value="14.629" table:style-name="ce1">
            <text:p>14,629</text:p>
          </table:table-cell>
          <table:table-cell office:value-type="float" office:value="0.03" table:style-name="ce1">
            <text:p>0,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office:value-type="float" office:value="80722" table:style-name="ce1">
            <text:p>80722</text:p>
          </table:table-cell>
          <table:table-cell office:value-type="float" office:value="172288" table:style-name="ce1">
            <text:p>1722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3918299999999997" table:style-name="ce1">
            <text:p>7,39183</text:p>
          </table:table-cell>
          <table:table-cell office:value-type="float" office:value="7.3280000000000003" table:style-name="ce1">
            <text:p>7,328</text:p>
          </table:table-cell>
          <table:table-cell office:value-type="float" office:value="0.03" table:style-name="ce1">
            <text:p>0,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68061" table:style-name="ce1">
            <text:p>68061</text:p>
          </table:table-cell>
          <table:table-cell office:value-type="float" office:value="173311" table:style-name="ce1">
            <text:p>1733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2" table:style-name="ce1">
            <text:p>1000,02</text:p>
          </table:table-cell>
          <table:table-cell office:value-type="float" office:value="992.95" table:style-name="ce1">
            <text:p>992,9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727299" table:style-name="ce1">
            <text:p>1727299</text:p>
          </table:table-cell>
          <table:table-cell office:value-type="float" office:value="1928736" table:style-name="ce1">
            <text:p>1928736</text:p>
          </table:table-cell>
          <table:table-cell office:value-type="float" office:value="67488" table:style-name="ce1">
            <text:p>67488</text:p>
          </table:table-cell>
          <table:table-cell office:value-type="float" office:value="171592" table:style-name="ce1">
            <text:p>1715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7/146</text:p>
          </table:table-cell>
          <table:table-cell office:value-type="float" office:value="7" table:formula="msoxl:=MID(A62,1,1)+0" table:style-name="ce1">
            <text:p>7</text:p>
          </table:table-cell>
          <table:table-cell office:value-type="float" office:value="146" table:formula="msoxl:=MID(A62,3,3)+0" table:style-name="ce1">
            <text:p>146</text:p>
          </table:table-cell>
          <table:table-cell office:value-type="float" office:value="17.125900000000001" table:style-name="ce1">
            <text:p>17,1259</text:p>
          </table:table-cell>
          <table:table-cell office:value-type="float" office:value="17.064" table:style-name="ce1">
            <text:p>17,064</text:p>
          </table:table-cell>
          <table:table-cell office:value-type="float" office:value="0.12" table:style-name="ce1">
            <text:p>0,1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80711" table:style-name="ce1">
            <text:p>80711</text:p>
          </table:table-cell>
          <table:table-cell office:value-type="float" office:value="171887" table:style-name="ce1">
            <text:p>1718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.3139" table:style-name="ce1">
            <text:p>16,3139</text:p>
          </table:table-cell>
          <table:table-cell office:value-type="float" office:value="16.248999999999999" table:style-name="ce1">
            <text:p>16,249</text:p>
          </table:table-cell>
          <table:table-cell office:value-type="float" office:value="1.88" table:style-name="ce1">
            <text:p>1,8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620" table:style-name="ce1">
            <text:p>6620</text:p>
          </table:table-cell>
          <table:table-cell office:value-type="float" office:value="16368" table:style-name="ce1">
            <text:p>16368</text:p>
          </table:table-cell>
          <table:table-cell office:value-type="float" office:value="80711" table:style-name="ce1">
            <text:p>80711</text:p>
          </table:table-cell>
          <table:table-cell office:value-type="float" office:value="171887" table:style-name="ce1">
            <text:p>1718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4.8714" table:style-name="ce1">
            <text:p>14,8714</text:p>
          </table:table-cell>
          <table:table-cell office:value-type="float" office:value="14.803000000000001" table:style-name="ce1">
            <text:p>14,803</text:p>
          </table:table-cell>
          <table:table-cell office:value-type="float" office:value="0.13" table:style-name="ce1">
            <text:p>0,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27" table:style-name="ce1">
            <text:p>27</text:p>
          </table:table-cell>
          <table:table-cell office:value-type="float" office:value="81288" table:style-name="ce1">
            <text:p>81288</text:p>
          </table:table-cell>
          <table:table-cell office:value-type="float" office:value="173561" table:style-name="ce1">
            <text:p>1735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.5117399999999996" table:style-name="ce1">
            <text:p>7,51174</text:p>
          </table:table-cell>
          <table:table-cell office:value-type="float" office:value="7.4489999999999998" table:style-name="ce1">
            <text:p>7,449</text:p>
          </table:table-cell>
          <table:table-cell office:value-type="float" office:value="0.03" table:style-name="ce1">
            <text:p>0,0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4" table:style-name="ce1">
            <text:p>74</text:p>
          </table:table-cell>
          <table:table-cell office:value-type="float" office:value="74" table:style-name="ce1">
            <text:p>74</text:p>
          </table:table-cell>
          <table:table-cell office:value-type="float" office:value="68539" table:style-name="ce1">
            <text:p>68539</text:p>
          </table:table-cell>
          <table:table-cell office:value-type="float" office:value="174545" table:style-name="ce1">
            <text:p>17454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699999999996" table:style-name="ce1">
            <text:p>999,997</text:p>
          </table:table-cell>
          <table:table-cell office:value-type="float" office:value="992.78" table:style-name="ce1">
            <text:p>992,7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872508" table:style-name="ce1">
            <text:p>1872508</text:p>
          </table:table-cell>
          <table:table-cell office:value-type="float" office:value="2071178" table:style-name="ce1">
            <text:p>2071178</text:p>
          </table:table-cell>
          <table:table-cell office:value-type="float" office:value="67962" table:style-name="ce1">
            <text:p>67962</text:p>
          </table:table-cell>
          <table:table-cell office:value-type="float" office:value="172814" table:style-name="ce1">
            <text:p>1728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8/189</text:p>
          </table:table-cell>
          <table:table-cell office:value-type="float" office:value="8" table:formula="msoxl:=MID(A63,1,1)+0" table:style-name="ce1">
            <text:p>8</text:p>
          </table:table-cell>
          <table:table-cell office:value-type="float" office:value="189" table:formula="msoxl:=MID(A63,3,3)+0" table:style-name="ce1">
            <text:p>189</text:p>
          </table:table-cell>
          <table:table-cell office:value-type="float" office:value="56.938699999999997" table:style-name="ce1">
            <text:p>56,9387</text:p>
          </table:table-cell>
          <table:table-cell office:value-type="float" office:value="56.848999999999997" table:style-name="ce1">
            <text:p>56,849</text:p>
          </table:table-cell>
          <table:table-cell office:value-type="float" office:value="17.829999999999998" table:style-name="ce1">
            <text:p>17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07" table:style-name="ce1">
            <text:p>607</text:p>
          </table:table-cell>
          <table:table-cell office:value-type="float" office:value="617" table:style-name="ce1">
            <text:p>617</text:p>
          </table:table-cell>
          <table:table-cell office:value-type="float" office:value="617" table:style-name="ce1">
            <text:p>617</text:p>
          </table:table-cell>
          <table:table-cell office:value-type="float" office:value="141084" table:style-name="ce1">
            <text:p>141084</text:p>
          </table:table-cell>
          <table:table-cell office:value-type="float" office:value="299724" table:style-name="ce1">
            <text:p>299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300000000005" table:style-name="ce1">
            <text:p>999,993</text:p>
          </table:table-cell>
          <table:table-cell office:value-type="float" office:value="967.1" table:style-name="ce1">
            <text:p>967,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249900" table:style-name="ce1">
            <text:p>1249900</text:p>
          </table:table-cell>
          <table:table-cell office:value-type="float" office:value="1424080" table:style-name="ce1">
            <text:p>1424080</text:p>
          </table:table-cell>
          <table:table-cell office:value-type="float" office:value="141084" table:style-name="ce1">
            <text:p>141084</text:p>
          </table:table-cell>
          <table:table-cell office:value-type="float" office:value="299724" table:style-name="ce1">
            <text:p>299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.2254" table:style-name="ce1">
            <text:p>52,2254</text:p>
          </table:table-cell>
          <table:table-cell office:value-type="float" office:value="52.121000000000002" table:style-name="ce1">
            <text:p>52,121</text:p>
          </table:table-cell>
          <table:table-cell office:value-type="float" office:value="18.190000000000001" table:style-name="ce1">
            <text:p>18,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07" table:style-name="ce1">
            <text:p>607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141833" table:style-name="ce1">
            <text:p>141833</text:p>
          </table:table-cell>
          <table:table-cell office:value-type="float" office:value="301914" table:style-name="ce1">
            <text:p>3019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11" table:style-name="ce1">
            <text:p>1000,011</text:p>
          </table:table-cell>
          <table:table-cell office:value-type="float" office:value="983.85" table:style-name="ce1">
            <text:p>983,8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627250" table:style-name="ce1">
            <text:p>627250</text:p>
          </table:table-cell>
          <table:table-cell office:value-type="float" office:value="629077" table:style-name="ce1">
            <text:p>629077</text:p>
          </table:table-cell>
          <table:table-cell office:value-type="float" office:value="629077" table:style-name="ce1">
            <text:p>629077</text:p>
          </table:table-cell>
          <table:table-cell office:value-type="float" office:value="114210" table:style-name="ce1">
            <text:p>114210</text:p>
          </table:table-cell>
          <table:table-cell office:value-type="float" office:value="293398" table:style-name="ce1">
            <text:p>2933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599999999998" table:style-name="ce1">
            <text:p>999,996</text:p>
          </table:table-cell>
          <table:table-cell office:value-type="float" office:value="984.48" table:style-name="ce1">
            <text:p>984,4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22337" table:style-name="ce1">
            <text:p>1322337</text:p>
          </table:table-cell>
          <table:table-cell office:value-type="float" office:value="1423157" table:style-name="ce1">
            <text:p>1423157</text:p>
          </table:table-cell>
          <table:table-cell office:value-type="float" office:value="113461" table:style-name="ce1">
            <text:p>113461</text:p>
          </table:table-cell>
          <table:table-cell office:value-type="float" office:value="291151" table:style-name="ce1">
            <text:p>2911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8/190</text:p>
          </table:table-cell>
          <table:table-cell office:value-type="float" office:value="8" table:formula="msoxl:=MID(A64,1,1)+0" table:style-name="ce1">
            <text:p>8</text:p>
          </table:table-cell>
          <table:table-cell office:value-type="float" office:value="190" table:formula="msoxl:=MID(A64,3,3)+0" table:style-name="ce1">
            <text:p>190</text:p>
          </table:table-cell>
          <table:table-cell office:value-type="float" office:value="57.8932" table:style-name="ce1">
            <text:p>57,8932</text:p>
          </table:table-cell>
          <table:table-cell office:value-type="float" office:value="57.808" table:style-name="ce1">
            <text:p>57,808</text:p>
          </table:table-cell>
          <table:table-cell office:value-type="float" office:value="18.39" table:style-name="ce1">
            <text:p>18,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12" table:style-name="ce1">
            <text:p>612</text:p>
          </table:table-cell>
          <table:table-cell office:value-type="float" office:value="636" table:style-name="ce1">
            <text:p>636</text:p>
          </table:table-cell>
          <table:table-cell office:value-type="float" office:value="636" table:style-name="ce1">
            <text:p>636</text:p>
          </table:table-cell>
          <table:table-cell office:value-type="float" office:value="141841" table:style-name="ce1">
            <text:p>141841</text:p>
          </table:table-cell>
          <table:table-cell office:value-type="float" office:value="301404" table:style-name="ce1">
            <text:p>3014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300000000005" table:style-name="ce1">
            <text:p>999,993</text:p>
          </table:table-cell>
          <table:table-cell office:value-type="float" office:value="966.64" table:style-name="ce1">
            <text:p>966,6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08291" table:style-name="ce1">
            <text:p>1308291</text:p>
          </table:table-cell>
          <table:table-cell office:value-type="float" office:value="1478181" table:style-name="ce1">
            <text:p>1478181</text:p>
          </table:table-cell>
          <table:table-cell office:value-type="float" office:value="141841" table:style-name="ce1">
            <text:p>141841</text:p>
          </table:table-cell>
          <table:table-cell office:value-type="float" office:value="301404" table:style-name="ce1">
            <text:p>3014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.609400000000001" table:style-name="ce1">
            <text:p>52,6094</text:p>
          </table:table-cell>
          <table:table-cell office:value-type="float" office:value="52.517000000000003" table:style-name="ce1">
            <text:p>52,517</text:p>
          </table:table-cell>
          <table:table-cell office:value-type="float" office:value="18.66" table:style-name="ce1">
            <text:p>18,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12" table:style-name="ce1">
            <text:p>612</text:p>
          </table:table-cell>
          <table:table-cell office:value-type="float" office:value="632" table:style-name="ce1">
            <text:p>632</text:p>
          </table:table-cell>
          <table:table-cell office:value-type="float" office:value="632" table:style-name="ce1">
            <text:p>632</text:p>
          </table:table-cell>
          <table:table-cell office:value-type="float" office:value="142594" table:style-name="ce1">
            <text:p>142594</text:p>
          </table:table-cell>
          <table:table-cell office:value-type="float" office:value="303606" table:style-name="ce1">
            <text:p>3036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5" table:style-name="ce1">
            <text:p>999,995</text:p>
          </table:table-cell>
          <table:table-cell office:value-type="float" office:value="983.89" table:style-name="ce1">
            <text:p>983,8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72187" table:style-name="ce1">
            <text:p>572187</text:p>
          </table:table-cell>
          <table:table-cell office:value-type="float" office:value="574008" table:style-name="ce1">
            <text:p>574008</text:p>
          </table:table-cell>
          <table:table-cell office:value-type="float" office:value="574008" table:style-name="ce1">
            <text:p>574008</text:p>
          </table:table-cell>
          <table:table-cell office:value-type="float" office:value="114824" table:style-name="ce1">
            <text:p>114824</text:p>
          </table:table-cell>
          <table:table-cell office:value-type="float" office:value="294994" table:style-name="ce1">
            <text:p>2949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01" table:style-name="ce1">
            <text:p>1000,001</text:p>
          </table:table-cell>
          <table:table-cell office:value-type="float" office:value="984.46" table:style-name="ce1">
            <text:p>984,4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211620" table:style-name="ce1">
            <text:p>1211620</text:p>
          </table:table-cell>
          <table:table-cell office:value-type="float" office:value="1314553" table:style-name="ce1">
            <text:p>1314553</text:p>
          </table:table-cell>
          <table:table-cell office:value-type="float" office:value="114071" table:style-name="ce1">
            <text:p>114071</text:p>
          </table:table-cell>
          <table:table-cell office:value-type="float" office:value="292735" table:style-name="ce1">
            <text:p>29273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8/191</text:p>
          </table:table-cell>
          <table:table-cell office:value-type="float" office:value="8" table:formula="msoxl:=MID(A65,1,1)+0" table:style-name="ce1">
            <text:p>8</text:p>
          </table:table-cell>
          <table:table-cell office:value-type="float" office:value="191" table:formula="msoxl:=MID(A65,3,3)+0" table:style-name="ce1">
            <text:p>191</text:p>
          </table:table-cell>
          <table:table-cell office:value-type="float" office:value="58.071899999999999" table:style-name="ce1">
            <text:p>58,0719</text:p>
          </table:table-cell>
          <table:table-cell office:value-type="float" office:value="57.978999999999999" table:style-name="ce1">
            <text:p>57,979</text:p>
          </table:table-cell>
          <table:table-cell office:value-type="float" office:value="18.68" table:style-name="ce1">
            <text:p>18,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12" table:style-name="ce1">
            <text:p>612</text:p>
          </table:table-cell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142598" table:style-name="ce1">
            <text:p>142598</text:p>
          </table:table-cell>
          <table:table-cell office:value-type="float" office:value="303084" table:style-name="ce1">
            <text:p>3030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2.89299999999997" table:style-name="ce1">
            <text:p>452,893</text:p>
          </table:table-cell>
          <table:table-cell office:value-type="float" office:value="452.74099999999999" table:style-name="ce1">
            <text:p>452,741</text:p>
          </table:table-cell>
          <table:table-cell office:value-type="float" office:value="418.93" table:style-name="ce1">
            <text:p>418,9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" table:style-name="ce1">
            <text:p>20</text:p>
          </table:table-cell>
          <table:table-cell office:value-type="float" office:value="788005" table:style-name="ce1">
            <text:p>788005</text:p>
          </table:table-cell>
          <table:table-cell office:value-type="float" office:value="1010323" table:style-name="ce1">
            <text:p>1010323</text:p>
          </table:table-cell>
          <table:table-cell office:value-type="float" office:value="142598" table:style-name="ce1">
            <text:p>142598</text:p>
          </table:table-cell>
          <table:table-cell office:value-type="float" office:value="303084" table:style-name="ce1">
            <text:p>3030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527500000000003" table:style-name="ce1">
            <text:p>53,5275</text:p>
          </table:table-cell>
          <table:table-cell office:value-type="float" office:value="53.435000000000002" table:style-name="ce1">
            <text:p>53,435</text:p>
          </table:table-cell>
          <table:table-cell office:value-type="float" office:value="19.13" table:style-name="ce1">
            <text:p>19,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12" table:style-name="ce1">
            <text:p>612</text:p>
          </table:table-cell>
          <table:table-cell office:value-type="float" office:value="625" table:style-name="ce1">
            <text:p>625</text:p>
          </table:table-cell>
          <table:table-cell office:value-type="float" office:value="625" table:style-name="ce1">
            <text:p>625</text:p>
          </table:table-cell>
          <table:table-cell office:value-type="float" office:value="143355" table:style-name="ce1">
            <text:p>143355</text:p>
          </table:table-cell>
          <table:table-cell office:value-type="float" office:value="305298" table:style-name="ce1">
            <text:p>3052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8699999999997" table:style-name="ce1">
            <text:p>999,987</text:p>
          </table:table-cell>
          <table:table-cell office:value-type="float" office:value="984.06" table:style-name="ce1">
            <text:p>984,0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71525" table:style-name="ce1">
            <text:p>571525</text:p>
          </table:table-cell>
          <table:table-cell office:value-type="float" office:value="573411" table:style-name="ce1">
            <text:p>573411</text:p>
          </table:table-cell>
          <table:table-cell office:value-type="float" office:value="573411" table:style-name="ce1">
            <text:p>573411</text:p>
          </table:table-cell>
          <table:table-cell office:value-type="float" office:value="115438" table:style-name="ce1">
            <text:p>115438</text:p>
          </table:table-cell>
          <table:table-cell office:value-type="float" office:value="296590" table:style-name="ce1">
            <text:p>2965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8199999999997" table:style-name="ce1">
            <text:p>999,982</text:p>
          </table:table-cell>
          <table:table-cell office:value-type="float" office:value="984.3" table:style-name="ce1">
            <text:p>984,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34540" table:style-name="ce1">
            <text:p>1334540</text:p>
          </table:table-cell>
          <table:table-cell office:value-type="float" office:value="1493245" table:style-name="ce1">
            <text:p>1493245</text:p>
          </table:table-cell>
          <table:table-cell office:value-type="float" office:value="114681" table:style-name="ce1">
            <text:p>114681</text:p>
          </table:table-cell>
          <table:table-cell office:value-type="float" office:value="294319" table:style-name="ce1">
            <text:p>2943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8/192</text:p>
          </table:table-cell>
          <table:table-cell office:value-type="float" office:value="8" table:formula="msoxl:=MID(A66,1,1)+0" table:style-name="ce1">
            <text:p>8</text:p>
          </table:table-cell>
          <table:table-cell office:value-type="float" office:value="192" table:formula="msoxl:=MID(A66,3,3)+0" table:style-name="ce1">
            <text:p>192</text:p>
          </table:table-cell>
          <table:table-cell office:value-type="float" office:value="58.625" table:style-name="ce1">
            <text:p>58,625</text:p>
          </table:table-cell>
          <table:table-cell office:value-type="float" office:value="58.536999999999999" table:style-name="ce1">
            <text:p>58,537</text:p>
          </table:table-cell>
          <table:table-cell office:value-type="float" office:value="18.55" table:style-name="ce1">
            <text:p>18,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12" table:style-name="ce1">
            <text:p>612</text:p>
          </table:table-cell>
          <table:table-cell office:value-type="float" office:value="624" table:style-name="ce1">
            <text:p>624</text:p>
          </table:table-cell>
          <table:table-cell office:value-type="float" office:value="624" table:style-name="ce1">
            <text:p>624</text:p>
          </table:table-cell>
          <table:table-cell office:value-type="float" office:value="143355" table:style-name="ce1">
            <text:p>143355</text:p>
          </table:table-cell>
          <table:table-cell office:value-type="float" office:value="304764" table:style-name="ce1">
            <text:p>3047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5100000000002" table:style-name="ce1">
            <text:p>999,951</text:p>
          </table:table-cell>
          <table:table-cell office:value-type="float" office:value="965.99" table:style-name="ce1">
            <text:p>965,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178462" table:style-name="ce1">
            <text:p>1178462</text:p>
          </table:table-cell>
          <table:table-cell office:value-type="float" office:value="1348945" table:style-name="ce1">
            <text:p>1348945</text:p>
          </table:table-cell>
          <table:table-cell office:value-type="float" office:value="143355" table:style-name="ce1">
            <text:p>143355</text:p>
          </table:table-cell>
          <table:table-cell office:value-type="float" office:value="304764" table:style-name="ce1">
            <text:p>3047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3.295699999999997" table:style-name="ce1">
            <text:p>53,2957</text:p>
          </table:table-cell>
          <table:table-cell office:value-type="float" office:value="53.204000000000001" table:style-name="ce1">
            <text:p>53,204</text:p>
          </table:table-cell>
          <table:table-cell office:value-type="float" office:value="18.920000000000002" table:style-name="ce1">
            <text:p>18,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12" table:style-name="ce1">
            <text:p>612</text:p>
          </table:table-cell>
          <table:table-cell office:value-type="float" office:value="634" table:style-name="ce1">
            <text:p>634</text:p>
          </table:table-cell>
          <table:table-cell office:value-type="float" office:value="634" table:style-name="ce1">
            <text:p>634</text:p>
          </table:table-cell>
          <table:table-cell office:value-type="float" office:value="144116" table:style-name="ce1">
            <text:p>144116</text:p>
          </table:table-cell>
          <table:table-cell office:value-type="float" office:value="306990" table:style-name="ce1">
            <text:p>30699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14" table:style-name="ce1">
            <text:p>1000,014</text:p>
          </table:table-cell>
          <table:table-cell office:value-type="float" office:value="984.02" table:style-name="ce1">
            <text:p>984,0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86022" table:style-name="ce1">
            <text:p>586022</text:p>
          </table:table-cell>
          <table:table-cell office:value-type="float" office:value="587868" table:style-name="ce1">
            <text:p>587868</text:p>
          </table:table-cell>
          <table:table-cell office:value-type="float" office:value="587868" table:style-name="ce1">
            <text:p>587868</text:p>
          </table:table-cell>
          <table:table-cell office:value-type="float" office:value="116052" table:style-name="ce1">
            <text:p>116052</text:p>
          </table:table-cell>
          <table:table-cell office:value-type="float" office:value="298186" table:style-name="ce1">
            <text:p>29818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8099999999999" table:style-name="ce1">
            <text:p>999,981</text:p>
          </table:table-cell>
          <table:table-cell office:value-type="float" office:value="984.35" table:style-name="ce1">
            <text:p>984,3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1586892" table:style-name="ce1">
            <text:p>1586892</text:p>
          </table:table-cell>
          <table:table-cell office:value-type="float" office:value="1832708" table:style-name="ce1">
            <text:p>1832708</text:p>
          </table:table-cell>
          <table:table-cell office:value-type="float" office:value="115291" table:style-name="ce1">
            <text:p>115291</text:p>
          </table:table-cell>
          <table:table-cell office:value-type="float" office:value="295903" table:style-name="ce1">
            <text:p>2959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8/193</text:p>
          </table:table-cell>
          <table:table-cell office:value-type="float" office:value="8" table:formula="msoxl:=MID(A67,1,1)+0" table:style-name="ce1">
            <text:p>8</text:p>
          </table:table-cell>
          <table:table-cell office:value-type="float" office:value="193" table:formula="msoxl:=MID(A67,3,3)+0" table:style-name="ce1">
            <text:p>193</text:p>
          </table:table-cell>
          <table:table-cell office:value-type="float" office:value="59.7408" table:style-name="ce1">
            <text:p>59,7408</text:p>
          </table:table-cell>
          <table:table-cell office:value-type="float" office:value="59.655999999999999" table:style-name="ce1">
            <text:p>59,656</text:p>
          </table:table-cell>
          <table:table-cell office:value-type="float" office:value="19.38" table:style-name="ce1">
            <text:p>19,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12" table:style-name="ce1">
            <text:p>612</text:p>
          </table:table-cell>
          <table:table-cell office:value-type="float" office:value="630" table:style-name="ce1">
            <text:p>630</text:p>
          </table:table-cell>
          <table:table-cell office:value-type="float" office:value="630" table:style-name="ce1">
            <text:p>630</text:p>
          </table:table-cell>
          <table:table-cell office:value-type="float" office:value="144112" table:style-name="ce1">
            <text:p>144112</text:p>
          </table:table-cell>
          <table:table-cell office:value-type="float" office:value="306444" table:style-name="ce1">
            <text:p>3064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.96700000000001" table:style-name="ce1">
            <text:p>200,967</text:p>
          </table:table-cell>
          <table:table-cell office:value-type="float" office:value="200.827" table:style-name="ce1">
            <text:p>200,827</text:p>
          </table:table-cell>
          <table:table-cell office:value-type="float" office:value="166.59" table:style-name="ce1">
            <text:p>166,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" table:style-name="ce1">
            <text:p>18</text:p>
          </table:table-cell>
          <table:table-cell office:value-type="float" office:value="301451" table:style-name="ce1">
            <text:p>301451</text:p>
          </table:table-cell>
          <table:table-cell office:value-type="float" office:value="413928" table:style-name="ce1">
            <text:p>413928</text:p>
          </table:table-cell>
          <table:table-cell office:value-type="float" office:value="144112" table:style-name="ce1">
            <text:p>144112</text:p>
          </table:table-cell>
          <table:table-cell office:value-type="float" office:value="306444" table:style-name="ce1">
            <text:p>3064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.440600000000003" table:style-name="ce1">
            <text:p>54,4406</text:p>
          </table:table-cell>
          <table:table-cell office:value-type="float" office:value="54.338999999999999" table:style-name="ce1">
            <text:p>54,339</text:p>
          </table:table-cell>
          <table:table-cell office:value-type="float" office:value="19.41" table:style-name="ce1">
            <text:p>19,4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12" table:style-name="ce1">
            <text:p>612</text:p>
          </table:table-cell>
          <table:table-cell office:value-type="float" office:value="630" table:style-name="ce1">
            <text:p>630</text:p>
          </table:table-cell>
          <table:table-cell office:value-type="float" office:value="630" table:style-name="ce1">
            <text:p>630</text:p>
          </table:table-cell>
          <table:table-cell office:value-type="float" office:value="144877" table:style-name="ce1">
            <text:p>144877</text:p>
          </table:table-cell>
          <table:table-cell office:value-type="float" office:value="308682" table:style-name="ce1">
            <text:p>308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15" table:style-name="ce1">
            <text:p>1000,015</text:p>
          </table:table-cell>
          <table:table-cell office:value-type="float" office:value="983.86" table:style-name="ce1">
            <text:p>983,8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611502" table:style-name="ce1">
            <text:p>611502</text:p>
          </table:table-cell>
          <table:table-cell office:value-type="float" office:value="613409" table:style-name="ce1">
            <text:p>613409</text:p>
          </table:table-cell>
          <table:table-cell office:value-type="float" office:value="613409" table:style-name="ce1">
            <text:p>613409</text:p>
          </table:table-cell>
          <table:table-cell office:value-type="float" office:value="116666" table:style-name="ce1">
            <text:p>116666</text:p>
          </table:table-cell>
          <table:table-cell office:value-type="float" office:value="299782" table:style-name="ce1">
            <text:p>2997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8900000000003" table:style-name="ce1">
            <text:p>999,989</text:p>
          </table:table-cell>
          <table:table-cell office:value-type="float" office:value="984.26" table:style-name="ce1">
            <text:p>984,2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50220" table:style-name="ce1">
            <text:p>1350220</text:p>
          </table:table-cell>
          <table:table-cell office:value-type="float" office:value="1451957" table:style-name="ce1">
            <text:p>1451957</text:p>
          </table:table-cell>
          <table:table-cell office:value-type="float" office:value="115901" table:style-name="ce1">
            <text:p>115901</text:p>
          </table:table-cell>
          <table:table-cell office:value-type="float" office:value="297487" table:style-name="ce1">
            <text:p>29748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8/194</text:p>
          </table:table-cell>
          <table:table-cell office:value-type="float" office:value="8" table:formula="msoxl:=MID(A68,1,1)+0" table:style-name="ce1">
            <text:p>8</text:p>
          </table:table-cell>
          <table:table-cell office:value-type="float" office:value="194" table:formula="msoxl:=MID(A68,3,3)+0" table:style-name="ce1">
            <text:p>194</text:p>
          </table:table-cell>
          <table:table-cell office:value-type="float" office:value="40.618400000000001" table:style-name="ce1">
            <text:p>40,6184</text:p>
          </table:table-cell>
          <table:table-cell office:value-type="float" office:value="40.53" table:style-name="ce1">
            <text:p>40,53</text:p>
          </table:table-cell>
          <table:table-cell office:value-type="float" office:value="0.18" table:style-name="ce1">
            <text:p>0,1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44869" table:style-name="ce1">
            <text:p>144869</text:p>
          </table:table-cell>
          <table:table-cell office:value-type="float" office:value="308124" table:style-name="ce1">
            <text:p>3081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447099999999999" table:style-name="ce1">
            <text:p>39,4471</text:p>
          </table:table-cell>
          <table:table-cell office:value-type="float" office:value="39.363999999999997" table:style-name="ce1">
            <text:p>39,364</text:p>
          </table:table-cell>
          <table:table-cell office:value-type="float" office:value="4.3099999999999996" table:style-name="ce1">
            <text:p>4,3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6625" table:style-name="ce1">
            <text:p>6625</text:p>
          </table:table-cell>
          <table:table-cell office:value-type="float" office:value="18905" table:style-name="ce1">
            <text:p>18905</text:p>
          </table:table-cell>
          <table:table-cell office:value-type="float" office:value="144869" table:style-name="ce1">
            <text:p>144869</text:p>
          </table:table-cell>
          <table:table-cell office:value-type="float" office:value="308124" table:style-name="ce1">
            <text:p>3081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.827100000000002" table:style-name="ce1">
            <text:p>34,8271</text:p>
          </table:table-cell>
          <table:table-cell office:value-type="float" office:value="34.738" table:style-name="ce1">
            <text:p>34,738</text:p>
          </table:table-cell>
          <table:table-cell office:value-type="float" office:value="0.2" table:style-name="ce1">
            <text:p>0,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office:value-type="float" office:value="24" table:style-name="ce1">
            <text:p>24</text:p>
          </table:table-cell>
          <table:table-cell office:value-type="float" office:value="145638" table:style-name="ce1">
            <text:p>145638</text:p>
          </table:table-cell>
          <table:table-cell office:value-type="float" office:value="310374" table:style-name="ce1">
            <text:p>3103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19" table:style-name="ce1">
            <text:p>1000,019</text:p>
          </table:table-cell>
          <table:table-cell office:value-type="float" office:value="983.72" table:style-name="ce1">
            <text:p>983,7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75018" table:style-name="ce1">
            <text:p>575018</text:p>
          </table:table-cell>
          <table:table-cell office:value-type="float" office:value="576954" table:style-name="ce1">
            <text:p>576954</text:p>
          </table:table-cell>
          <table:table-cell office:value-type="float" office:value="576954" table:style-name="ce1">
            <text:p>576954</text:p>
          </table:table-cell>
          <table:table-cell office:value-type="float" office:value="117280" table:style-name="ce1">
            <text:p>117280</text:p>
          </table:table-cell>
          <table:table-cell office:value-type="float" office:value="301378" table:style-name="ce1">
            <text:p>30137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05" table:style-name="ce1">
            <text:p>1000,005</text:p>
          </table:table-cell>
          <table:table-cell office:value-type="float" office:value="984.09" table:style-name="ce1">
            <text:p>984,0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260593" table:style-name="ce1">
            <text:p>1260593</text:p>
          </table:table-cell>
          <table:table-cell office:value-type="float" office:value="1385595" table:style-name="ce1">
            <text:p>1385595</text:p>
          </table:table-cell>
          <table:table-cell office:value-type="float" office:value="116511" table:style-name="ce1">
            <text:p>116511</text:p>
          </table:table-cell>
          <table:table-cell office:value-type="float" office:value="299071" table:style-name="ce1">
            <text:p>2990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8/195</text:p>
          </table:table-cell>
          <table:table-cell office:value-type="float" office:value="8" table:formula="msoxl:=MID(A69,1,1)+0" table:style-name="ce1">
            <text:p>8</text:p>
          </table:table-cell>
          <table:table-cell office:value-type="float" office:value="195" table:formula="msoxl:=MID(A69,3,3)+0" table:style-name="ce1">
            <text:p>195</text:p>
          </table:table-cell>
          <table:table-cell office:value-type="float" office:value="41.860799999999998" table:style-name="ce1">
            <text:p>41,8608</text:p>
          </table:table-cell>
          <table:table-cell office:value-type="float" office:value="41.771999999999998" table:style-name="ce1">
            <text:p>41,772</text:p>
          </table:table-cell>
          <table:table-cell office:value-type="float" office:value="0.74" table:style-name="ce1">
            <text:p>0,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145626" table:style-name="ce1">
            <text:p>145626</text:p>
          </table:table-cell>
          <table:table-cell office:value-type="float" office:value="309804" table:style-name="ce1">
            <text:p>3098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0002" table:style-name="ce1">
            <text:p>37,0002</text:p>
          </table:table-cell>
          <table:table-cell office:value-type="float" office:value="36.921999999999997" table:style-name="ce1">
            <text:p>36,922</text:p>
          </table:table-cell>
          <table:table-cell office:value-type="float" office:value="1.43" table:style-name="ce1">
            <text:p>1,4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859" table:style-name="ce1">
            <text:p>1859</text:p>
          </table:table-cell>
          <table:table-cell office:value-type="float" office:value="11109" table:style-name="ce1">
            <text:p>11109</text:p>
          </table:table-cell>
          <table:table-cell office:value-type="float" office:value="145626" table:style-name="ce1">
            <text:p>145626</text:p>
          </table:table-cell>
          <table:table-cell office:value-type="float" office:value="309804" table:style-name="ce1">
            <text:p>3098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6.562100000000001" table:style-name="ce1">
            <text:p>36,5621</text:p>
          </table:table-cell>
          <table:table-cell office:value-type="float" office:value="36.47" table:style-name="ce1">
            <text:p>36,47</text:p>
          </table:table-cell>
          <table:table-cell office:value-type="float" office:value="0.75" table:style-name="ce1">
            <text:p>0,7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48" table:style-name="ce1">
            <text:p>48</text:p>
          </table:table-cell>
          <table:table-cell office:value-type="float" office:value="48" table:style-name="ce1">
            <text:p>48</text:p>
          </table:table-cell>
          <table:table-cell office:value-type="float" office:value="146399" table:style-name="ce1">
            <text:p>146399</text:p>
          </table:table-cell>
          <table:table-cell office:value-type="float" office:value="312066" table:style-name="ce1">
            <text:p>3120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16" table:style-name="ce1">
            <text:p>1000,016</text:p>
          </table:table-cell>
          <table:table-cell office:value-type="float" office:value="983.63" table:style-name="ce1">
            <text:p>983,6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76627" table:style-name="ce1">
            <text:p>576627</text:p>
          </table:table-cell>
          <table:table-cell office:value-type="float" office:value="578519" table:style-name="ce1">
            <text:p>578519</text:p>
          </table:table-cell>
          <table:table-cell office:value-type="float" office:value="578519" table:style-name="ce1">
            <text:p>578519</text:p>
          </table:table-cell>
          <table:table-cell office:value-type="float" office:value="117894" table:style-name="ce1">
            <text:p>117894</text:p>
          </table:table-cell>
          <table:table-cell office:value-type="float" office:value="302974" table:style-name="ce1">
            <text:p>3029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8900000000003" table:style-name="ce1">
            <text:p>999,989</text:p>
          </table:table-cell>
          <table:table-cell office:value-type="float" office:value="983.87" table:style-name="ce1">
            <text:p>983,8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288979" table:style-name="ce1">
            <text:p>1288979</text:p>
          </table:table-cell>
          <table:table-cell office:value-type="float" office:value="1410830" table:style-name="ce1">
            <text:p>1410830</text:p>
          </table:table-cell>
          <table:table-cell office:value-type="float" office:value="117121" table:style-name="ce1">
            <text:p>117121</text:p>
          </table:table-cell>
          <table:table-cell office:value-type="float" office:value="300655" table:style-name="ce1">
            <text:p>3006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8/196</text:p>
          </table:table-cell>
          <table:table-cell office:value-type="float" office:value="8" table:formula="msoxl:=MID(A70,1,1)+0" table:style-name="ce1">
            <text:p>8</text:p>
          </table:table-cell>
          <table:table-cell office:value-type="float" office:value="196" table:formula="msoxl:=MID(A70,3,3)+0" table:style-name="ce1">
            <text:p>196</text:p>
          </table:table-cell>
          <table:table-cell office:value-type="float" office:value="45.742800000000003" table:style-name="ce1">
            <text:p>45,7428</text:p>
          </table:table-cell>
          <table:table-cell office:value-type="float" office:value="45.651000000000003" table:style-name="ce1">
            <text:p>45,651</text:p>
          </table:table-cell>
          <table:table-cell office:value-type="float" office:value="4.54" table:style-name="ce1">
            <text:p>4,5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82" table:style-name="ce1">
            <text:p>182</text:p>
          </table:table-cell>
          <table:table-cell office:value-type="float" office:value="205" table:style-name="ce1">
            <text:p>205</text:p>
          </table:table-cell>
          <table:table-cell office:value-type="float" office:value="205" table:style-name="ce1">
            <text:p>205</text:p>
          </table:table-cell>
          <table:table-cell office:value-type="float" office:value="146383" table:style-name="ce1">
            <text:p>146383</text:p>
          </table:table-cell>
          <table:table-cell office:value-type="float" office:value="311484" table:style-name="ce1">
            <text:p>3114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.885100000000001" table:style-name="ce1">
            <text:p>42,8851</text:p>
          </table:table-cell>
          <table:table-cell office:value-type="float" office:value="42.786999999999999" table:style-name="ce1">
            <text:p>42,787</text:p>
          </table:table-cell>
          <table:table-cell office:value-type="float" office:value="7.47" table:style-name="ce1">
            <text:p>7,4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5000" table:style-name="ce1">
            <text:p>15000</text:p>
          </table:table-cell>
          <table:table-cell office:value-type="float" office:value="35064" table:style-name="ce1">
            <text:p>35064</text:p>
          </table:table-cell>
          <table:table-cell office:value-type="float" office:value="146383" table:style-name="ce1">
            <text:p>146383</text:p>
          </table:table-cell>
          <table:table-cell office:value-type="float" office:value="311484" table:style-name="ce1">
            <text:p>3114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0.499699999999997" table:style-name="ce1">
            <text:p>40,4997</text:p>
          </table:table-cell>
          <table:table-cell office:value-type="float" office:value="40.408999999999999" table:style-name="ce1">
            <text:p>40,409</text:p>
          </table:table-cell>
          <table:table-cell office:value-type="float" office:value="4.63" table:style-name="ce1">
            <text:p>4,6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82" table:style-name="ce1">
            <text:p>182</text:p>
          </table:table-cell>
          <table:table-cell office:value-type="float" office:value="205" table:style-name="ce1">
            <text:p>205</text:p>
          </table:table-cell>
          <table:table-cell office:value-type="float" office:value="205" table:style-name="ce1">
            <text:p>205</text:p>
          </table:table-cell>
          <table:table-cell office:value-type="float" office:value="147160" table:style-name="ce1">
            <text:p>147160</text:p>
          </table:table-cell>
          <table:table-cell office:value-type="float" office:value="313758" table:style-name="ce1">
            <text:p>3137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309999999999" table:style-name="ce1">
            <text:p>1000,031</text:p>
          </table:table-cell>
          <table:table-cell office:value-type="float" office:value="983.47" table:style-name="ce1">
            <text:p>983,4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612099" table:style-name="ce1">
            <text:p>612099</text:p>
          </table:table-cell>
          <table:table-cell office:value-type="float" office:value="613924" table:style-name="ce1">
            <text:p>613924</text:p>
          </table:table-cell>
          <table:table-cell office:value-type="float" office:value="613924" table:style-name="ce1">
            <text:p>613924</text:p>
          </table:table-cell>
          <table:table-cell office:value-type="float" office:value="118508" table:style-name="ce1">
            <text:p>118508</text:p>
          </table:table-cell>
          <table:table-cell office:value-type="float" office:value="304570" table:style-name="ce1">
            <text:p>30457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7299999999996" table:style-name="ce1">
            <text:p>999,973</text:p>
          </table:table-cell>
          <table:table-cell office:value-type="float" office:value="983.52" table:style-name="ce1">
            <text:p>983,5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246015" table:style-name="ce1">
            <text:p>1246015</text:p>
          </table:table-cell>
          <table:table-cell office:value-type="float" office:value="1376790" table:style-name="ce1">
            <text:p>1376790</text:p>
          </table:table-cell>
          <table:table-cell office:value-type="float" office:value="117731" table:style-name="ce1">
            <text:p>117731</text:p>
          </table:table-cell>
          <table:table-cell office:value-type="float" office:value="302239" table:style-name="ce1">
            <text:p>30223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8/197</text:p>
          </table:table-cell>
          <table:table-cell office:value-type="float" office:value="8" table:formula="msoxl:=MID(A71,1,1)+0" table:style-name="ce1">
            <text:p>8</text:p>
          </table:table-cell>
          <table:table-cell office:value-type="float" office:value="197" table:formula="msoxl:=MID(A71,3,3)+0" table:style-name="ce1">
            <text:p>197</text:p>
          </table:table-cell>
          <table:table-cell office:value-type="float" office:value="43.167700000000004" table:style-name="ce1">
            <text:p>43,1677</text:p>
          </table:table-cell>
          <table:table-cell office:value-type="float" office:value="43.08" table:style-name="ce1">
            <text:p>43,08</text:p>
          </table:table-cell>
          <table:table-cell office:value-type="float" office:value="0.74" table:style-name="ce1">
            <text:p>0,7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147140" table:style-name="ce1">
            <text:p>147140</text:p>
          </table:table-cell>
          <table:table-cell office:value-type="float" office:value="313164" table:style-name="ce1">
            <text:p>313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4.497599999999998" table:style-name="ce1">
            <text:p>54,4976</text:p>
          </table:table-cell>
          <table:table-cell office:value-type="float" office:value="54.399000000000001" table:style-name="ce1">
            <text:p>54,399</text:p>
          </table:table-cell>
          <table:table-cell office:value-type="float" office:value="18.399999999999999" table:style-name="ce1">
            <text:p>18,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3" table:style-name="ce1">
            <text:p>13</text:p>
          </table:table-cell>
          <table:table-cell office:value-type="float" office:value="42784" table:style-name="ce1">
            <text:p>42784</text:p>
          </table:table-cell>
          <table:table-cell office:value-type="float" office:value="86170" table:style-name="ce1">
            <text:p>86170</text:p>
          </table:table-cell>
          <table:table-cell office:value-type="float" office:value="147140" table:style-name="ce1">
            <text:p>147140</text:p>
          </table:table-cell>
          <table:table-cell office:value-type="float" office:value="313164" table:style-name="ce1">
            <text:p>313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250700000000002" table:style-name="ce1">
            <text:p>37,2507</text:p>
          </table:table-cell>
          <table:table-cell office:value-type="float" office:value="37.158999999999999" table:style-name="ce1">
            <text:p>37,159</text:p>
          </table:table-cell>
          <table:table-cell office:value-type="float" office:value="0.76" table:style-name="ce1">
            <text:p>0,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" table:style-name="ce1">
            <text:p>31</text:p>
          </table:table-cell>
          <table:table-cell office:value-type="float" office:value="47" table:style-name="ce1">
            <text:p>47</text:p>
          </table:table-cell>
          <table:table-cell office:value-type="float" office:value="47" table:style-name="ce1">
            <text:p>47</text:p>
          </table:table-cell>
          <table:table-cell office:value-type="float" office:value="147921" table:style-name="ce1">
            <text:p>147921</text:p>
          </table:table-cell>
          <table:table-cell office:value-type="float" office:value="315450" table:style-name="ce1">
            <text:p>315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1.464" table:style-name="ce1">
            <text:p>221,464</text:p>
          </table:table-cell>
          <table:table-cell office:value-type="float" office:value="221.316" table:style-name="ce1">
            <text:p>221,316</text:p>
          </table:table-cell>
          <table:table-cell office:value-type="float" office:value="204.69" table:style-name="ce1">
            <text:p>204,6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35513" table:style-name="ce1">
            <text:p>135513</text:p>
          </table:table-cell>
          <table:table-cell office:value-type="float" office:value="137099" table:style-name="ce1">
            <text:p>137099</text:p>
          </table:table-cell>
          <table:table-cell office:value-type="float" office:value="137099" table:style-name="ce1">
            <text:p>137099</text:p>
          </table:table-cell>
          <table:table-cell office:value-type="float" office:value="119122" table:style-name="ce1">
            <text:p>119122</text:p>
          </table:table-cell>
          <table:table-cell office:value-type="float" office:value="306166" table:style-name="ce1">
            <text:p>3061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8199999999997" table:style-name="ce1">
            <text:p>999,982</text:p>
          </table:table-cell>
          <table:table-cell office:value-type="float" office:value="983.45" table:style-name="ce1">
            <text:p>983,4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29458" table:style-name="ce1">
            <text:p>1329458</text:p>
          </table:table-cell>
          <table:table-cell office:value-type="float" office:value="1475175" table:style-name="ce1">
            <text:p>1475175</text:p>
          </table:table-cell>
          <table:table-cell office:value-type="float" office:value="118341" table:style-name="ce1">
            <text:p>118341</text:p>
          </table:table-cell>
          <table:table-cell office:value-type="float" office:value="303823" table:style-name="ce1">
            <text:p>3038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8/198</text:p>
          </table:table-cell>
          <table:table-cell office:value-type="float" office:value="8" table:formula="msoxl:=MID(A72,1,1)+0" table:style-name="ce1">
            <text:p>8</text:p>
          </table:table-cell>
          <table:table-cell office:value-type="float" office:value="198" table:formula="msoxl:=MID(A72,3,3)+0" table:style-name="ce1">
            <text:p>198</text:p>
          </table:table-cell>
          <table:table-cell office:value-type="float" office:value="43.256" table:style-name="ce1">
            <text:p>43,256</text:p>
          </table:table-cell>
          <table:table-cell office:value-type="float" office:value="43.165999999999997" table:style-name="ce1">
            <text:p>43,166</text:p>
          </table:table-cell>
          <table:table-cell office:value-type="float" office:value="0.94" table:style-name="ce1">
            <text:p>0,9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147897" table:style-name="ce1">
            <text:p>147897</text:p>
          </table:table-cell>
          <table:table-cell office:value-type="float" office:value="314844" table:style-name="ce1">
            <text:p>3148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2.889899999999997" table:style-name="ce1">
            <text:p>42,8899</text:p>
          </table:table-cell>
          <table:table-cell office:value-type="float" office:value="42.792999999999999" table:style-name="ce1">
            <text:p>42,793</text:p>
          </table:table-cell>
          <table:table-cell office:value-type="float" office:value="6.44" table:style-name="ce1">
            <text:p>6,4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14900" table:style-name="ce1">
            <text:p>14900</text:p>
          </table:table-cell>
          <table:table-cell office:value-type="float" office:value="33957" table:style-name="ce1">
            <text:p>33957</text:p>
          </table:table-cell>
          <table:table-cell office:value-type="float" office:value="147897" table:style-name="ce1">
            <text:p>147897</text:p>
          </table:table-cell>
          <table:table-cell office:value-type="float" office:value="314844" table:style-name="ce1">
            <text:p>3148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7.506100000000004" table:style-name="ce1">
            <text:p>37,5061</text:p>
          </table:table-cell>
          <table:table-cell office:value-type="float" office:value="37.414000000000001" table:style-name="ce1">
            <text:p>37,414</text:p>
          </table:table-cell>
          <table:table-cell office:value-type="float" office:value="0.96" table:style-name="ce1">
            <text:p>0,9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66" table:style-name="ce1">
            <text:p>66</text:p>
          </table:table-cell>
          <table:table-cell office:value-type="float" office:value="66" table:style-name="ce1">
            <text:p>66</text:p>
          </table:table-cell>
          <table:table-cell office:value-type="float" office:value="148682" table:style-name="ce1">
            <text:p>148682</text:p>
          </table:table-cell>
          <table:table-cell office:value-type="float" office:value="317142" table:style-name="ce1">
            <text:p>31714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300000000005" table:style-name="ce1">
            <text:p>999,993</text:p>
          </table:table-cell>
          <table:table-cell office:value-type="float" office:value="983.07" table:style-name="ce1">
            <text:p>983,0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office:value-type="float" office:value="589307" table:style-name="ce1">
            <text:p>589307</text:p>
          </table:table-cell>
          <table:table-cell office:value-type="float" office:value="591152" table:style-name="ce1">
            <text:p>591152</text:p>
          </table:table-cell>
          <table:table-cell office:value-type="float" office:value="591152" table:style-name="ce1">
            <text:p>591152</text:p>
          </table:table-cell>
          <table:table-cell office:value-type="float" office:value="119736" table:style-name="ce1">
            <text:p>119736</text:p>
          </table:table-cell>
          <table:table-cell office:value-type="float" office:value="307762" table:style-name="ce1">
            <text:p>30776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09" table:style-name="ce1">
            <text:p>1000,009</text:p>
          </table:table-cell>
          <table:table-cell office:value-type="float" office:value="983.38" table:style-name="ce1">
            <text:p>983,3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350782" table:style-name="ce1">
            <text:p>1350782</text:p>
          </table:table-cell>
          <table:table-cell office:value-type="float" office:value="1473969" table:style-name="ce1">
            <text:p>1473969</text:p>
          </table:table-cell>
          <table:table-cell office:value-type="float" office:value="118951" table:style-name="ce1">
            <text:p>118951</text:p>
          </table:table-cell>
          <table:table-cell office:value-type="float" office:value="305407" table:style-name="ce1">
            <text:p>3054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9/265</text:p>
          </table:table-cell>
          <table:table-cell office:value-type="float" office:value="9" table:formula="msoxl:=MID(A73,1,1)+0" table:style-name="ce1">
            <text:p>9</text:p>
          </table:table-cell>
          <table:table-cell office:value-type="float" office:value="265" table:formula="msoxl:=MID(A73,3,3)+0" table:style-name="ce1">
            <text:p>265</text:p>
          </table:table-cell>
          <table:table-cell office:value-type="float" office:value="212.90899999999999" table:style-name="ce1">
            <text:p>212,909</text:p>
          </table:table-cell>
          <table:table-cell office:value-type="float" office:value="212.77199999999999" table:style-name="ce1">
            <text:p>212,772</text:p>
          </table:table-cell>
          <table:table-cell office:value-type="float" office:value="112.29" table:style-name="ce1">
            <text:p>112,2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745" table:style-name="ce1">
            <text:p>1745</text:p>
          </table:table-cell>
          <table:table-cell office:value-type="float" office:value="1802" table:style-name="ce1">
            <text:p>1802</text:p>
          </table:table-cell>
          <table:table-cell office:value-type="float" office:value="1802" table:style-name="ce1">
            <text:p>1802</text:p>
          </table:table-cell>
          <table:table-cell office:value-type="float" office:value="259529" table:style-name="ce1">
            <text:p>259529</text:p>
          </table:table-cell>
          <table:table-cell office:value-type="float" office:value="549346" table:style-name="ce1">
            <text:p>5493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400000000003" table:style-name="ce1">
            <text:p>999,994</text:p>
          </table:table-cell>
          <table:table-cell office:value-type="float" office:value="912.65" table:style-name="ce1">
            <text:p>912,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994980" table:style-name="ce1">
            <text:p>994980</text:p>
          </table:table-cell>
          <table:table-cell office:value-type="float" office:value="1249438" table:style-name="ce1">
            <text:p>1249438</text:p>
          </table:table-cell>
          <table:table-cell office:value-type="float" office:value="259529" table:style-name="ce1">
            <text:p>259529</text:p>
          </table:table-cell>
          <table:table-cell office:value-type="float" office:value="549346" table:style-name="ce1">
            <text:p>54934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9.53700000000001" table:style-name="ce1">
            <text:p>199,537</text:p>
          </table:table-cell>
          <table:table-cell office:value-type="float" office:value="199.38" table:style-name="ce1">
            <text:p>199,38</text:p>
          </table:table-cell>
          <table:table-cell office:value-type="float" office:value="112.51" table:style-name="ce1">
            <text:p>112,5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745" table:style-name="ce1">
            <text:p>1745</text:p>
          </table:table-cell>
          <table:table-cell office:value-type="float" office:value="1797" table:style-name="ce1">
            <text:p>1797</text:p>
          </table:table-cell>
          <table:table-cell office:value-type="float" office:value="1797" table:style-name="ce1">
            <text:p>1797</text:p>
          </table:table-cell>
          <table:table-cell office:value-type="float" office:value="260582" table:style-name="ce1">
            <text:p>260582</text:p>
          </table:table-cell>
          <table:table-cell office:value-type="float" office:value="552448" table:style-name="ce1">
            <text:p>5524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5" table:style-name="ce1">
            <text:p>999,995</text:p>
          </table:table-cell>
          <table:table-cell office:value-type="float" office:value="963.05" table:style-name="ce1">
            <text:p>963,0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83721" table:style-name="ce1">
            <text:p>383721</text:p>
          </table:table-cell>
          <table:table-cell office:value-type="float" office:value="385998" table:style-name="ce1">
            <text:p>385998</text:p>
          </table:table-cell>
          <table:table-cell office:value-type="float" office:value="385998" table:style-name="ce1">
            <text:p>385998</text:p>
          </table:table-cell>
          <table:table-cell office:value-type="float" office:value="200933" table:style-name="ce1">
            <text:p>200933</text:p>
          </table:table-cell>
          <table:table-cell office:value-type="float" office:value="520002" table:style-name="ce1">
            <text:p>520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963.25" table:style-name="ce1">
            <text:p>963,2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953071" table:style-name="ce1">
            <text:p>953071</text:p>
          </table:table-cell>
          <table:table-cell office:value-type="float" office:value="1107690" table:style-name="ce1">
            <text:p>1107690</text:p>
          </table:table-cell>
          <table:table-cell office:value-type="float" office:value="199880" table:style-name="ce1">
            <text:p>199880</text:p>
          </table:table-cell>
          <table:table-cell office:value-type="float" office:value="516843" table:style-name="ce1">
            <text:p>5168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9/266</text:p>
          </table:table-cell>
          <table:table-cell office:value-type="float" office:value="9" table:formula="msoxl:=MID(A74,1,1)+0" table:style-name="ce1">
            <text:p>9</text:p>
          </table:table-cell>
          <table:table-cell office:value-type="float" office:value="266" table:formula="msoxl:=MID(A74,3,3)+0" table:style-name="ce1">
            <text:p>266</text:p>
          </table:table-cell>
          <table:table-cell office:value-type="float" office:value="211.483" table:style-name="ce1">
            <text:p>211,483</text:p>
          </table:table-cell>
          <table:table-cell office:value-type="float" office:value="211.33500000000001" table:style-name="ce1">
            <text:p>211,335</text:p>
          </table:table-cell>
          <table:table-cell office:value-type="float" office:value="110.02" table:style-name="ce1">
            <text:p>110,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755" table:style-name="ce1">
            <text:p>1755</text:p>
          </table:table-cell>
          <table:table-cell office:value-type="float" office:value="1817" table:style-name="ce1">
            <text:p>1817</text:p>
          </table:table-cell>
          <table:table-cell office:value-type="float" office:value="1817" table:style-name="ce1">
            <text:p>1817</text:p>
          </table:table-cell>
          <table:table-cell office:value-type="float" office:value="260519" table:style-name="ce1">
            <text:p>260519</text:p>
          </table:table-cell>
          <table:table-cell office:value-type="float" office:value="551513" table:style-name="ce1">
            <text:p>5515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699999999996" table:style-name="ce1">
            <text:p>999,997</text:p>
          </table:table-cell>
          <table:table-cell office:value-type="float" office:value="911.78" table:style-name="ce1">
            <text:p>911,7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906367" table:style-name="ce1">
            <text:p>906367</text:p>
          </table:table-cell>
          <table:table-cell office:value-type="float" office:value="1045659" table:style-name="ce1">
            <text:p>1045659</text:p>
          </table:table-cell>
          <table:table-cell office:value-type="float" office:value="260519" table:style-name="ce1">
            <text:p>260519</text:p>
          </table:table-cell>
          <table:table-cell office:value-type="float" office:value="551513" table:style-name="ce1">
            <text:p>5515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99.93700000000001" table:style-name="ce1">
            <text:p>199,937</text:p>
          </table:table-cell>
          <table:table-cell office:value-type="float" office:value="199.77600000000001" table:style-name="ce1">
            <text:p>199,776</text:p>
          </table:table-cell>
          <table:table-cell office:value-type="float" office:value="112.7" table:style-name="ce1">
            <text:p>112,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755" table:style-name="ce1">
            <text:p>1755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261576" table:style-name="ce1">
            <text:p>261576</text:p>
          </table:table-cell>
          <table:table-cell office:value-type="float" office:value="554627" table:style-name="ce1">
            <text:p>5546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300000000005" table:style-name="ce1">
            <text:p>999,993</text:p>
          </table:table-cell>
          <table:table-cell office:value-type="float" office:value="962.74" table:style-name="ce1">
            <text:p>962,7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94245" table:style-name="ce1">
            <text:p>394245</text:p>
          </table:table-cell>
          <table:table-cell office:value-type="float" office:value="396558" table:style-name="ce1">
            <text:p>396558</text:p>
          </table:table-cell>
          <table:table-cell office:value-type="float" office:value="396558" table:style-name="ce1">
            <text:p>396558</text:p>
          </table:table-cell>
          <table:table-cell office:value-type="float" office:value="201701" table:style-name="ce1">
            <text:p>201701</text:p>
          </table:table-cell>
          <table:table-cell office:value-type="float" office:value="522008" table:style-name="ce1">
            <text:p>5220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03" table:style-name="ce1">
            <text:p>1000,003</text:p>
          </table:table-cell>
          <table:table-cell office:value-type="float" office:value="963.1" table:style-name="ce1">
            <text:p>963,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192247" table:style-name="ce1">
            <text:p>1192247</text:p>
          </table:table-cell>
          <table:table-cell office:value-type="float" office:value="1331399" table:style-name="ce1">
            <text:p>1331399</text:p>
          </table:table-cell>
          <table:table-cell office:value-type="float" office:value="200644" table:style-name="ce1">
            <text:p>200644</text:p>
          </table:table-cell>
          <table:table-cell office:value-type="float" office:value="518837" table:style-name="ce1">
            <text:p>5188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9/267</text:p>
          </table:table-cell>
          <table:table-cell office:value-type="float" office:value="9" table:formula="msoxl:=MID(A75,1,1)+0" table:style-name="ce1">
            <text:p>9</text:p>
          </table:table-cell>
          <table:table-cell office:value-type="float" office:value="267" table:formula="msoxl:=MID(A75,3,3)+0" table:style-name="ce1">
            <text:p>267</text:p>
          </table:table-cell>
          <table:table-cell office:value-type="float" office:value="214.809" table:style-name="ce1">
            <text:p>214,809</text:p>
          </table:table-cell>
          <table:table-cell office:value-type="float" office:value="214.655" table:style-name="ce1">
            <text:p>214,655</text:p>
          </table:table-cell>
          <table:table-cell office:value-type="float" office:value="112.49" table:style-name="ce1">
            <text:p>112,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760" table:style-name="ce1">
            <text:p>1760</text:p>
          </table:table-cell>
          <table:table-cell office:value-type="float" office:value="1808" table:style-name="ce1">
            <text:p>1808</text:p>
          </table:table-cell>
          <table:table-cell office:value-type="float" office:value="1808" table:style-name="ce1">
            <text:p>1808</text:p>
          </table:table-cell>
          <table:table-cell office:value-type="float" office:value="261509" table:style-name="ce1">
            <text:p>261509</text:p>
          </table:table-cell>
          <table:table-cell office:value-type="float" office:value="553680" table:style-name="ce1">
            <text:p>5536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06" table:style-name="ce1">
            <text:p>1000,006</text:p>
          </table:table-cell>
          <table:table-cell office:value-type="float" office:value="911.06" table:style-name="ce1">
            <text:p>911,0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052065" table:style-name="ce1">
            <text:p>1052065</text:p>
          </table:table-cell>
          <table:table-cell office:value-type="float" office:value="1280225" table:style-name="ce1">
            <text:p>1280225</text:p>
          </table:table-cell>
          <table:table-cell office:value-type="float" office:value="261509" table:style-name="ce1">
            <text:p>261509</text:p>
          </table:table-cell>
          <table:table-cell office:value-type="float" office:value="553680" table:style-name="ce1">
            <text:p>5536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3.58600000000001" table:style-name="ce1">
            <text:p>203,586</text:p>
          </table:table-cell>
          <table:table-cell office:value-type="float" office:value="203.429" table:style-name="ce1">
            <text:p>203,429</text:p>
          </table:table-cell>
          <table:table-cell office:value-type="float" office:value="114.83" table:style-name="ce1">
            <text:p>114,8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760" table:style-name="ce1">
            <text:p>1760</text:p>
          </table:table-cell>
          <table:table-cell office:value-type="float" office:value="1810" table:style-name="ce1">
            <text:p>1810</text:p>
          </table:table-cell>
          <table:table-cell office:value-type="float" office:value="1810" table:style-name="ce1">
            <text:p>1810</text:p>
          </table:table-cell>
          <table:table-cell office:value-type="float" office:value="262570" table:style-name="ce1">
            <text:p>262570</text:p>
          </table:table-cell>
          <table:table-cell office:value-type="float" office:value="556806" table:style-name="ce1">
            <text:p>5568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800000000005" table:style-name="ce1">
            <text:p>999,998</text:p>
          </table:table-cell>
          <table:table-cell office:value-type="float" office:value="962.55" table:style-name="ce1">
            <text:p>962,5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93766" table:style-name="ce1">
            <text:p>393766</text:p>
          </table:table-cell>
          <table:table-cell office:value-type="float" office:value="396027" table:style-name="ce1">
            <text:p>396027</text:p>
          </table:table-cell>
          <table:table-cell office:value-type="float" office:value="396027" table:style-name="ce1">
            <text:p>396027</text:p>
          </table:table-cell>
          <table:table-cell office:value-type="float" office:value="202469" table:style-name="ce1">
            <text:p>202469</text:p>
          </table:table-cell>
          <table:table-cell office:value-type="float" office:value="524014" table:style-name="ce1">
            <text:p>524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699999999996" table:style-name="ce1">
            <text:p>999,997</text:p>
          </table:table-cell>
          <table:table-cell office:value-type="float" office:value="962.85" table:style-name="ce1">
            <text:p>962,8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099373" table:style-name="ce1">
            <text:p>1099373</text:p>
          </table:table-cell>
          <table:table-cell office:value-type="float" office:value="1247463" table:style-name="ce1">
            <text:p>1247463</text:p>
          </table:table-cell>
          <table:table-cell office:value-type="float" office:value="201408" table:style-name="ce1">
            <text:p>201408</text:p>
          </table:table-cell>
          <table:table-cell office:value-type="float" office:value="520831" table:style-name="ce1">
            <text:p>52083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9/268</text:p>
          </table:table-cell>
          <table:table-cell office:value-type="float" office:value="9" table:formula="msoxl:=MID(A76,1,1)+0" table:style-name="ce1">
            <text:p>9</text:p>
          </table:table-cell>
          <table:table-cell office:value-type="float" office:value="268" table:formula="msoxl:=MID(A76,3,3)+0" table:style-name="ce1">
            <text:p>268</text:p>
          </table:table-cell>
          <table:table-cell office:value-type="float" office:value="132.01300000000001" table:style-name="ce1">
            <text:p>132,013</text:p>
          </table:table-cell>
          <table:table-cell office:value-type="float" office:value="131.858" table:style-name="ce1">
            <text:p>131,858</text:p>
          </table:table-cell>
          <table:table-cell office:value-type="float" office:value="28.5" table:style-name="ce1">
            <text:p>28,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93" table:style-name="ce1">
            <text:p>593</text:p>
          </table:table-cell>
          <table:table-cell office:value-type="float" office:value="663" table:style-name="ce1">
            <text:p>663</text:p>
          </table:table-cell>
          <table:table-cell office:value-type="float" office:value="663" table:style-name="ce1">
            <text:p>663</text:p>
          </table:table-cell>
          <table:table-cell office:value-type="float" office:value="262499" table:style-name="ce1">
            <text:p>262499</text:p>
          </table:table-cell>
          <table:table-cell office:value-type="float" office:value="555847" table:style-name="ce1">
            <text:p>5558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14" table:style-name="ce1">
            <text:p>1000,014</text:p>
          </table:table-cell>
          <table:table-cell office:value-type="float" office:value="911.68" table:style-name="ce1">
            <text:p>911,6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849268" table:style-name="ce1">
            <text:p>849268</text:p>
          </table:table-cell>
          <table:table-cell office:value-type="float" office:value="999999" table:style-name="ce1">
            <text:p>999999</text:p>
          </table:table-cell>
          <table:table-cell office:value-type="float" office:value="262499" table:style-name="ce1">
            <text:p>262499</text:p>
          </table:table-cell>
          <table:table-cell office:value-type="float" office:value="555847" table:style-name="ce1">
            <text:p>5558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5.864" table:style-name="ce1">
            <text:p>185,864</text:p>
          </table:table-cell>
          <table:table-cell office:value-type="float" office:value="185.71" table:style-name="ce1">
            <text:p>185,71</text:p>
          </table:table-cell>
          <table:table-cell office:value-type="float" office:value="97.32" table:style-name="ce1">
            <text:p>97,3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563" table:style-name="ce1">
            <text:p>1563</text:p>
          </table:table-cell>
          <table:table-cell office:value-type="float" office:value="1642" table:style-name="ce1">
            <text:p>1642</text:p>
          </table:table-cell>
          <table:table-cell office:value-type="float" office:value="1642" table:style-name="ce1">
            <text:p>1642</text:p>
          </table:table-cell>
          <table:table-cell office:value-type="float" office:value="263564" table:style-name="ce1">
            <text:p>263564</text:p>
          </table:table-cell>
          <table:table-cell office:value-type="float" office:value="558985" table:style-name="ce1">
            <text:p>5589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1751" table:style-name="ce1">
            <text:p>38,1751</text:p>
          </table:table-cell>
          <table:table-cell office:value-type="float" office:value="38.058999999999997" table:style-name="ce1">
            <text:p>38,059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1" table:style-name="ce1">
            <text:p>131</text:p>
          </table:table-cell>
          <table:table-cell office:value-type="float" office:value="131" table:style-name="ce1">
            <text:p>131</text:p>
          </table:table-cell>
          <table:table-cell office:value-type="float" office:value="203237" table:style-name="ce1">
            <text:p>203237</text:p>
          </table:table-cell>
          <table:table-cell office:value-type="float" office:value="526020" table:style-name="ce1">
            <text:p>5260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" table:style-name="ce1">
            <text:p>1000</text:p>
          </table:table-cell>
          <table:table-cell office:value-type="float" office:value="963.08" table:style-name="ce1">
            <text:p>963,0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052139" table:style-name="ce1">
            <text:p>1052139</text:p>
          </table:table-cell>
          <table:table-cell office:value-type="float" office:value="1165758" table:style-name="ce1">
            <text:p>1165758</text:p>
          </table:table-cell>
          <table:table-cell office:value-type="float" office:value="202172" table:style-name="ce1">
            <text:p>202172</text:p>
          </table:table-cell>
          <table:table-cell office:value-type="float" office:value="522825" table:style-name="ce1">
            <text:p>5228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9/269</text:p>
          </table:table-cell>
          <table:table-cell office:value-type="float" office:value="9" table:formula="msoxl:=MID(A77,1,1)+0" table:style-name="ce1">
            <text:p>9</text:p>
          </table:table-cell>
          <table:table-cell office:value-type="float" office:value="269" table:formula="msoxl:=MID(A77,3,3)+0" table:style-name="ce1">
            <text:p>269</text:p>
          </table:table-cell>
          <table:table-cell office:value-type="float" office:value="141.804" table:style-name="ce1">
            <text:p>141,804</text:p>
          </table:table-cell>
          <table:table-cell office:value-type="float" office:value="141.661" table:style-name="ce1">
            <text:p>141,661</text:p>
          </table:table-cell>
          <table:table-cell office:value-type="float" office:value="37.99" table:style-name="ce1">
            <text:p>37,9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738" table:style-name="ce1">
            <text:p>738</text:p>
          </table:table-cell>
          <table:table-cell office:value-type="float" office:value="798" table:style-name="ce1">
            <text:p>798</text:p>
          </table:table-cell>
          <table:table-cell office:value-type="float" office:value="798" table:style-name="ce1">
            <text:p>798</text:p>
          </table:table-cell>
          <table:table-cell office:value-type="float" office:value="263489" table:style-name="ce1">
            <text:p>263489</text:p>
          </table:table-cell>
          <table:table-cell office:value-type="float" office:value="558014" table:style-name="ce1">
            <text:p>558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400000000003" table:style-name="ce1">
            <text:p>999,994</text:p>
          </table:table-cell>
          <table:table-cell office:value-type="float" office:value="910.65" table:style-name="ce1">
            <text:p>910,6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926161" table:style-name="ce1">
            <text:p>926161</text:p>
          </table:table-cell>
          <table:table-cell office:value-type="float" office:value="1076475" table:style-name="ce1">
            <text:p>1076475</text:p>
          </table:table-cell>
          <table:table-cell office:value-type="float" office:value="263489" table:style-name="ce1">
            <text:p>263489</text:p>
          </table:table-cell>
          <table:table-cell office:value-type="float" office:value="558014" table:style-name="ce1">
            <text:p>5580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88.24" table:style-name="ce1">
            <text:p>188,24</text:p>
          </table:table-cell>
          <table:table-cell office:value-type="float" office:value="188.08600000000001" table:style-name="ce1">
            <text:p>188,086</text:p>
          </table:table-cell>
          <table:table-cell office:value-type="float" office:value="97.76" table:style-name="ce1">
            <text:p>97,7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548" table:style-name="ce1">
            <text:p>1548</text:p>
          </table:table-cell>
          <table:table-cell office:value-type="float" office:value="1620" table:style-name="ce1">
            <text:p>1620</text:p>
          </table:table-cell>
          <table:table-cell office:value-type="float" office:value="1620" table:style-name="ce1">
            <text:p>1620</text:p>
          </table:table-cell>
          <table:table-cell office:value-type="float" office:value="264558" table:style-name="ce1">
            <text:p>264558</text:p>
          </table:table-cell>
          <table:table-cell office:value-type="float" office:value="561164" table:style-name="ce1">
            <text:p>56116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692700000000002" table:style-name="ce1">
            <text:p>38,6927</text:p>
          </table:table-cell>
          <table:table-cell office:value-type="float" office:value="38.575000000000003" table:style-name="ce1">
            <text:p>38,575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204005" table:style-name="ce1">
            <text:p>204005</text:p>
          </table:table-cell>
          <table:table-cell office:value-type="float" office:value="528026" table:style-name="ce1">
            <text:p>528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15" table:style-name="ce1">
            <text:p>1000,015</text:p>
          </table:table-cell>
          <table:table-cell office:value-type="float" office:value="962.59" table:style-name="ce1">
            <text:p>962,5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141219" table:style-name="ce1">
            <text:p>1141219</text:p>
          </table:table-cell>
          <table:table-cell office:value-type="float" office:value="1264779" table:style-name="ce1">
            <text:p>1264779</text:p>
          </table:table-cell>
          <table:table-cell office:value-type="float" office:value="202936" table:style-name="ce1">
            <text:p>202936</text:p>
          </table:table-cell>
          <table:table-cell office:value-type="float" office:value="524819" table:style-name="ce1">
            <text:p>5248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9/270</text:p>
          </table:table-cell>
          <table:table-cell office:value-type="float" office:value="9" table:formula="msoxl:=MID(A78,1,1)+0" table:style-name="ce1">
            <text:p>9</text:p>
          </table:table-cell>
          <table:table-cell office:value-type="float" office:value="270" table:formula="msoxl:=MID(A78,3,3)+0" table:style-name="ce1">
            <text:p>270</text:p>
          </table:table-cell>
          <table:table-cell office:value-type="float" office:value="109.95699999999999" table:style-name="ce1">
            <text:p>109,957</text:p>
          </table:table-cell>
          <table:table-cell office:value-type="float" office:value="109.81399999999999" table:style-name="ce1">
            <text:p>109,814</text:p>
          </table:table-cell>
          <table:table-cell office:value-type="float" office:value="4.0199999999999996" table:style-name="ce1">
            <text:p>4,0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03" table:style-name="ce1">
            <text:p>103</text:p>
          </table:table-cell>
          <table:table-cell office:value-type="float" office:value="142" table:style-name="ce1">
            <text:p>142</text:p>
          </table:table-cell>
          <table:table-cell office:value-type="float" office:value="142" table:style-name="ce1">
            <text:p>142</text:p>
          </table:table-cell>
          <table:table-cell office:value-type="float" office:value="264479" table:style-name="ce1">
            <text:p>264479</text:p>
          </table:table-cell>
          <table:table-cell office:value-type="float" office:value="560181" table:style-name="ce1">
            <text:p>5601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9699999999996" table:style-name="ce1">
            <text:p>999,997</text:p>
          </table:table-cell>
          <table:table-cell office:value-type="float" office:value="911.43" table:style-name="ce1">
            <text:p>911,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955478" table:style-name="ce1">
            <text:p>955478</text:p>
          </table:table-cell>
          <table:table-cell office:value-type="float" office:value="1137869" table:style-name="ce1">
            <text:p>1137869</text:p>
          </table:table-cell>
          <table:table-cell office:value-type="float" office:value="264479" table:style-name="ce1">
            <text:p>264479</text:p>
          </table:table-cell>
          <table:table-cell office:value-type="float" office:value="560181" table:style-name="ce1">
            <text:p>56018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8.578199999999995" table:style-name="ce1">
            <text:p>98,5782</text:p>
          </table:table-cell>
          <table:table-cell office:value-type="float" office:value="98.44" table:style-name="ce1">
            <text:p>98,44</text:p>
          </table:table-cell>
          <table:table-cell office:value-type="float" office:value="7.37" table:style-name="ce1">
            <text:p>7,3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1" table:style-name="ce1">
            <text:p>171</text:p>
          </table:table-cell>
          <table:table-cell office:value-type="float" office:value="205" table:style-name="ce1">
            <text:p>205</text:p>
          </table:table-cell>
          <table:table-cell office:value-type="float" office:value="205" table:style-name="ce1">
            <text:p>205</text:p>
          </table:table-cell>
          <table:table-cell office:value-type="float" office:value="265552" table:style-name="ce1">
            <text:p>265552</text:p>
          </table:table-cell>
          <table:table-cell office:value-type="float" office:value="563343" table:style-name="ce1">
            <text:p>56334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590499999999999" table:style-name="ce1">
            <text:p>38,5905</text:p>
          </table:table-cell>
          <table:table-cell office:value-type="float" office:value="38.466000000000001" table:style-name="ce1">
            <text:p>38,466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204773" table:style-name="ce1">
            <text:p>204773</text:p>
          </table:table-cell>
          <table:table-cell office:value-type="float" office:value="530032" table:style-name="ce1">
            <text:p>53003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6400000000006" table:style-name="ce1">
            <text:p>999,964</text:p>
          </table:table-cell>
          <table:table-cell office:value-type="float" office:value="962.43" table:style-name="ce1">
            <text:p>962,4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997183" table:style-name="ce1">
            <text:p>997183</text:p>
          </table:table-cell>
          <table:table-cell office:value-type="float" office:value="1141432" table:style-name="ce1">
            <text:p>1141432</text:p>
          </table:table-cell>
          <table:table-cell office:value-type="float" office:value="203700" table:style-name="ce1">
            <text:p>203700</text:p>
          </table:table-cell>
          <table:table-cell office:value-type="float" office:value="526813" table:style-name="ce1">
            <text:p>5268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9/271</text:p>
          </table:table-cell>
          <table:table-cell office:value-type="float" office:value="9" table:formula="msoxl:=MID(A79,1,1)+0" table:style-name="ce1">
            <text:p>9</text:p>
          </table:table-cell>
          <table:table-cell office:value-type="float" office:value="271" table:formula="msoxl:=MID(A79,3,3)+0" table:style-name="ce1">
            <text:p>271</text:p>
          </table:table-cell>
          <table:table-cell office:value-type="float" office:value="104.857" table:style-name="ce1">
            <text:p>104,857</text:p>
          </table:table-cell>
          <table:table-cell office:value-type="float" office:value="104.724" table:style-name="ce1">
            <text:p>104,724</text:p>
          </table:table-cell>
          <table:table-cell office:value-type="float" office:value="0.13" table:style-name="ce1">
            <text:p>0,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65469" table:style-name="ce1">
            <text:p>265469</text:p>
          </table:table-cell>
          <table:table-cell office:value-type="float" office:value="562348" table:style-name="ce1">
            <text:p>5623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9.432" table:style-name="ce1">
            <text:p>109,432</text:p>
          </table:table-cell>
          <table:table-cell office:value-type="float" office:value="109.28400000000001" table:style-name="ce1">
            <text:p>109,284</text:p>
          </table:table-cell>
          <table:table-cell office:value-type="float" office:value="19.64" table:style-name="ce1">
            <text:p>19,6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5564" table:style-name="ce1">
            <text:p>35564</text:p>
          </table:table-cell>
          <table:table-cell office:value-type="float" office:value="76518" table:style-name="ce1">
            <text:p>76518</text:p>
          </table:table-cell>
          <table:table-cell office:value-type="float" office:value="265469" table:style-name="ce1">
            <text:p>265469</text:p>
          </table:table-cell>
          <table:table-cell office:value-type="float" office:value="562348" table:style-name="ce1">
            <text:p>5623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0.945899999999995" table:style-name="ce1">
            <text:p>90,9459</text:p>
          </table:table-cell>
          <table:table-cell office:value-type="float" office:value="90.804000000000002" table:style-name="ce1">
            <text:p>90,804</text:p>
          </table:table-cell>
          <table:table-cell office:value-type="float" office:value="0.13" table:style-name="ce1">
            <text:p>0,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266546" table:style-name="ce1">
            <text:p>266546</text:p>
          </table:table-cell>
          <table:table-cell office:value-type="float" office:value="565522" table:style-name="ce1">
            <text:p>5655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1676" table:style-name="ce1">
            <text:p>39,1676</text:p>
          </table:table-cell>
          <table:table-cell office:value-type="float" office:value="39.037999999999997" table:style-name="ce1">
            <text:p>39,038</text:p>
          </table:table-cell>
          <table:table-cell office:value-type="float" office:value="0.15" table:style-name="ce1">
            <text:p>0,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205541" table:style-name="ce1">
            <text:p>205541</text:p>
          </table:table-cell>
          <table:table-cell office:value-type="float" office:value="532038" table:style-name="ce1">
            <text:p>5320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7900000000004" table:style-name="ce1">
            <text:p>999,979</text:p>
          </table:table-cell>
          <table:table-cell office:value-type="float" office:value="961.99" table:style-name="ce1">
            <text:p>961,9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140264" table:style-name="ce1">
            <text:p>1140264</text:p>
          </table:table-cell>
          <table:table-cell office:value-type="float" office:value="1322898" table:style-name="ce1">
            <text:p>1322898</text:p>
          </table:table-cell>
          <table:table-cell office:value-type="float" office:value="204464" table:style-name="ce1">
            <text:p>204464</text:p>
          </table:table-cell>
          <table:table-cell office:value-type="float" office:value="528807" table:style-name="ce1">
            <text:p>5288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9/272</text:p>
          </table:table-cell>
          <table:table-cell office:value-type="float" office:value="9" table:formula="msoxl:=MID(A80,1,1)+0" table:style-name="ce1">
            <text:p>9</text:p>
          </table:table-cell>
          <table:table-cell office:value-type="float" office:value="272" table:formula="msoxl:=MID(A80,3,3)+0" table:style-name="ce1">
            <text:p>272</text:p>
          </table:table-cell>
          <table:table-cell office:value-type="float" office:value="106.682" table:style-name="ce1">
            <text:p>106,682</text:p>
          </table:table-cell>
          <table:table-cell office:value-type="float" office:value="106.54300000000001" table:style-name="ce1">
            <text:p>106,543</text:p>
          </table:table-cell>
          <table:table-cell office:value-type="float" office:value="0.47" table:style-name="ce1">
            <text:p>0,4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266459" table:style-name="ce1">
            <text:p>266459</text:p>
          </table:table-cell>
          <table:table-cell office:value-type="float" office:value="564515" table:style-name="ce1">
            <text:p>5645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7.208" table:style-name="ce1">
            <text:p>107,208</text:p>
          </table:table-cell>
          <table:table-cell office:value-type="float" office:value="107.053" table:style-name="ce1">
            <text:p>107,053</text:p>
          </table:table-cell>
          <table:table-cell office:value-type="float" office:value="15.64" table:style-name="ce1">
            <text:p>15,6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0900" table:style-name="ce1">
            <text:p>20900</text:p>
          </table:table-cell>
          <table:table-cell office:value-type="float" office:value="54195" table:style-name="ce1">
            <text:p>54195</text:p>
          </table:table-cell>
          <table:table-cell office:value-type="float" office:value="266459" table:style-name="ce1">
            <text:p>266459</text:p>
          </table:table-cell>
          <table:table-cell office:value-type="float" office:value="564515" table:style-name="ce1">
            <text:p>5645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1.571200000000005" table:style-name="ce1">
            <text:p>91,5712</text:p>
          </table:table-cell>
          <table:table-cell office:value-type="float" office:value="91.433999999999997" table:style-name="ce1">
            <text:p>91,434</text:p>
          </table:table-cell>
          <table:table-cell office:value-type="float" office:value="0.48" table:style-name="ce1">
            <text:p>0,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50" table:style-name="ce1">
            <text:p>50</text:p>
          </table:table-cell>
          <table:table-cell office:value-type="float" office:value="50" table:style-name="ce1">
            <text:p>50</text:p>
          </table:table-cell>
          <table:table-cell office:value-type="float" office:value="267540" table:style-name="ce1">
            <text:p>267540</text:p>
          </table:table-cell>
          <table:table-cell office:value-type="float" office:value="567701" table:style-name="ce1">
            <text:p>5677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8.807000000000002" table:style-name="ce1">
            <text:p>38,807</text:p>
          </table:table-cell>
          <table:table-cell office:value-type="float" office:value="38.68" table:style-name="ce1">
            <text:p>38,68</text:p>
          </table:table-cell>
          <table:table-cell office:value-type="float" office:value="0.14000000000000001" table:style-name="ce1">
            <text:p>0,1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206309" table:style-name="ce1">
            <text:p>206309</text:p>
          </table:table-cell>
          <table:table-cell office:value-type="float" office:value="534044" table:style-name="ce1">
            <text:p>53404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1000.005" table:style-name="ce1">
            <text:p>1000,005</text:p>
          </table:table-cell>
          <table:table-cell office:value-type="float" office:value="961.1" table:style-name="ce1">
            <text:p>961,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1032289" table:style-name="ce1">
            <text:p>1032289</text:p>
          </table:table-cell>
          <table:table-cell office:value-type="float" office:value="1174023" table:style-name="ce1">
            <text:p>1174023</text:p>
          </table:table-cell>
          <table:table-cell office:value-type="float" office:value="205228" table:style-name="ce1">
            <text:p>205228</text:p>
          </table:table-cell>
          <table:table-cell office:value-type="float" office:value="530801" table:style-name="ce1">
            <text:p>5308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9/273</text:p>
          </table:table-cell>
          <table:table-cell office:value-type="float" office:value="9" table:formula="msoxl:=MID(A81,1,1)+0" table:style-name="ce1">
            <text:p>9</text:p>
          </table:table-cell>
          <table:table-cell office:value-type="float" office:value="273" table:formula="msoxl:=MID(A81,3,3)+0" table:style-name="ce1">
            <text:p>273</text:p>
          </table:table-cell>
          <table:table-cell office:value-type="float" office:value="106.94499999999999" table:style-name="ce1">
            <text:p>106,945</text:p>
          </table:table-cell>
          <table:table-cell office:value-type="float" office:value="106.812" table:style-name="ce1">
            <text:p>106,812</text:p>
          </table:table-cell>
          <table:table-cell office:value-type="float" office:value="0.52" table:style-name="ce1">
            <text:p>0,5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267449" table:style-name="ce1">
            <text:p>267449</text:p>
          </table:table-cell>
          <table:table-cell office:value-type="float" office:value="566682" table:style-name="ce1">
            <text:p>566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7.74299999999999" table:style-name="ce1">
            <text:p>117,743</text:p>
          </table:table-cell>
          <table:table-cell office:value-type="float" office:value="117.586" table:style-name="ce1">
            <text:p>117,586</text:p>
          </table:table-cell>
          <table:table-cell office:value-type="float" office:value="25.3" table:style-name="ce1">
            <text:p>25,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36806" table:style-name="ce1">
            <text:p>36806</text:p>
          </table:table-cell>
          <table:table-cell office:value-type="float" office:value="72997" table:style-name="ce1">
            <text:p>72997</text:p>
          </table:table-cell>
          <table:table-cell office:value-type="float" office:value="267449" table:style-name="ce1">
            <text:p>267449</text:p>
          </table:table-cell>
          <table:table-cell office:value-type="float" office:value="566682" table:style-name="ce1">
            <text:p>56668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2.674999999999997" table:style-name="ce1">
            <text:p>92,675</text:p>
          </table:table-cell>
          <table:table-cell office:value-type="float" office:value="92.539000000000001" table:style-name="ce1">
            <text:p>92,539</text:p>
          </table:table-cell>
          <table:table-cell office:value-type="float" office:value="0.53" table:style-name="ce1">
            <text:p>0,5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office:value-type="float" office:value="53" table:style-name="ce1">
            <text:p>53</text:p>
          </table:table-cell>
          <table:table-cell office:value-type="float" office:value="268534" table:style-name="ce1">
            <text:p>268534</text:p>
          </table:table-cell>
          <table:table-cell office:value-type="float" office:value="569880" table:style-name="ce1">
            <text:p>56988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299399999999999" table:style-name="ce1">
            <text:p>39,2994</text:p>
          </table:table-cell>
          <table:table-cell office:value-type="float" office:value="39.167000000000002" table:style-name="ce1">
            <text:p>39,167</text:p>
          </table:table-cell>
          <table:table-cell office:value-type="float" office:value="0.15" table:style-name="ce1">
            <text:p>0,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31" table:style-name="ce1">
            <text:p>131</text:p>
          </table:table-cell>
          <table:table-cell office:value-type="float" office:value="131" table:style-name="ce1">
            <text:p>131</text:p>
          </table:table-cell>
          <table:table-cell office:value-type="float" office:value="207077" table:style-name="ce1">
            <text:p>207077</text:p>
          </table:table-cell>
          <table:table-cell office:value-type="float" office:value="536050" table:style-name="ce1">
            <text:p>5360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8500000000001" table:style-name="ce1">
            <text:p>999,985</text:p>
          </table:table-cell>
          <table:table-cell office:value-type="float" office:value="961.01" table:style-name="ce1">
            <text:p>961,0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877014" table:style-name="ce1">
            <text:p>877014</text:p>
          </table:table-cell>
          <table:table-cell office:value-type="float" office:value="1008890" table:style-name="ce1">
            <text:p>1008890</text:p>
          </table:table-cell>
          <table:table-cell office:value-type="float" office:value="205992" table:style-name="ce1">
            <text:p>205992</text:p>
          </table:table-cell>
          <table:table-cell office:value-type="float" office:value="532795" table:style-name="ce1">
            <text:p>53279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style-name="ro1">
          <table:table-cell office:value-type="string" table:style-name="ce1">
            <text:p>9/274</text:p>
          </table:table-cell>
          <table:table-cell office:value-type="float" office:value="9" table:formula="msoxl:=MID(A82,1,1)+0" table:style-name="ce1">
            <text:p>9</text:p>
          </table:table-cell>
          <table:table-cell office:value-type="float" office:value="274" table:formula="msoxl:=MID(A82,3,3)+0" table:style-name="ce1">
            <text:p>274</text:p>
          </table:table-cell>
          <table:table-cell office:value-type="float" office:value="108.601" table:style-name="ce1">
            <text:p>108,601</text:p>
          </table:table-cell>
          <table:table-cell office:value-type="float" office:value="108.449" table:style-name="ce1">
            <text:p>108,449</text:p>
          </table:table-cell>
          <table:table-cell office:value-type="float" office:value="1.85" table:style-name="ce1">
            <text:p>1,8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9" table:style-name="ce1">
            <text:p>59</text:p>
          </table:table-cell>
          <table:table-cell office:value-type="float" office:value="81" table:style-name="ce1">
            <text:p>81</text:p>
          </table:table-cell>
          <table:table-cell office:value-type="float" office:value="81" table:style-name="ce1">
            <text:p>81</text:p>
          </table:table-cell>
          <table:table-cell office:value-type="float" office:value="268439" table:style-name="ce1">
            <text:p>268439</text:p>
          </table:table-cell>
          <table:table-cell office:value-type="float" office:value="568849" table:style-name="ce1">
            <text:p>5688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4.855" table:style-name="ce1">
            <text:p>104,855</text:p>
          </table:table-cell>
          <table:table-cell office:value-type="float" office:value="104.711" table:style-name="ce1">
            <text:p>104,711</text:p>
          </table:table-cell>
          <table:table-cell office:value-type="float" office:value="12.45" table:style-name="ce1">
            <text:p>12,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21211" table:style-name="ce1">
            <text:p>21211</text:p>
          </table:table-cell>
          <table:table-cell office:value-type="float" office:value="44075" table:style-name="ce1">
            <text:p>44075</text:p>
          </table:table-cell>
          <table:table-cell office:value-type="float" office:value="268439" table:style-name="ce1">
            <text:p>268439</text:p>
          </table:table-cell>
          <table:table-cell office:value-type="float" office:value="568849" table:style-name="ce1">
            <text:p>5688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4.813599999999994" table:style-name="ce1">
            <text:p>94,8136</text:p>
          </table:table-cell>
          <table:table-cell office:value-type="float" office:value="94.67" table:style-name="ce1">
            <text:p>94,67</text:p>
          </table:table-cell>
          <table:table-cell office:value-type="float" office:value="1.38" table:style-name="ce1">
            <text:p>1,3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4" table:style-name="ce1">
            <text:p>44</text:p>
          </table:table-cell>
          <table:table-cell office:value-type="float" office:value="73" table:style-name="ce1">
            <text:p>73</text:p>
          </table:table-cell>
          <table:table-cell office:value-type="float" office:value="73" table:style-name="ce1">
            <text:p>73</text:p>
          </table:table-cell>
          <table:table-cell office:value-type="float" office:value="269528" table:style-name="ce1">
            <text:p>269528</text:p>
          </table:table-cell>
          <table:table-cell office:value-type="float" office:value="572059" table:style-name="ce1">
            <text:p>5720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9.243699999999997" table:style-name="ce1">
            <text:p>39,2437</text:p>
          </table:table-cell>
          <table:table-cell office:value-type="float" office:value="39.116999999999997" table:style-name="ce1">
            <text:p>39,117</text:p>
          </table:table-cell>
          <table:table-cell office:value-type="float" office:value="0.15" table:style-name="ce1">
            <text:p>0,1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30" table:style-name="ce1">
            <text:p>130</text:p>
          </table:table-cell>
          <table:table-cell office:value-type="float" office:value="130" table:style-name="ce1">
            <text:p>130</text:p>
          </table:table-cell>
          <table:table-cell office:value-type="float" office:value="207845" table:style-name="ce1">
            <text:p>207845</text:p>
          </table:table-cell>
          <table:table-cell office:value-type="float" office:value="538056" table:style-name="ce1">
            <text:p>5380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0" table:style-name="ce1">
            <text:p>1000</text:p>
          </table:table-cell>
          <table:table-cell office:value-type="float" office:value="999.97900000000004" table:style-name="ce1">
            <text:p>999,979</text:p>
          </table:table-cell>
          <table:table-cell office:value-type="float" office:value="961.53" table:style-name="ce1">
            <text:p>961,5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974791" table:style-name="ce1">
            <text:p>974791</text:p>
          </table:table-cell>
          <table:table-cell office:value-type="float" office:value="1091097" table:style-name="ce1">
            <text:p>1091097</text:p>
          </table:table-cell>
          <table:table-cell office:value-type="float" office:value="206756" table:style-name="ce1">
            <text:p>206756</text:p>
          </table:table-cell>
          <table:table-cell office:value-type="float" office:value="534789" table:style-name="ce1">
            <text:p>5347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18"/>
        </table:table-row>
        <table:table-row table:number-rows-repeated="1048494" table:style-name="ro1">
          <table:table-cell table:number-columns-repeated="16384"/>
        </table:table-row>
      </table:table>
      <table:database-ranges>
        <table:database-range table:target-range-address="Hoja7.A1:Hoja7.BA2" table:name="Tabla1" table:display-filter-buttons="true"/>
      </table:database-ranges>
      <table:data-pilot-tables>
        <table:data-pilot-table table:name="Tabla dinámica5" table:target-range-address="Hoja5.A3:Hoja5.D15" table:show-filter-button="false" table:buttons="Hoja5.A3">
          <table:source-cell-range table:cell-range-address="Hoja1.B2:Hoja1.BB82"/>
          <table:data-pilot-field table:source-field-name="Valores" table:orientation="column" table:is-data-layout-field="true">
            <table:data-pilot-level table:show-empty="true"/>
          </table:data-pilot-field>
          <table:data-pilot-field table:source-field-name="instanc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3" table:display="false" table:show-details="true"/>
                <table:data-pilot-member table:name="4" table:display="false" table:show-details="true"/>
                <table:data-pilot-member table:name="5" table:display="false" table:show-details="true"/>
                <table:data-pilot-member table:name="6" table:display="false" table:show-details="true"/>
                <table:data-pilot-member table:name="7" table:display="false" table:show-details="true"/>
                <table:data-pilot-member table:name="8" table:display="false" table:show-details="true"/>
                <table:data-pilot-member table:name="10" table:display="false" table:show-details="tru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l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omai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omain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omain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la dinámica4" table:target-range-address="Hoja4_(2).A3:Hoja4_(2).R12" table:show-filter-button="false" table:buttons="Hoja4_(2).A3">
          <table:source-cell-range table:cell-range-address="Hoja1.B2:Hoja1.BB82"/>
          <table:data-pilot-field table:source-field-name="Valores" table:orientation="column" table:is-data-layout-field="true">
            <table:data-pilot-level table:show-empty="true"/>
          </table:data-pilot-field>
          <table:data-pilot-field table:source-field-name="instanc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3" table:display="true" table:show-details="false"/>
                <table:data-pilot-member table:name="4" table:display="true" table:show-details="false"/>
                <table:data-pilot-member table:name="5" table:display="true" table:show-details="false"/>
                <table:data-pilot-member table:name="6" table:display="true" table:show-details="false"/>
                <table:data-pilot-member table:name="7" table:display="true" table:show-details="false"/>
                <table:data-pilot-member table:name="8" table:display="true" table:show-details="false"/>
                <table:data-pilot-member table:name="9" table:display="true" table:show-details="false"/>
                <table:data-pilot-member table:name="10" table:display="true" table:show-details="fals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l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4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4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4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4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omai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omain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omain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la dinámica4" table:target-range-address="REPORT-OLD.A3:REPORT-OLD.R12" table:show-filter-button="false" table:buttons="REPORT-OLD.A3">
          <table:source-cell-range table:cell-range-address="Hoja1.B2:Hoja1.BB82"/>
          <table:data-pilot-field table:source-field-name="Valores" table:orientation="column" table:is-data-layout-field="true">
            <table:data-pilot-level table:show-empty="true"/>
          </table:data-pilot-field>
          <table:data-pilot-field table:source-field-name="instanc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3" table:display="true" table:show-details="false"/>
                <table:data-pilot-member table:name="4" table:display="true" table:show-details="false"/>
                <table:data-pilot-member table:name="5" table:display="true" table:show-details="false"/>
                <table:data-pilot-member table:name="6" table:display="true" table:show-details="false"/>
                <table:data-pilot-member table:name="7" table:display="true" table:show-details="false"/>
                <table:data-pilot-member table:name="8" table:display="true" table:show-details="false"/>
                <table:data-pilot-member table:name="9" table:display="true" table:show-details="false"/>
                <table:data-pilot-member table:name="10" table:display="true" table:show-details="fals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l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4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4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4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4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omai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omain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omain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  <table:data-pilot-table table:name="Tabla dinámica1" table:target-range-address="REPORT-2.A3:REPORT-2.U12" table:show-filter-button="false" table:buttons="REPORT-2.A3">
          <table:source-cell-range table:cell-range-address="Hoja1.B2:Hoja1.BN82"/>
          <table:data-pilot-field table:source-field-name="Valores" table:orientation="column" table:is-data-layout-field="true">
            <table:data-pilot-level table:show-empty="true"/>
          </table:data-pilot-field>
          <table:data-pilot-field table:source-field-name="instanc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3" table:display="true" table:show-details="false"/>
                <table:data-pilot-member table:name="4" table:display="true" table:show-details="false"/>
                <table:data-pilot-member table:name="5" table:display="true" table:show-details="false"/>
                <table:data-pilot-member table:name="6" table:display="true" table:show-details="false"/>
                <table:data-pilot-member table:name="7" table:display="true" table:show-details="false"/>
                <table:data-pilot-member table:name="8" table:display="true" table:show-details="false"/>
                <table:data-pilot-member table:name="9" table:display="true" table:show-details="false"/>
                <table:data-pilot-member table:name="10" table:display="true" table:show-details="false"/>
              </table:data-pilot-member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lt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2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5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5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5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5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3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4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solve4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odels4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timeout4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omai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omain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domain3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4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time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restarts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flicts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hoices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vars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cons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error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  <table:data-pilot-field table:source-field-name="memout5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outline-subtotals-top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dc</meta:initial-creator>
    <dc:creator>udc</dc:creator>
    <meta:creation-date>2012-09-21T10:14:18Z</meta:creation-date>
    <dc:date>2012-09-28T12:59:46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9bbb59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566.25pt" svg:width="708.75pt" chart:style-name="Crt0">
        <chart:legend chart:legend-position="end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1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1" chart:class="chart:bar" chart:attached-axis="primary-y" chart:style-name="G0S0">
            <chart:data-point chart:repeated="10"/>
          </chart:series>
          <chart:series chart:label-cell-address="local-table.$C$1" chart:values-cell-range-address="local-table.$C$2:.$C$11" chart:class="chart:bar" chart:attached-axis="primary-y" chart:style-name="G0S1">
            <chart:data-point chart:repeated="10"/>
          </chart:series>
          <chart:series chart:label-cell-address="local-table.$D$1" chart:values-cell-range-address="local-table.$D$2:.$D$11" chart:class="chart:bar" chart:attached-axis="primary-y" chart:style-name="G0S2"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/>
              <table:table-cell office:value-type="string">
                <text:p>Suma de csolve</text:p>
              </table:table-cell>
              <table:table-cell office:value-type="string">
                <text:p>Suma de csolve2</text:p>
              </table:table-cell>
              <table:table-cell office:value-type="string">
                <text:p>Suma de csolve3</text:p>
              </table:table-cell>
            </table:table-row>
          </table:table-header-rows>
          <table:table-row>
            <table:table-cell office:value-type="string">
              <text:p>9 265</text:p>
            </table:table-cell>
            <table:table-cell office:value-type="float" office:value="112.29"/>
            <table:table-cell office:value-type="float" office:value="912.65"/>
            <table:table-cell office:value-type="float" office:value="112.51"/>
          </table:table-row>
          <table:table-row>
            <table:table-cell office:value-type="string">
              <text:p>9 266</text:p>
            </table:table-cell>
            <table:table-cell office:value-type="float" office:value="110.02"/>
            <table:table-cell office:value-type="float" office:value="911.78"/>
            <table:table-cell office:value-type="float" office:value="112.7"/>
          </table:table-row>
          <table:table-row>
            <table:table-cell office:value-type="string">
              <text:p>9 267</text:p>
            </table:table-cell>
            <table:table-cell office:value-type="float" office:value="112.49"/>
            <table:table-cell office:value-type="float" office:value="911.06"/>
            <table:table-cell office:value-type="float" office:value="114.83"/>
          </table:table-row>
          <table:table-row>
            <table:table-cell office:value-type="string">
              <text:p>9 268</text:p>
            </table:table-cell>
            <table:table-cell office:value-type="float" office:value="28.5"/>
            <table:table-cell office:value-type="float" office:value="911.68"/>
            <table:table-cell office:value-type="float" office:value="97.32"/>
          </table:table-row>
          <table:table-row>
            <table:table-cell office:value-type="string">
              <text:p>9 269</text:p>
            </table:table-cell>
            <table:table-cell office:value-type="float" office:value="37.99"/>
            <table:table-cell office:value-type="float" office:value="910.65"/>
            <table:table-cell office:value-type="float" office:value="97.76"/>
          </table:table-row>
          <table:table-row>
            <table:table-cell office:value-type="string">
              <text:p>9 270</text:p>
            </table:table-cell>
            <table:table-cell office:value-type="float" office:value="4.0199999999999996"/>
            <table:table-cell office:value-type="float" office:value="911.43"/>
            <table:table-cell office:value-type="float" office:value="7.37"/>
          </table:table-row>
          <table:table-row>
            <table:table-cell office:value-type="string">
              <text:p>9 271</text:p>
            </table:table-cell>
            <table:table-cell office:value-type="float" office:value="0.13"/>
            <table:table-cell office:value-type="float" office:value="19.64"/>
            <table:table-cell office:value-type="float" office:value="0.13"/>
          </table:table-row>
          <table:table-row>
            <table:table-cell office:value-type="string">
              <text:p>9 272</text:p>
            </table:table-cell>
            <table:table-cell office:value-type="float" office:value="0.47"/>
            <table:table-cell office:value-type="float" office:value="15.64"/>
            <table:table-cell office:value-type="float" office:value="0.48"/>
          </table:table-row>
          <table:table-row>
            <table:table-cell office:value-type="string">
              <text:p>9 273</text:p>
            </table:table-cell>
            <table:table-cell office:value-type="float" office:value="0.52"/>
            <table:table-cell office:value-type="float" office:value="25.3"/>
            <table:table-cell office:value-type="float" office:value="0.53"/>
          </table:table-row>
          <table:table-row>
            <table:table-cell office:value-type="string">
              <text:p>9 274</text:p>
            </table:table-cell>
            <table:table-cell office:value-type="float" office:value="1.85"/>
            <table:table-cell office:value-type="float" office:value="12.45"/>
            <table:table-cell office:value-type="float" office:value="1.38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